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Filter1" table:style-name="ta1">
        <table:shapes>
          <draw:frame draw:z-index="0" draw:style-name="gr1" draw:text-style-name="P1" svg:width="15.999cm" svg:height="8.999cm" svg:x="6.777cm" svg:y="0.1cm">
            <draw:object draw:notify-on-update-of-ranges="tempFilter1.B1:tempFilter1.B1 tempFilter1.B2:tempFilter1.B601 tempFilter1.C1:tempFilter1.C1 tempFilter1.C2:tempFilter1.C601 tempFilter1.D1:tempFilter1.D1 tempFilter1.D2:tempFilter1.D6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heater_power</text:p>
          </table:table-cell>
          <table:table-cell office:value-type="string" calcext:value-type="string">
            <text:p>T_room</text:p>
          </table:table-cell>
          <table:table-cell office:value-type="string" calcext:value-type="string">
            <text:p>T_senso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20.001" calcext:value-type="float">
            <text:p>20.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20.004" calcext:value-type="float">
            <text:p>20.0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20.008" calcext:value-type="float">
            <text:p>20.0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20.013" calcext:value-type="float">
            <text:p>20.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 office:value-type="float" office:value="20.037" calcext:value-type="float">
            <text:p>20.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.599" calcext:value-type="float">
            <text:p>21.599</text:p>
          </table:table-cell>
          <table:table-cell office:value-type="float" office:value="20.047" calcext:value-type="float">
            <text:p>20.0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.799" calcext:value-type="float">
            <text:p>21.799</text:p>
          </table:table-cell>
          <table:table-cell office:value-type="float" office:value="20.059" calcext:value-type="float">
            <text:p>20.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.999" calcext:value-type="float">
            <text:p>21.999</text:p>
          </table:table-cell>
          <table:table-cell office:value-type="float" office:value="20.072" calcext:value-type="float">
            <text:p>20.0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2.199" calcext:value-type="float">
            <text:p>22.199</text:p>
          </table:table-cell>
          <table:table-cell office:value-type="float" office:value="20.086" calcext:value-type="float">
            <text:p>20.0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.399" calcext:value-type="float">
            <text:p>22.399</text:p>
          </table:table-cell>
          <table:table-cell office:value-type="float" office:value="20.101" calcext:value-type="float">
            <text:p>20.1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.598" calcext:value-type="float">
            <text:p>22.598</text:p>
          </table:table-cell>
          <table:table-cell office:value-type="float" office:value="20.118" calcext:value-type="float">
            <text:p>20.1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2.798" calcext:value-type="float">
            <text:p>22.798</text:p>
          </table:table-cell>
          <table:table-cell office:value-type="float" office:value="20.136" calcext:value-type="float">
            <text:p>20.1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.998" calcext:value-type="float">
            <text:p>22.998</text:p>
          </table:table-cell>
          <table:table-cell office:value-type="float" office:value="20.155" calcext:value-type="float">
            <text:p>20.1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.198" calcext:value-type="float">
            <text:p>23.198</text:p>
          </table:table-cell>
          <table:table-cell office:value-type="float" office:value="20.175" calcext:value-type="float">
            <text:p>20.1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.397" calcext:value-type="float">
            <text:p>23.397</text:p>
          </table:table-cell>
          <table:table-cell office:value-type="float" office:value="20.197" calcext:value-type="float">
            <text:p>20.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3.597" calcext:value-type="float">
            <text:p>23.597</text:p>
          </table:table-cell>
          <table:table-cell office:value-type="float" office:value="20.219" calcext:value-type="float">
            <text:p>20.2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3.797" calcext:value-type="float">
            <text:p>23.797</text:p>
          </table:table-cell>
          <table:table-cell office:value-type="float" office:value="20.243" calcext:value-type="float">
            <text:p>20.2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.996" calcext:value-type="float">
            <text:p>23.996</text:p>
          </table:table-cell>
          <table:table-cell office:value-type="float" office:value="20.268" calcext:value-type="float">
            <text:p>20.2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4.196" calcext:value-type="float">
            <text:p>24.196</text:p>
          </table:table-cell>
          <table:table-cell office:value-type="float" office:value="20.295" calcext:value-type="float">
            <text:p>20.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.395" calcext:value-type="float">
            <text:p>24.395</text:p>
          </table:table-cell>
          <table:table-cell office:value-type="float" office:value="20.322" calcext:value-type="float">
            <text:p>20.3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4.595" calcext:value-type="float">
            <text:p>24.595</text:p>
          </table:table-cell>
          <table:table-cell office:value-type="float" office:value="20.35" calcext:value-type="float">
            <text:p>20.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4.794" calcext:value-type="float">
            <text:p>24.794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4.994" calcext:value-type="float">
            <text:p>24.994</text:p>
          </table:table-cell>
          <table:table-cell office:value-type="float" office:value="20.411" calcext:value-type="float">
            <text:p>20.4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5.194" calcext:value-type="float">
            <text:p>25.194</text:p>
          </table:table-cell>
          <table:table-cell office:value-type="float" office:value="20.443" calcext:value-type="float">
            <text:p>20.4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5.393" calcext:value-type="float">
            <text:p>25.393</text:p>
          </table:table-cell>
          <table:table-cell office:value-type="float" office:value="20.476" calcext:value-type="float">
            <text:p>20.4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5.592" calcext:value-type="float">
            <text:p>25.592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.792" calcext:value-type="float">
            <text:p>25.792</text:p>
          </table:table-cell>
          <table:table-cell office:value-type="float" office:value="20.545" calcext:value-type="float">
            <text:p>20.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.991" calcext:value-type="float">
            <text:p>25.991</text:p>
          </table:table-cell>
          <table:table-cell office:value-type="float" office:value="20.581" calcext:value-type="float">
            <text:p>20.5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6.191" calcext:value-type="float">
            <text:p>26.191</text:p>
          </table:table-cell>
          <table:table-cell office:value-type="float" office:value="20.619" calcext:value-type="float">
            <text:p>20.6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26.39</text:p>
          </table:table-cell>
          <table:table-cell office:value-type="float" office:value="20.657" calcext:value-type="float">
            <text:p>20.6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6.589" calcext:value-type="float">
            <text:p>26.589</text:p>
          </table:table-cell>
          <table:table-cell office:value-type="float" office:value="20.697" calcext:value-type="float">
            <text:p>20.6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6.789" calcext:value-type="float">
            <text:p>26.789</text:p>
          </table:table-cell>
          <table:table-cell office:value-type="float" office:value="20.737" calcext:value-type="float">
            <text:p>20.7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6.988" calcext:value-type="float">
            <text:p>26.988</text:p>
          </table:table-cell>
          <table:table-cell office:value-type="float" office:value="20.779" calcext:value-type="float">
            <text:p>20.7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7.187" calcext:value-type="float">
            <text:p>27.187</text:p>
          </table:table-cell>
          <table:table-cell office:value-type="float" office:value="20.822" calcext:value-type="float">
            <text:p>20.8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.387" calcext:value-type="float">
            <text:p>27.387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7.586" calcext:value-type="float">
            <text:p>27.586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7.785" calcext:value-type="float">
            <text:p>27.785</text:p>
          </table:table-cell>
          <table:table-cell office:value-type="float" office:value="20.956" calcext:value-type="float">
            <text:p>20.9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.984" calcext:value-type="float">
            <text:p>27.984</text:p>
          </table:table-cell>
          <table:table-cell office:value-type="float" office:value="21.003" calcext:value-type="float">
            <text:p>21.0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8.184" calcext:value-type="float">
            <text:p>28.184</text:p>
          </table:table-cell>
          <table:table-cell office:value-type="float" office:value="21.051" calcext:value-type="float">
            <text:p>21.0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8.383" calcext:value-type="float">
            <text:p>28.383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8.582" calcext:value-type="float">
            <text:p>28.582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8.781" calcext:value-type="float">
            <text:p>28.781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8.98" calcext:value-type="float">
            <text:p>28.98</text:p>
          </table:table-cell>
          <table:table-cell office:value-type="float" office:value="21.252" calcext:value-type="float">
            <text:p>21.2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9.179" calcext:value-type="float">
            <text:p>29.179</text:p>
          </table:table-cell>
          <table:table-cell office:value-type="float" office:value="21.305" calcext:value-type="float">
            <text:p>21.3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9.378" calcext:value-type="float">
            <text:p>29.378</text:p>
          </table:table-cell>
          <table:table-cell office:value-type="float" office:value="21.359" calcext:value-type="float">
            <text:p>21.3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9.577" calcext:value-type="float">
            <text:p>29.577</text:p>
          </table:table-cell>
          <table:table-cell office:value-type="float" office:value="21.414" calcext:value-type="float">
            <text:p>21.4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9.777" calcext:value-type="float">
            <text:p>29.777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9.976" calcext:value-type="float">
            <text:p>29.976</text:p>
          </table:table-cell>
          <table:table-cell office:value-type="float" office:value="21.526" calcext:value-type="float">
            <text:p>21.5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0.175" calcext:value-type="float">
            <text:p>30.175</text:p>
          </table:table-cell>
          <table:table-cell office:value-type="float" office:value="21.584" calcext:value-type="float">
            <text:p>21.5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.374" calcext:value-type="float">
            <text:p>30.374</text:p>
          </table:table-cell>
          <table:table-cell office:value-type="float" office:value="21.643" calcext:value-type="float">
            <text:p>21.6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0.572" calcext:value-type="float">
            <text:p>30.572</text:p>
          </table:table-cell>
          <table:table-cell office:value-type="float" office:value="21.702" calcext:value-type="float">
            <text:p>21.7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0.771" calcext:value-type="float">
            <text:p>30.771</text:p>
          </table:table-cell>
          <table:table-cell office:value-type="float" office:value="21.762" calcext:value-type="float">
            <text:p>21.7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0.97" calcext:value-type="float">
            <text:p>30.97</text:p>
          </table:table-cell>
          <table:table-cell office:value-type="float" office:value="21.824" calcext:value-type="float">
            <text:p>21.8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1.169" calcext:value-type="float">
            <text:p>31.169</text:p>
          </table:table-cell>
          <table:table-cell office:value-type="float" office:value="21.886" calcext:value-type="float">
            <text:p>21.8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1.368" calcext:value-type="float">
            <text:p>31.368</text:p>
          </table:table-cell>
          <table:table-cell office:value-type="float" office:value="21.949" calcext:value-type="float">
            <text:p>21.9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1.567" calcext:value-type="float">
            <text:p>31.567</text:p>
          </table:table-cell>
          <table:table-cell office:value-type="float" office:value="22.014" calcext:value-type="float">
            <text:p>22.0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1.766" calcext:value-type="float">
            <text:p>31.766</text:p>
          </table:table-cell>
          <table:table-cell office:value-type="float" office:value="22.079" calcext:value-type="float">
            <text:p>22.0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1.965" calcext:value-type="float">
            <text:p>31.965</text:p>
          </table:table-cell>
          <table:table-cell office:value-type="float" office:value="22.144" calcext:value-type="float">
            <text:p>22.1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2.163" calcext:value-type="float">
            <text:p>32.163</text:p>
          </table:table-cell>
          <table:table-cell office:value-type="float" office:value="22.211" calcext:value-type="float">
            <text:p>22.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2.362" calcext:value-type="float">
            <text:p>32.362</text:p>
          </table:table-cell>
          <table:table-cell office:value-type="float" office:value="22.279" calcext:value-type="float">
            <text:p>22.2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2.561" calcext:value-type="float">
            <text:p>32.561</text:p>
          </table:table-cell>
          <table:table-cell office:value-type="float" office:value="22.347" calcext:value-type="float">
            <text:p>22.3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2.76" calcext:value-type="float">
            <text:p>32.76</text:p>
          </table:table-cell>
          <table:table-cell office:value-type="float" office:value="22.417" calcext:value-type="float">
            <text:p>22.4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2.958" calcext:value-type="float">
            <text:p>32.958</text:p>
          </table:table-cell>
          <table:table-cell office:value-type="float" office:value="22.487" calcext:value-type="float">
            <text:p>22.4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3.157" calcext:value-type="float">
            <text:p>33.157</text:p>
          </table:table-cell>
          <table:table-cell office:value-type="float" office:value="22.558" calcext:value-type="float">
            <text:p>22.5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3.356" calcext:value-type="float">
            <text:p>33.356</text:p>
          </table:table-cell>
          <table:table-cell office:value-type="float" office:value="22.63" calcext:value-type="float">
            <text:p>22.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3.555" calcext:value-type="float">
            <text:p>33.555</text:p>
          </table:table-cell>
          <table:table-cell office:value-type="float" office:value="22.703" calcext:value-type="float">
            <text:p>22.7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3.753" calcext:value-type="float">
            <text:p>33.753</text:p>
          </table:table-cell>
          <table:table-cell office:value-type="float" office:value="22.777" calcext:value-type="float">
            <text:p>22.7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3.952" calcext:value-type="float">
            <text:p>33.952</text:p>
          </table:table-cell>
          <table:table-cell office:value-type="float" office:value="22.851" calcext:value-type="float">
            <text:p>22.8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4.15" calcext:value-type="float">
            <text:p>34.15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4.349" calcext:value-type="float">
            <text:p>34.349</text:p>
          </table:table-cell>
          <table:table-cell office:value-type="float" office:value="23.003" calcext:value-type="float">
            <text:p>23.0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4.548" calcext:value-type="float">
            <text:p>34.548</text:p>
          </table:table-cell>
          <table:table-cell office:value-type="float" office:value="23.08" calcext:value-type="float">
            <text:p>23.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4.746" calcext:value-type="float">
            <text:p>34.746</text:p>
          </table:table-cell>
          <table:table-cell office:value-type="float" office:value="23.157" calcext:value-type="float">
            <text:p>23.1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4.945" calcext:value-type="float">
            <text:p>34.945</text:p>
          </table:table-cell>
          <table:table-cell office:value-type="float" office:value="23.236" calcext:value-type="float">
            <text:p>23.2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5.143" calcext:value-type="float">
            <text:p>35.143</text:p>
          </table:table-cell>
          <table:table-cell office:value-type="float" office:value="23.315" calcext:value-type="float">
            <text:p>23.3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5.342" calcext:value-type="float">
            <text:p>35.342</text:p>
          </table:table-cell>
          <table:table-cell office:value-type="float" office:value="23.396" calcext:value-type="float">
            <text:p>23.3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.54" calcext:value-type="float">
            <text:p>35.54</text:p>
          </table:table-cell>
          <table:table-cell office:value-type="float" office:value="23.477" calcext:value-type="float">
            <text:p>23.4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5.739" calcext:value-type="float">
            <text:p>35.739</text:p>
          </table:table-cell>
          <table:table-cell office:value-type="float" office:value="23.558" calcext:value-type="float">
            <text:p>23.5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5.937" calcext:value-type="float">
            <text:p>35.937</text:p>
          </table:table-cell>
          <table:table-cell office:value-type="float" office:value="23.641" calcext:value-type="float">
            <text:p>23.6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6.135" calcext:value-type="float">
            <text:p>36.135</text:p>
          </table:table-cell>
          <table:table-cell office:value-type="float" office:value="23.724" calcext:value-type="float">
            <text:p>23.7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6.334" calcext:value-type="float">
            <text:p>36.334</text:p>
          </table:table-cell>
          <table:table-cell office:value-type="float" office:value="23.808" calcext:value-type="float">
            <text:p>23.8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6.532" calcext:value-type="float">
            <text:p>36.532</text:p>
          </table:table-cell>
          <table:table-cell office:value-type="float" office:value="23.893" calcext:value-type="float">
            <text:p>23.8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6.73" calcext:value-type="float">
            <text:p>36.73</text:p>
          </table:table-cell>
          <table:table-cell office:value-type="float" office:value="23.979" calcext:value-type="float">
            <text:p>23.9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6.929" calcext:value-type="float">
            <text:p>36.929</text:p>
          </table:table-cell>
          <table:table-cell office:value-type="float" office:value="24.065" calcext:value-type="float">
            <text:p>24.0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7.127" calcext:value-type="float">
            <text:p>37.127</text:p>
          </table:table-cell>
          <table:table-cell office:value-type="float" office:value="24.152" calcext:value-type="float">
            <text:p>24.1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.325" calcext:value-type="float">
            <text:p>37.325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7.524" calcext:value-type="float">
            <text:p>37.524</text:p>
          </table:table-cell>
          <table:table-cell office:value-type="float" office:value="24.328" calcext:value-type="float">
            <text:p>24.3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7.722" calcext:value-type="float">
            <text:p>37.722</text:p>
          </table:table-cell>
          <table:table-cell office:value-type="float" office:value="24.418" calcext:value-type="float">
            <text:p>24.4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.92" calcext:value-type="float">
            <text:p>37.92</text:p>
          </table:table-cell>
          <table:table-cell office:value-type="float" office:value="24.508" calcext:value-type="float">
            <text:p>24.5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8.118" calcext:value-type="float">
            <text:p>38.118</text:p>
          </table:table-cell>
          <table:table-cell office:value-type="float" office:value="24.598" calcext:value-type="float">
            <text:p>24.5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8.317" calcext:value-type="float">
            <text:p>38.317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8.515" calcext:value-type="float">
            <text:p>38.515</text:p>
          </table:table-cell>
          <table:table-cell office:value-type="float" office:value="24.782" calcext:value-type="float">
            <text:p>24.7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8.713" calcext:value-type="float">
            <text:p>38.713</text:p>
          </table:table-cell>
          <table:table-cell office:value-type="float" office:value="24.875" calcext:value-type="float">
            <text:p>24.8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8.911" calcext:value-type="float">
            <text:p>38.911</text:p>
          </table:table-cell>
          <table:table-cell office:value-type="float" office:value="24.969" calcext:value-type="float">
            <text:p>24.9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9.109" calcext:value-type="float">
            <text:p>39.109</text:p>
          </table:table-cell>
          <table:table-cell office:value-type="float" office:value="25.063" calcext:value-type="float">
            <text:p>25.0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9.307" calcext:value-type="float">
            <text:p>39.307</text:p>
          </table:table-cell>
          <table:table-cell office:value-type="float" office:value="25.158" calcext:value-type="float">
            <text:p>25.1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9.505" calcext:value-type="float">
            <text:p>39.505</text:p>
          </table:table-cell>
          <table:table-cell office:value-type="float" office:value="25.253" calcext:value-type="float">
            <text:p>25.2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9.703" calcext:value-type="float">
            <text:p>39.703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9.901" calcext:value-type="float">
            <text:p>39.901</text:p>
          </table:table-cell>
          <table:table-cell office:value-type="float" office:value="25.447" calcext:value-type="float">
            <text:p>25.4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40.099" calcext:value-type="float">
            <text:p>40.099</text:p>
          </table:table-cell>
          <table:table-cell office:value-type="float" office:value="25.544" calcext:value-type="float">
            <text:p>25.5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40.297" calcext:value-type="float">
            <text:p>40.297</text:p>
          </table:table-cell>
          <table:table-cell office:value-type="float" office:value="25.643" calcext:value-type="float">
            <text:p>25.6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40.495" calcext:value-type="float">
            <text:p>40.495</text:p>
          </table:table-cell>
          <table:table-cell office:value-type="float" office:value="25.742" calcext:value-type="float">
            <text:p>25.7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0.693" calcext:value-type="float">
            <text:p>40.693</text:p>
          </table:table-cell>
          <table:table-cell office:value-type="float" office:value="25.841" calcext:value-type="float">
            <text:p>25.8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40.891" calcext:value-type="float">
            <text:p>40.891</text:p>
          </table:table-cell>
          <table:table-cell office:value-type="float" office:value="25.942" calcext:value-type="float">
            <text:p>25.9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41.089" calcext:value-type="float">
            <text:p>41.089</text:p>
          </table:table-cell>
          <table:table-cell office:value-type="float" office:value="26.043" calcext:value-type="float">
            <text:p>26.0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41.287" calcext:value-type="float">
            <text:p>41.287</text:p>
          </table:table-cell>
          <table:table-cell office:value-type="float" office:value="26.144" calcext:value-type="float">
            <text:p>26.1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41.485" calcext:value-type="float">
            <text:p>41.485</text:p>
          </table:table-cell>
          <table:table-cell office:value-type="float" office:value="26.247" calcext:value-type="float">
            <text:p>26.2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41.683" calcext:value-type="float">
            <text:p>41.683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1.881" calcext:value-type="float">
            <text:p>41.881</text:p>
          </table:table-cell>
          <table:table-cell office:value-type="float" office:value="26.453" calcext:value-type="float">
            <text:p>26.4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42.078" calcext:value-type="float">
            <text:p>42.078</text:p>
          </table:table-cell>
          <table:table-cell office:value-type="float" office:value="26.557" calcext:value-type="float">
            <text:p>26.5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2.276" calcext:value-type="float">
            <text:p>42.276</text:p>
          </table:table-cell>
          <table:table-cell office:value-type="float" office:value="26.662" calcext:value-type="float">
            <text:p>26.6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42.474" calcext:value-type="float">
            <text:p>42.474</text:p>
          </table:table-cell>
          <table:table-cell office:value-type="float" office:value="26.768" calcext:value-type="float">
            <text:p>26.7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42.672" calcext:value-type="float">
            <text:p>42.672</text:p>
          </table:table-cell>
          <table:table-cell office:value-type="float" office:value="26.874" calcext:value-type="float">
            <text:p>26.8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2.869" calcext:value-type="float">
            <text:p>42.869</text:p>
          </table:table-cell>
          <table:table-cell office:value-type="float" office:value="26.98" calcext:value-type="float">
            <text:p>26.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3.067" calcext:value-type="float">
            <text:p>43.067</text:p>
          </table:table-cell>
          <table:table-cell office:value-type="float" office:value="27.087" calcext:value-type="float">
            <text:p>27.0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43.265" calcext:value-type="float">
            <text:p>43.265</text:p>
          </table:table-cell>
          <table:table-cell office:value-type="float" office:value="27.195" calcext:value-type="float">
            <text:p>27.1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.462" calcext:value-type="float">
            <text:p>43.462</text:p>
          </table:table-cell>
          <table:table-cell office:value-type="float" office:value="27.304" calcext:value-type="float">
            <text:p>27.3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43.66" calcext:value-type="float">
            <text:p>43.66</text:p>
          </table:table-cell>
          <table:table-cell office:value-type="float" office:value="27.413" calcext:value-type="float">
            <text:p>27.4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43.858" calcext:value-type="float">
            <text:p>43.858</text:p>
          </table:table-cell>
          <table:table-cell office:value-type="float" office:value="27.522" calcext:value-type="float">
            <text:p>27.5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44.055" calcext:value-type="float">
            <text:p>44.055</text:p>
          </table:table-cell>
          <table:table-cell office:value-type="float" office:value="27.633" calcext:value-type="float">
            <text:p>27.6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4.253" calcext:value-type="float">
            <text:p>44.253</text:p>
          </table:table-cell>
          <table:table-cell office:value-type="float" office:value="27.743" calcext:value-type="float">
            <text:p>27.7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44.451" calcext:value-type="float">
            <text:p>44.451</text:p>
          </table:table-cell>
          <table:table-cell office:value-type="float" office:value="27.855" calcext:value-type="float">
            <text:p>27.8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44.648" calcext:value-type="float">
            <text:p>44.648</text:p>
          </table:table-cell>
          <table:table-cell office:value-type="float" office:value="27.967" calcext:value-type="float">
            <text:p>27.9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44.846" calcext:value-type="float">
            <text:p>44.846</text:p>
          </table:table-cell>
          <table:table-cell office:value-type="float" office:value="28.079" calcext:value-type="float">
            <text:p>28.0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45.043" calcext:value-type="float">
            <text:p>45.043</text:p>
          </table:table-cell>
          <table:table-cell office:value-type="float" office:value="28.192" calcext:value-type="float">
            <text:p>28.1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45.241" calcext:value-type="float">
            <text:p>45.241</text:p>
          </table:table-cell>
          <table:table-cell office:value-type="float" office:value="28.306" calcext:value-type="float">
            <text:p>28.3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45.438" calcext:value-type="float">
            <text:p>45.438</text:p>
          </table:table-cell>
          <table:table-cell office:value-type="float" office:value="28.42" calcext:value-type="float">
            <text:p>28.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5.636" calcext:value-type="float">
            <text:p>45.636</text:p>
          </table:table-cell>
          <table:table-cell office:value-type="float" office:value="28.535" calcext:value-type="float">
            <text:p>28.5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.833" calcext:value-type="float">
            <text:p>45.833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46.03" calcext:value-type="float">
            <text:p>46.03</text:p>
          </table:table-cell>
          <table:table-cell office:value-type="float" office:value="28.766" calcext:value-type="float">
            <text:p>28.7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46.228" calcext:value-type="float">
            <text:p>46.228</text:p>
          </table:table-cell>
          <table:table-cell office:value-type="float" office:value="28.883" calcext:value-type="float">
            <text:p>28.8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46.425" calcext:value-type="float">
            <text:p>46.4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46.623" calcext:value-type="float">
            <text:p>46.623</text:p>
          </table:table-cell>
          <table:table-cell office:value-type="float" office:value="29.117" calcext:value-type="float">
            <text:p>29.1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46.82" calcext:value-type="float">
            <text:p>46.82</text:p>
          </table:table-cell>
          <table:table-cell office:value-type="float" office:value="29.235" calcext:value-type="float">
            <text:p>29.2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47.017" calcext:value-type="float">
            <text:p>47.017</text:p>
          </table:table-cell>
          <table:table-cell office:value-type="float" office:value="29.354" calcext:value-type="float">
            <text:p>29.3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47.215" calcext:value-type="float">
            <text:p>47.215</text:p>
          </table:table-cell>
          <table:table-cell office:value-type="float" office:value="29.473" calcext:value-type="float">
            <text:p>29.47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47.412" calcext:value-type="float">
            <text:p>47.412</text:p>
          </table:table-cell>
          <table:table-cell office:value-type="float" office:value="29.592" calcext:value-type="float">
            <text:p>29.5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47.609" calcext:value-type="float">
            <text:p>47.609</text:p>
          </table:table-cell>
          <table:table-cell office:value-type="float" office:value="29.712" calcext:value-type="float">
            <text:p>29.7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7.806" calcext:value-type="float">
            <text:p>47.806</text:p>
          </table:table-cell>
          <table:table-cell office:value-type="float" office:value="29.833" calcext:value-type="float">
            <text:p>29.8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8.004" calcext:value-type="float">
            <text:p>48.004</text:p>
          </table:table-cell>
          <table:table-cell office:value-type="float" office:value="29.954" calcext:value-type="float">
            <text:p>29.9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48.201" calcext:value-type="float">
            <text:p>48.201</text:p>
          </table:table-cell>
          <table:table-cell office:value-type="float" office:value="30.076" calcext:value-type="float">
            <text:p>30.0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48.398" calcext:value-type="float">
            <text:p>48.398</text:p>
          </table:table-cell>
          <table:table-cell office:value-type="float" office:value="30.198" calcext:value-type="float">
            <text:p>30.1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48.595" calcext:value-type="float">
            <text:p>48.595</text:p>
          </table:table-cell>
          <table:table-cell office:value-type="float" office:value="30.321" calcext:value-type="float">
            <text:p>30.32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48.792" calcext:value-type="float">
            <text:p>48.792</text:p>
          </table:table-cell>
          <table:table-cell office:value-type="float" office:value="30.444" calcext:value-type="float">
            <text:p>30.4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8.989" calcext:value-type="float">
            <text:p>48.989</text:p>
          </table:table-cell>
          <table:table-cell office:value-type="float" office:value="30.567" calcext:value-type="float">
            <text:p>30.5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49.186" calcext:value-type="float">
            <text:p>49.186</text:p>
          </table:table-cell>
          <table:table-cell office:value-type="float" office:value="30.691" calcext:value-type="float">
            <text:p>30.6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49.383" calcext:value-type="float">
            <text:p>49.383</text:p>
          </table:table-cell>
          <table:table-cell office:value-type="float" office:value="30.816" calcext:value-type="float">
            <text:p>30.8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49.581" calcext:value-type="float">
            <text:p>49.581</text:p>
          </table:table-cell>
          <table:table-cell office:value-type="float" office:value="30.941" calcext:value-type="float">
            <text:p>30.9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49.778" calcext:value-type="float">
            <text:p>49.778</text:p>
          </table:table-cell>
          <table:table-cell office:value-type="float" office:value="31.067" calcext:value-type="float">
            <text:p>31.0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49.975" calcext:value-type="float">
            <text:p>49.975</text:p>
          </table:table-cell>
          <table:table-cell office:value-type="float" office:value="31.193" calcext:value-type="float">
            <text:p>31.1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50.172" calcext:value-type="float">
            <text:p>50.172</text:p>
          </table:table-cell>
          <table:table-cell office:value-type="float" office:value="31.319" calcext:value-type="float">
            <text:p>31.3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50.369" calcext:value-type="float">
            <text:p>50.369</text:p>
          </table:table-cell>
          <table:table-cell office:value-type="float" office:value="31.446" calcext:value-type="float">
            <text:p>31.4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50.566" calcext:value-type="float">
            <text:p>50.566</text:p>
          </table:table-cell>
          <table:table-cell office:value-type="float" office:value="31.574" calcext:value-type="float">
            <text:p>31.5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50.763" calcext:value-type="float">
            <text:p>50.763</text:p>
          </table:table-cell>
          <table:table-cell office:value-type="float" office:value="31.702" calcext:value-type="float">
            <text:p>31.7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50.959" calcext:value-type="float">
            <text:p>50.959</text:p>
          </table:table-cell>
          <table:table-cell office:value-type="float" office:value="31.83" calcext:value-type="float">
            <text:p>31.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51.156" calcext:value-type="float">
            <text:p>51.156</text:p>
          </table:table-cell>
          <table:table-cell office:value-type="float" office:value="31.959" calcext:value-type="float">
            <text:p>31.9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51.353" calcext:value-type="float">
            <text:p>51.353</text:p>
          </table:table-cell>
          <table:table-cell office:value-type="float" office:value="32.088" calcext:value-type="float">
            <text:p>32.0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51.55" calcext:value-type="float">
            <text:p>51.55</text:p>
          </table:table-cell>
          <table:table-cell office:value-type="float" office:value="32.218" calcext:value-type="float">
            <text:p>32.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51.747" calcext:value-type="float">
            <text:p>51.747</text:p>
          </table:table-cell>
          <table:table-cell office:value-type="float" office:value="32.348" calcext:value-type="float">
            <text:p>32.3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51.944" calcext:value-type="float">
            <text:p>51.944</text:p>
          </table:table-cell>
          <table:table-cell office:value-type="float" office:value="32.479" calcext:value-type="float">
            <text:p>32.47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52.141" calcext:value-type="float">
            <text:p>52.141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52.337" calcext:value-type="float">
            <text:p>52.337</text:p>
          </table:table-cell>
          <table:table-cell office:value-type="float" office:value="32.741" calcext:value-type="float">
            <text:p>32.7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52.534" calcext:value-type="float">
            <text:p>52.534</text:p>
          </table:table-cell>
          <table:table-cell office:value-type="float" office:value="32.873" calcext:value-type="float">
            <text:p>32.8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52.731" calcext:value-type="float">
            <text:p>52.731</text:p>
          </table:table-cell>
          <table:table-cell office:value-type="float" office:value="33.006" calcext:value-type="float">
            <text:p>33.0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52.928" calcext:value-type="float">
            <text:p>52.928</text:p>
          </table:table-cell>
          <table:table-cell office:value-type="float" office:value="33.139" calcext:value-type="float">
            <text:p>33.1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53.124" calcext:value-type="float">
            <text:p>53.124</text:p>
          </table:table-cell>
          <table:table-cell office:value-type="float" office:value="33.272" calcext:value-type="float">
            <text:p>33.2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53.321" calcext:value-type="float">
            <text:p>53.321</text:p>
          </table:table-cell>
          <table:table-cell office:value-type="float" office:value="33.405" calcext:value-type="float">
            <text:p>33.4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53.518" calcext:value-type="float">
            <text:p>53.518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3.714" calcext:value-type="float">
            <text:p>53.714</text:p>
          </table:table-cell>
          <table:table-cell office:value-type="float" office:value="33.674" calcext:value-type="float">
            <text:p>33.6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3.911" calcext:value-type="float">
            <text:p>53.911</text:p>
          </table:table-cell>
          <table:table-cell office:value-type="float" office:value="33.809" calcext:value-type="float">
            <text:p>33.8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54.108" calcext:value-type="float">
            <text:p>54.108</text:p>
          </table:table-cell>
          <table:table-cell office:value-type="float" office:value="33.944" calcext:value-type="float">
            <text:p>33.9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54.304" calcext:value-type="float">
            <text:p>54.304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54.501" calcext:value-type="float">
            <text:p>54.501</text:p>
          </table:table-cell>
          <table:table-cell office:value-type="float" office:value="34.216" calcext:value-type="float">
            <text:p>34.2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54.697" calcext:value-type="float">
            <text:p>54.697</text:p>
          </table:table-cell>
          <table:table-cell office:value-type="float" office:value="34.353" calcext:value-type="float">
            <text:p>34.3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54.894" calcext:value-type="float">
            <text:p>54.894</text:p>
          </table:table-cell>
          <table:table-cell office:value-type="float" office:value="34.49" calcext:value-type="float">
            <text:p>34.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55.09" calcext:value-type="float">
            <text:p>55.09</text:p>
          </table:table-cell>
          <table:table-cell office:value-type="float" office:value="34.627" calcext:value-type="float">
            <text:p>34.6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55.287" calcext:value-type="float">
            <text:p>55.287</text:p>
          </table:table-cell>
          <table:table-cell office:value-type="float" office:value="34.765" calcext:value-type="float">
            <text:p>34.7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55.483" calcext:value-type="float">
            <text:p>55.483</text:p>
          </table:table-cell>
          <table:table-cell office:value-type="float" office:value="34.903" calcext:value-type="float">
            <text:p>34.9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55.68" calcext:value-type="float">
            <text:p>55.68</text:p>
          </table:table-cell>
          <table:table-cell office:value-type="float" office:value="35.041" calcext:value-type="float">
            <text:p>35.0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55.876" calcext:value-type="float">
            <text:p>55.876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56.073" calcext:value-type="float">
            <text:p>56.073</text:p>
          </table:table-cell>
          <table:table-cell office:value-type="float" office:value="35.32" calcext:value-type="float">
            <text:p>35.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56.269" calcext:value-type="float">
            <text:p>56.269</text:p>
          </table:table-cell>
          <table:table-cell office:value-type="float" office:value="35.459" calcext:value-type="float">
            <text:p>35.4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56.465" calcext:value-type="float">
            <text:p>56.465</text:p>
          </table:table-cell>
          <table:table-cell office:value-type="float" office:value="35.599" calcext:value-type="float">
            <text:p>35.5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56.662" calcext:value-type="float">
            <text:p>56.662</text:p>
          </table:table-cell>
          <table:table-cell office:value-type="float" office:value="35.74" calcext:value-type="float">
            <text:p>35.7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56.858" calcext:value-type="float">
            <text:p>56.858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57.054" calcext:value-type="float">
            <text:p>57.054</text:p>
          </table:table-cell>
          <table:table-cell office:value-type="float" office:value="36.022" calcext:value-type="float">
            <text:p>36.0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57.251" calcext:value-type="float">
            <text:p>57.251</text:p>
          </table:table-cell>
          <table:table-cell office:value-type="float" office:value="36.163" calcext:value-type="float">
            <text:p>36.1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57.447" calcext:value-type="float">
            <text:p>57.447</text:p>
          </table:table-cell>
          <table:table-cell office:value-type="float" office:value="36.305" calcext:value-type="float">
            <text:p>36.3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7.643" calcext:value-type="float">
            <text:p>57.643</text:p>
          </table:table-cell>
          <table:table-cell office:value-type="float" office:value="36.447" calcext:value-type="float">
            <text:p>36.4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57.839" calcext:value-type="float">
            <text:p>57.839</text:p>
          </table:table-cell>
          <table:table-cell office:value-type="float" office:value="36.59" calcext:value-type="float">
            <text:p>36.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58.036" calcext:value-type="float">
            <text:p>58.036</text:p>
          </table:table-cell>
          <table:table-cell office:value-type="float" office:value="36.733" calcext:value-type="float">
            <text:p>36.7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58.232" calcext:value-type="float">
            <text:p>58.232</text:p>
          </table:table-cell>
          <table:table-cell office:value-type="float" office:value="36.876" calcext:value-type="float">
            <text:p>36.8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58.428" calcext:value-type="float">
            <text:p>58.428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58.624" calcext:value-type="float">
            <text:p>58.624</text:p>
          </table:table-cell>
          <table:table-cell office:value-type="float" office:value="37.164" calcext:value-type="float">
            <text:p>37.1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58.82" calcext:value-type="float">
            <text:p>58.82</text:p>
          </table:table-cell>
          <table:table-cell office:value-type="float" office:value="37.308" calcext:value-type="float">
            <text:p>37.3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59.016" calcext:value-type="float">
            <text:p>59.016</text:p>
          </table:table-cell>
          <table:table-cell office:value-type="float" office:value="37.453" calcext:value-type="float">
            <text:p>37.45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59.212" calcext:value-type="float">
            <text:p>59.212</text:p>
          </table:table-cell>
          <table:table-cell office:value-type="float" office:value="37.598" calcext:value-type="float">
            <text:p>37.5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59.409" calcext:value-type="float">
            <text:p>59.409</text:p>
          </table:table-cell>
          <table:table-cell office:value-type="float" office:value="37.743" calcext:value-type="float">
            <text:p>37.74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59.605" calcext:value-type="float">
            <text:p>59.605</text:p>
          </table:table-cell>
          <table:table-cell office:value-type="float" office:value="37.889" calcext:value-type="float">
            <text:p>37.8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59.801" calcext:value-type="float">
            <text:p>59.801</text:p>
          </table:table-cell>
          <table:table-cell office:value-type="float" office:value="38.035" calcext:value-type="float">
            <text:p>38.0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59.997" calcext:value-type="float">
            <text:p>59.997</text:p>
          </table:table-cell>
          <table:table-cell office:value-type="float" office:value="38.182" calcext:value-type="float">
            <text:p>38.18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60.193" calcext:value-type="float">
            <text:p>60.193</text:p>
          </table:table-cell>
          <table:table-cell office:value-type="float" office:value="38.328" calcext:value-type="float">
            <text:p>38.3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60.389" calcext:value-type="float">
            <text:p>60.389</text:p>
          </table:table-cell>
          <table:table-cell office:value-type="float" office:value="38.475" calcext:value-type="float">
            <text:p>38.4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60.585" calcext:value-type="float">
            <text:p>60.585</text:p>
          </table:table-cell>
          <table:table-cell office:value-type="float" office:value="38.623" calcext:value-type="float">
            <text:p>38.6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60.781" calcext:value-type="float">
            <text:p>60.781</text:p>
          </table:table-cell>
          <table:table-cell office:value-type="float" office:value="38.771" calcext:value-type="float">
            <text:p>38.7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60.976" calcext:value-type="float">
            <text:p>60.976</text:p>
          </table:table-cell>
          <table:table-cell office:value-type="float" office:value="38.919" calcext:value-type="float">
            <text:p>38.9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61.172" calcext:value-type="float">
            <text:p>61.172</text:p>
          </table:table-cell>
          <table:table-cell office:value-type="float" office:value="39.067" calcext:value-type="float">
            <text:p>39.0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61.368" calcext:value-type="float">
            <text:p>61.368</text:p>
          </table:table-cell>
          <table:table-cell office:value-type="float" office:value="39.216" calcext:value-type="float">
            <text:p>39.2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61.564" calcext:value-type="float">
            <text:p>61.564</text:p>
          </table:table-cell>
          <table:table-cell office:value-type="float" office:value="39.365" calcext:value-type="float">
            <text:p>39.3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61.76" calcext:value-type="float">
            <text:p>61.76</text:p>
          </table:table-cell>
          <table:table-cell office:value-type="float" office:value="39.514" calcext:value-type="float">
            <text:p>39.5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61.956" calcext:value-type="float">
            <text:p>61.956</text:p>
          </table:table-cell>
          <table:table-cell office:value-type="float" office:value="39.664" calcext:value-type="float">
            <text:p>39.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62.152" calcext:value-type="float">
            <text:p>62.152</text:p>
          </table:table-cell>
          <table:table-cell office:value-type="float" office:value="39.813" calcext:value-type="float">
            <text:p>39.8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62.347" calcext:value-type="float">
            <text:p>62.347</text:p>
          </table:table-cell>
          <table:table-cell office:value-type="float" office:value="39.964" calcext:value-type="float">
            <text:p>39.9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62.543" calcext:value-type="float">
            <text:p>62.543</text:p>
          </table:table-cell>
          <table:table-cell office:value-type="float" office:value="40.114" calcext:value-type="float">
            <text:p>40.1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62.739" calcext:value-type="float">
            <text:p>62.739</text:p>
          </table:table-cell>
          <table:table-cell office:value-type="float" office:value="40.265" calcext:value-type="float">
            <text:p>40.26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62.935" calcext:value-type="float">
            <text:p>62.935</text:p>
          </table:table-cell>
          <table:table-cell office:value-type="float" office:value="40.416" calcext:value-type="float">
            <text:p>40.4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3.13" calcext:value-type="float">
            <text:p>63.13</text:p>
          </table:table-cell>
          <table:table-cell office:value-type="float" office:value="40.568" calcext:value-type="float">
            <text:p>40.5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63.326" calcext:value-type="float">
            <text:p>63.326</text:p>
          </table:table-cell>
          <table:table-cell office:value-type="float" office:value="40.719" calcext:value-type="float">
            <text:p>40.7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63.522" calcext:value-type="float">
            <text:p>63.522</text:p>
          </table:table-cell>
          <table:table-cell office:value-type="float" office:value="40.871" calcext:value-type="float">
            <text:p>40.8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63.717" calcext:value-type="float">
            <text:p>63.717</text:p>
          </table:table-cell>
          <table:table-cell office:value-type="float" office:value="41.024" calcext:value-type="float">
            <text:p>41.0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63.913" calcext:value-type="float">
            <text:p>63.913</text:p>
          </table:table-cell>
          <table:table-cell office:value-type="float" office:value="41.176" calcext:value-type="float">
            <text:p>41.1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64.109" calcext:value-type="float">
            <text:p>64.109</text:p>
          </table:table-cell>
          <table:table-cell office:value-type="float" office:value="41.329" calcext:value-type="float">
            <text:p>41.3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64.304" calcext:value-type="float">
            <text:p>64.304</text:p>
          </table:table-cell>
          <table:table-cell office:value-type="float" office:value="41.482" calcext:value-type="float">
            <text:p>41.48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64.5" calcext:value-type="float">
            <text:p>64.5</text:p>
          </table:table-cell>
          <table:table-cell office:value-type="float" office:value="41.636" calcext:value-type="float">
            <text:p>41.6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64.695" calcext:value-type="float">
            <text:p>64.695</text:p>
          </table:table-cell>
          <table:table-cell office:value-type="float" office:value="41.789" calcext:value-type="float">
            <text:p>41.78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64.891" calcext:value-type="float">
            <text:p>64.891</text:p>
          </table:table-cell>
          <table:table-cell office:value-type="float" office:value="41.944" calcext:value-type="float">
            <text:p>41.9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65.086" calcext:value-type="float">
            <text:p>65.086</text:p>
          </table:table-cell>
          <table:table-cell office:value-type="float" office:value="42.098" calcext:value-type="float">
            <text:p>42.0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65.282" calcext:value-type="float">
            <text:p>65.282</text:p>
          </table:table-cell>
          <table:table-cell office:value-type="float" office:value="42.252" calcext:value-type="float">
            <text:p>42.2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65.477" calcext:value-type="float">
            <text:p>65.477</text:p>
          </table:table-cell>
          <table:table-cell office:value-type="float" office:value="42.407" calcext:value-type="float">
            <text:p>42.4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65.673" calcext:value-type="float">
            <text:p>65.673</text:p>
          </table:table-cell>
          <table:table-cell office:value-type="float" office:value="42.562" calcext:value-type="float">
            <text:p>42.56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65.868" calcext:value-type="float">
            <text:p>65.868</text:p>
          </table:table-cell>
          <table:table-cell office:value-type="float" office:value="42.718" calcext:value-type="float">
            <text:p>42.7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66.064" calcext:value-type="float">
            <text:p>66.064</text:p>
          </table:table-cell>
          <table:table-cell office:value-type="float" office:value="42.873" calcext:value-type="float">
            <text:p>42.87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66.259" calcext:value-type="float">
            <text:p>66.259</text:p>
          </table:table-cell>
          <table:table-cell office:value-type="float" office:value="43.029" calcext:value-type="float">
            <text:p>43.0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66.454" calcext:value-type="float">
            <text:p>66.454</text:p>
          </table:table-cell>
          <table:table-cell office:value-type="float" office:value="43.185" calcext:value-type="float">
            <text:p>43.18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66.65" calcext:value-type="float">
            <text:p>66.65</text:p>
          </table:table-cell>
          <table:table-cell office:value-type="float" office:value="43.342" calcext:value-type="float">
            <text:p>43.34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66.845" calcext:value-type="float">
            <text:p>66.845</text:p>
          </table:table-cell>
          <table:table-cell office:value-type="float" office:value="43.498" calcext:value-type="float">
            <text:p>43.4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67.04" calcext:value-type="float">
            <text:p>67.04</text:p>
          </table:table-cell>
          <table:table-cell office:value-type="float" office:value="43.655" calcext:value-type="float">
            <text:p>43.6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67.236" calcext:value-type="float">
            <text:p>67.236</text:p>
          </table:table-cell>
          <table:table-cell office:value-type="float" office:value="43.813" calcext:value-type="float">
            <text:p>43.8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67.431" calcext:value-type="float">
            <text:p>67.431</text:p>
          </table:table-cell>
          <table:table-cell office:value-type="float" office:value="43.97" calcext:value-type="float">
            <text:p>43.9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67.626" calcext:value-type="float">
            <text:p>67.626</text:p>
          </table:table-cell>
          <table:table-cell office:value-type="float" office:value="44.128" calcext:value-type="float">
            <text:p>44.1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67.821" calcext:value-type="float">
            <text:p>67.821</text:p>
          </table:table-cell>
          <table:table-cell office:value-type="float" office:value="44.286" calcext:value-type="float">
            <text:p>44.28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68.017" calcext:value-type="float">
            <text:p>68.017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68.212" calcext:value-type="float">
            <text:p>68.212</text:p>
          </table:table-cell>
          <table:table-cell office:value-type="float" office:value="44.602" calcext:value-type="float">
            <text:p>44.6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68.407" calcext:value-type="float">
            <text:p>68.407</text:p>
          </table:table-cell>
          <table:table-cell office:value-type="float" office:value="44.761" calcext:value-type="float">
            <text:p>44.7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68.602" calcext:value-type="float">
            <text:p>68.602</text:p>
          </table:table-cell>
          <table:table-cell office:value-type="float" office:value="44.92" calcext:value-type="float">
            <text:p>44.9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68.797" calcext:value-type="float">
            <text:p>68.797</text:p>
          </table:table-cell>
          <table:table-cell office:value-type="float" office:value="45.079" calcext:value-type="float">
            <text:p>45.07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68.992" calcext:value-type="float">
            <text:p>68.992</text:p>
          </table:table-cell>
          <table:table-cell office:value-type="float" office:value="45.239" calcext:value-type="float">
            <text:p>45.23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69.188" calcext:value-type="float">
            <text:p>69.188</text:p>
          </table:table-cell>
          <table:table-cell office:value-type="float" office:value="45.398" calcext:value-type="float">
            <text:p>45.3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69.383" calcext:value-type="float">
            <text:p>69.383</text:p>
          </table:table-cell>
          <table:table-cell office:value-type="float" office:value="45.558" calcext:value-type="float">
            <text:p>45.55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69.578" calcext:value-type="float">
            <text:p>69.578</text:p>
          </table:table-cell>
          <table:table-cell office:value-type="float" office:value="45.718" calcext:value-type="float">
            <text:p>45.7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69.773" calcext:value-type="float">
            <text:p>69.773</text:p>
          </table:table-cell>
          <table:table-cell office:value-type="float" office:value="45.879" calcext:value-type="float">
            <text:p>45.87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69.968" calcext:value-type="float">
            <text:p>69.968</text:p>
          </table:table-cell>
          <table:table-cell office:value-type="float" office:value="46.039" calcext:value-type="float">
            <text:p>46.0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70.163" calcext:value-type="float">
            <text:p>70.163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70.358" calcext:value-type="float">
            <text:p>70.358</text:p>
          </table:table-cell>
          <table:table-cell office:value-type="float" office:value="46.361" calcext:value-type="float">
            <text:p>46.3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70.553" calcext:value-type="float">
            <text:p>70.553</text:p>
          </table:table-cell>
          <table:table-cell office:value-type="float" office:value="46.522" calcext:value-type="float">
            <text:p>46.5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70.748" calcext:value-type="float">
            <text:p>70.748</text:p>
          </table:table-cell>
          <table:table-cell office:value-type="float" office:value="46.684" calcext:value-type="float">
            <text:p>46.68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70.943" calcext:value-type="float">
            <text:p>70.943</text:p>
          </table:table-cell>
          <table:table-cell office:value-type="float" office:value="46.846" calcext:value-type="float">
            <text:p>46.8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71.137" calcext:value-type="float">
            <text:p>71.137</text:p>
          </table:table-cell>
          <table:table-cell office:value-type="float" office:value="47.008" calcext:value-type="float">
            <text:p>47.0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71.332" calcext:value-type="float">
            <text:p>71.332</text:p>
          </table:table-cell>
          <table:table-cell office:value-type="float" office:value="47.17" calcext:value-type="float">
            <text:p>47.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71.527" calcext:value-type="float">
            <text:p>71.527</text:p>
          </table:table-cell>
          <table:table-cell office:value-type="float" office:value="47.332" calcext:value-type="float">
            <text:p>47.33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71.722" calcext:value-type="float">
            <text:p>71.722</text:p>
          </table:table-cell>
          <table:table-cell office:value-type="float" office:value="47.495" calcext:value-type="float">
            <text:p>47.49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71.917" calcext:value-type="float">
            <text:p>71.917</text:p>
          </table:table-cell>
          <table:table-cell office:value-type="float" office:value="47.658" calcext:value-type="float">
            <text:p>47.6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72.112" calcext:value-type="float">
            <text:p>72.112</text:p>
          </table:table-cell>
          <table:table-cell office:value-type="float" office:value="47.821" calcext:value-type="float">
            <text:p>47.8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72.306" calcext:value-type="float">
            <text:p>72.306</text:p>
          </table:table-cell>
          <table:table-cell office:value-type="float" office:value="47.984" calcext:value-type="float">
            <text:p>47.98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72.501" calcext:value-type="float">
            <text:p>72.501</text:p>
          </table:table-cell>
          <table:table-cell office:value-type="float" office:value="48.147" calcext:value-type="float">
            <text:p>48.1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72.696" calcext:value-type="float">
            <text:p>72.696</text:p>
          </table:table-cell>
          <table:table-cell office:value-type="float" office:value="48.311" calcext:value-type="float">
            <text:p>48.3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72.891" calcext:value-type="float">
            <text:p>72.891</text:p>
          </table:table-cell>
          <table:table-cell office:value-type="float" office:value="48.475" calcext:value-type="float">
            <text:p>48.4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73.085" calcext:value-type="float">
            <text:p>73.085</text:p>
          </table:table-cell>
          <table:table-cell office:value-type="float" office:value="48.639" calcext:value-type="float">
            <text:p>48.6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73.28" calcext:value-type="float">
            <text:p>73.28</text:p>
          </table:table-cell>
          <table:table-cell office:value-type="float" office:value="48.803" calcext:value-type="float">
            <text:p>48.8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73.475" calcext:value-type="float">
            <text:p>73.475</text:p>
          </table:table-cell>
          <table:table-cell office:value-type="float" office:value="48.968" calcext:value-type="float">
            <text:p>48.96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73.669" calcext:value-type="float">
            <text:p>73.669</text:p>
          </table:table-cell>
          <table:table-cell office:value-type="float" office:value="49.132" calcext:value-type="float">
            <text:p>49.1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3.864" calcext:value-type="float">
            <text:p>73.864</text:p>
          </table:table-cell>
          <table:table-cell office:value-type="float" office:value="49.297" calcext:value-type="float">
            <text:p>49.2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74.059" calcext:value-type="float">
            <text:p>74.059</text:p>
          </table:table-cell>
          <table:table-cell office:value-type="float" office:value="49.462" calcext:value-type="float">
            <text:p>49.46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74.253" calcext:value-type="float">
            <text:p>74.253</text:p>
          </table:table-cell>
          <table:table-cell office:value-type="float" office:value="49.628" calcext:value-type="float">
            <text:p>49.62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74.448" calcext:value-type="float">
            <text:p>74.448</text:p>
          </table:table-cell>
          <table:table-cell office:value-type="float" office:value="49.793" calcext:value-type="float">
            <text:p>49.79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74.642" calcext:value-type="float">
            <text:p>74.642</text:p>
          </table:table-cell>
          <table:table-cell office:value-type="float" office:value="49.959" calcext:value-type="float">
            <text:p>49.9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74.837" calcext:value-type="float">
            <text:p>74.837</text:p>
          </table:table-cell>
          <table:table-cell office:value-type="float" office:value="50.125" calcext:value-type="float">
            <text:p>50.1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75.031" calcext:value-type="float">
            <text:p>75.031</text:p>
          </table:table-cell>
          <table:table-cell office:value-type="float" office:value="50.291" calcext:value-type="float">
            <text:p>50.2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75.226" calcext:value-type="float">
            <text:p>75.226</text:p>
          </table:table-cell>
          <table:table-cell office:value-type="float" office:value="50.457" calcext:value-type="float">
            <text:p>50.4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75.42" calcext:value-type="float">
            <text:p>75.42</text:p>
          </table:table-cell>
          <table:table-cell office:value-type="float" office:value="50.623" calcext:value-type="float">
            <text:p>50.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75.615" calcext:value-type="float">
            <text:p>75.615</text:p>
          </table:table-cell>
          <table:table-cell office:value-type="float" office:value="50.79" calcext:value-type="float">
            <text:p>50.7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75.809" calcext:value-type="float">
            <text:p>75.809</text:p>
          </table:table-cell>
          <table:table-cell office:value-type="float" office:value="50.957" calcext:value-type="float">
            <text:p>50.95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76.004" calcext:value-type="float">
            <text:p>76.004</text:p>
          </table:table-cell>
          <table:table-cell office:value-type="float" office:value="51.124" calcext:value-type="float">
            <text:p>51.1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76.198" calcext:value-type="float">
            <text:p>76.198</text:p>
          </table:table-cell>
          <table:table-cell office:value-type="float" office:value="51.291" calcext:value-type="float">
            <text:p>51.29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76.393" calcext:value-type="float">
            <text:p>76.393</text:p>
          </table:table-cell>
          <table:table-cell office:value-type="float" office:value="51.458" calcext:value-type="float">
            <text:p>51.45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76.587" calcext:value-type="float">
            <text:p>76.587</text:p>
          </table:table-cell>
          <table:table-cell office:value-type="float" office:value="51.626" calcext:value-type="float">
            <text:p>51.6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76.781" calcext:value-type="float">
            <text:p>76.781</text:p>
          </table:table-cell>
          <table:table-cell office:value-type="float" office:value="51.793" calcext:value-type="float">
            <text:p>51.79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76.976" calcext:value-type="float">
            <text:p>76.976</text:p>
          </table:table-cell>
          <table:table-cell office:value-type="float" office:value="51.961" calcext:value-type="float">
            <text:p>51.9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7.17" calcext:value-type="float">
            <text:p>77.17</text:p>
          </table:table-cell>
          <table:table-cell office:value-type="float" office:value="52.129" calcext:value-type="float">
            <text:p>52.1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77.364" calcext:value-type="float">
            <text:p>77.364</text:p>
          </table:table-cell>
          <table:table-cell office:value-type="float" office:value="52.298" calcext:value-type="float">
            <text:p>52.29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77.558" calcext:value-type="float">
            <text:p>77.558</text:p>
          </table:table-cell>
          <table:table-cell office:value-type="float" office:value="52.466" calcext:value-type="float">
            <text:p>52.46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77.753" calcext:value-type="float">
            <text:p>77.753</text:p>
          </table:table-cell>
          <table:table-cell office:value-type="float" office:value="52.635" calcext:value-type="float">
            <text:p>52.6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77.947" calcext:value-type="float">
            <text:p>77.947</text:p>
          </table:table-cell>
          <table:table-cell office:value-type="float" office:value="52.803" calcext:value-type="float">
            <text:p>52.8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78.141" calcext:value-type="float">
            <text:p>78.141</text:p>
          </table:table-cell>
          <table:table-cell office:value-type="float" office:value="52.972" calcext:value-type="float">
            <text:p>52.97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78.335" calcext:value-type="float">
            <text:p>78.335</text:p>
          </table:table-cell>
          <table:table-cell office:value-type="float" office:value="53.141" calcext:value-type="float">
            <text:p>53.14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78.529" calcext:value-type="float">
            <text:p>78.529</text:p>
          </table:table-cell>
          <table:table-cell office:value-type="float" office:value="53.311" calcext:value-type="float">
            <text:p>53.3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78.724" calcext:value-type="float">
            <text:p>78.724</text:p>
          </table:table-cell>
          <table:table-cell office:value-type="float" office:value="53.48" calcext:value-type="float">
            <text:p>53.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78.918" calcext:value-type="float">
            <text:p>78.918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79.112" calcext:value-type="float">
            <text:p>79.112</text:p>
          </table:table-cell>
          <table:table-cell office:value-type="float" office:value="53.819" calcext:value-type="float">
            <text:p>53.81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79.106" calcext:value-type="float">
            <text:p>79.106</text:p>
          </table:table-cell>
          <table:table-cell office:value-type="float" office:value="53.988" calcext:value-type="float">
            <text:p>53.9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54.155" calcext:value-type="float">
            <text:p>54.1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79.094" calcext:value-type="float">
            <text:p>79.094</text:p>
          </table:table-cell>
          <table:table-cell office:value-type="float" office:value="54.322" calcext:value-type="float">
            <text:p>54.3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79.088" calcext:value-type="float">
            <text:p>79.088</text:p>
          </table:table-cell>
          <table:table-cell office:value-type="float" office:value="54.487" calcext:value-type="float">
            <text:p>54.4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79.082" calcext:value-type="float">
            <text:p>79.082</text:p>
          </table:table-cell>
          <table:table-cell office:value-type="float" office:value="54.651" calcext:value-type="float">
            <text:p>54.6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79.076" calcext:value-type="float">
            <text:p>79.076</text:p>
          </table:table-cell>
          <table:table-cell office:value-type="float" office:value="54.813" calcext:value-type="float">
            <text:p>54.8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79.07" calcext:value-type="float">
            <text:p>79.07</text:p>
          </table:table-cell>
          <table:table-cell office:value-type="float" office:value="54.975" calcext:value-type="float">
            <text:p>54.9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79.065" calcext:value-type="float">
            <text:p>79.065</text:p>
          </table:table-cell>
          <table:table-cell office:value-type="float" office:value="55.136" calcext:value-type="float">
            <text:p>55.1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79.059" calcext:value-type="float">
            <text:p>79.059</text:p>
          </table:table-cell>
          <table:table-cell office:value-type="float" office:value="55.295" calcext:value-type="float">
            <text:p>55.2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79.053" calcext:value-type="float">
            <text:p>79.053</text:p>
          </table:table-cell>
          <table:table-cell office:value-type="float" office:value="55.454" calcext:value-type="float">
            <text:p>55.45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79.047" calcext:value-type="float">
            <text:p>79.047</text:p>
          </table:table-cell>
          <table:table-cell office:value-type="float" office:value="55.611" calcext:value-type="float">
            <text:p>55.6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79.041" calcext:value-type="float">
            <text:p>79.041</text:p>
          </table:table-cell>
          <table:table-cell office:value-type="float" office:value="55.767" calcext:value-type="float">
            <text:p>55.7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79.035" calcext:value-type="float">
            <text:p>79.035</text:p>
          </table:table-cell>
          <table:table-cell office:value-type="float" office:value="55.922" calcext:value-type="float">
            <text:p>55.9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79.029" calcext:value-type="float">
            <text:p>79.029</text:p>
          </table:table-cell>
          <table:table-cell office:value-type="float" office:value="56.076" calcext:value-type="float">
            <text:p>56.07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79.023" calcext:value-type="float">
            <text:p>79.023</text:p>
          </table:table-cell>
          <table:table-cell office:value-type="float" office:value="56.229" calcext:value-type="float">
            <text:p>56.2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79.017" calcext:value-type="float">
            <text:p>79.017</text:p>
          </table:table-cell>
          <table:table-cell office:value-type="float" office:value="56.381" calcext:value-type="float">
            <text:p>56.38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79.011" calcext:value-type="float">
            <text:p>79.011</text:p>
          </table:table-cell>
          <table:table-cell office:value-type="float" office:value="56.532" calcext:value-type="float">
            <text:p>56.53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79.006" calcext:value-type="float">
            <text:p>79.006</text:p>
          </table:table-cell>
          <table:table-cell office:value-type="float" office:value="56.682" calcext:value-type="float">
            <text:p>56.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6.831" calcext:value-type="float">
            <text:p>56.8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78.994" calcext:value-type="float">
            <text:p>78.994</text:p>
          </table:table-cell>
          <table:table-cell office:value-type="float" office:value="56.978" calcext:value-type="float">
            <text:p>56.97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78.988" calcext:value-type="float">
            <text:p>78.988</text:p>
          </table:table-cell>
          <table:table-cell office:value-type="float" office:value="57.125" calcext:value-type="float">
            <text:p>57.1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78.982" calcext:value-type="float">
            <text:p>78.982</text:p>
          </table:table-cell>
          <table:table-cell office:value-type="float" office:value="57.271" calcext:value-type="float">
            <text:p>57.27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78.976" calcext:value-type="float">
            <text:p>78.976</text:p>
          </table:table-cell>
          <table:table-cell office:value-type="float" office:value="57.416" calcext:value-type="float">
            <text:p>57.4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78.97" calcext:value-type="float">
            <text:p>78.97</text:p>
          </table:table-cell>
          <table:table-cell office:value-type="float" office:value="57.559" calcext:value-type="float">
            <text:p>57.55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78.964" calcext:value-type="float">
            <text:p>78.964</text:p>
          </table:table-cell>
          <table:table-cell office:value-type="float" office:value="57.702" calcext:value-type="float">
            <text:p>57.70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78.958" calcext:value-type="float">
            <text:p>78.958</text:p>
          </table:table-cell>
          <table:table-cell office:value-type="float" office:value="57.844" calcext:value-type="float">
            <text:p>57.84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78.952" calcext:value-type="float">
            <text:p>78.952</text:p>
          </table:table-cell>
          <table:table-cell office:value-type="float" office:value="57.984" calcext:value-type="float">
            <text:p>57.98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8.947" calcext:value-type="float">
            <text:p>78.947</text:p>
          </table:table-cell>
          <table:table-cell office:value-type="float" office:value="58.124" calcext:value-type="float">
            <text:p>58.1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78.941" calcext:value-type="float">
            <text:p>78.941</text:p>
          </table:table-cell>
          <table:table-cell office:value-type="float" office:value="58.263" calcext:value-type="float">
            <text:p>58.26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78.935" calcext:value-type="float">
            <text:p>78.935</text:p>
          </table:table-cell>
          <table:table-cell office:value-type="float" office:value="58.401" calcext:value-type="float">
            <text:p>58.4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78.929" calcext:value-type="float">
            <text:p>78.929</text:p>
          </table:table-cell>
          <table:table-cell office:value-type="float" office:value="58.538" calcext:value-type="float">
            <text:p>58.53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78.923" calcext:value-type="float">
            <text:p>78.923</text:p>
          </table:table-cell>
          <table:table-cell office:value-type="float" office:value="58.673" calcext:value-type="float">
            <text:p>58.67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78.917" calcext:value-type="float">
            <text:p>78.917</text:p>
          </table:table-cell>
          <table:table-cell office:value-type="float" office:value="58.808" calcext:value-type="float">
            <text:p>58.80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78.911" calcext:value-type="float">
            <text:p>78.911</text:p>
          </table:table-cell>
          <table:table-cell office:value-type="float" office:value="58.942" calcext:value-type="float">
            <text:p>58.94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78.905" calcext:value-type="float">
            <text:p>78.905</text:p>
          </table:table-cell>
          <table:table-cell office:value-type="float" office:value="59.076" calcext:value-type="float">
            <text:p>59.07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78.899" calcext:value-type="float">
            <text:p>78.899</text:p>
          </table:table-cell>
          <table:table-cell office:value-type="float" office:value="59.208" calcext:value-type="float">
            <text:p>59.20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78.894" calcext:value-type="float">
            <text:p>78.894</text:p>
          </table:table-cell>
          <table:table-cell office:value-type="float" office:value="59.339" calcext:value-type="float">
            <text:p>59.3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78.888" calcext:value-type="float">
            <text:p>78.888</text:p>
          </table:table-cell>
          <table:table-cell office:value-type="float" office:value="59.469" calcext:value-type="float">
            <text:p>59.4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78.882" calcext:value-type="float">
            <text:p>78.882</text:p>
          </table:table-cell>
          <table:table-cell office:value-type="float" office:value="59.599" calcext:value-type="float">
            <text:p>59.59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78.876" calcext:value-type="float">
            <text:p>78.876</text:p>
          </table:table-cell>
          <table:table-cell office:value-type="float" office:value="59.727" calcext:value-type="float">
            <text:p>59.7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59.855" calcext:value-type="float">
            <text:p>59.85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78.864" calcext:value-type="float">
            <text:p>78.864</text:p>
          </table:table-cell>
          <table:table-cell office:value-type="float" office:value="59.982" calcext:value-type="float">
            <text:p>59.98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78.858" calcext:value-type="float">
            <text:p>78.858</text:p>
          </table:table-cell>
          <table:table-cell office:value-type="float" office:value="60.107" calcext:value-type="float">
            <text:p>60.1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8.852" calcext:value-type="float">
            <text:p>78.852</text:p>
          </table:table-cell>
          <table:table-cell office:value-type="float" office:value="60.232" calcext:value-type="float">
            <text:p>60.23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78.846" calcext:value-type="float">
            <text:p>78.846</text:p>
          </table:table-cell>
          <table:table-cell office:value-type="float" office:value="60.356" calcext:value-type="float">
            <text:p>60.35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78.841" calcext:value-type="float">
            <text:p>78.841</text:p>
          </table:table-cell>
          <table:table-cell office:value-type="float" office:value="60.48" calcext:value-type="float">
            <text:p>60.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78.835" calcext:value-type="float">
            <text:p>78.835</text:p>
          </table:table-cell>
          <table:table-cell office:value-type="float" office:value="60.602" calcext:value-type="float">
            <text:p>60.60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78.829" calcext:value-type="float">
            <text:p>78.829</text:p>
          </table:table-cell>
          <table:table-cell office:value-type="float" office:value="60.724" calcext:value-type="float">
            <text:p>60.7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78.823" calcext:value-type="float">
            <text:p>78.823</text:p>
          </table:table-cell>
          <table:table-cell office:value-type="float" office:value="60.844" calcext:value-type="float">
            <text:p>60.8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78.817" calcext:value-type="float">
            <text:p>78.817</text:p>
          </table:table-cell>
          <table:table-cell office:value-type="float" office:value="60.964" calcext:value-type="float">
            <text:p>60.96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78.811" calcext:value-type="float">
            <text:p>78.811</text:p>
          </table:table-cell>
          <table:table-cell office:value-type="float" office:value="61.083" calcext:value-type="float">
            <text:p>61.08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78.805" calcext:value-type="float">
            <text:p>78.805</text:p>
          </table:table-cell>
          <table:table-cell office:value-type="float" office:value="61.201" calcext:value-type="float">
            <text:p>61.2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78.799" calcext:value-type="float">
            <text:p>78.799</text:p>
          </table:table-cell>
          <table:table-cell office:value-type="float" office:value="61.318" calcext:value-type="float">
            <text:p>61.3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78.793" calcext:value-type="float">
            <text:p>78.793</text:p>
          </table:table-cell>
          <table:table-cell office:value-type="float" office:value="61.435" calcext:value-type="float">
            <text:p>61.4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78.788" calcext:value-type="float">
            <text:p>78.788</text:p>
          </table:table-cell>
          <table:table-cell office:value-type="float" office:value="61.551" calcext:value-type="float">
            <text:p>61.5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78.782" calcext:value-type="float">
            <text:p>78.782</text:p>
          </table:table-cell>
          <table:table-cell office:value-type="float" office:value="61.666" calcext:value-type="float">
            <text:p>61.6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78.776" calcext:value-type="float">
            <text:p>78.776</text:p>
          </table:table-cell>
          <table:table-cell office:value-type="float" office:value="61.78" calcext:value-type="float">
            <text:p>61.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78.77" calcext:value-type="float">
            <text:p>78.77</text:p>
          </table:table-cell>
          <table:table-cell office:value-type="float" office:value="61.893" calcext:value-type="float">
            <text:p>61.89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78.764" calcext:value-type="float">
            <text:p>78.764</text:p>
          </table:table-cell>
          <table:table-cell office:value-type="float" office:value="62.005" calcext:value-type="float">
            <text:p>62.0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78.758" calcext:value-type="float">
            <text:p>78.758</text:p>
          </table:table-cell>
          <table:table-cell office:value-type="float" office:value="62.117" calcext:value-type="float">
            <text:p>62.1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78.752" calcext:value-type="float">
            <text:p>78.752</text:p>
          </table:table-cell>
          <table:table-cell office:value-type="float" office:value="62.228" calcext:value-type="float">
            <text:p>62.22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78.746" calcext:value-type="float">
            <text:p>78.746</text:p>
          </table:table-cell>
          <table:table-cell office:value-type="float" office:value="62.338" calcext:value-type="float">
            <text:p>62.33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78.741" calcext:value-type="float">
            <text:p>78.741</text:p>
          </table:table-cell>
          <table:table-cell office:value-type="float" office:value="62.447" calcext:value-type="float">
            <text:p>62.4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78.735" calcext:value-type="float">
            <text:p>78.735</text:p>
          </table:table-cell>
          <table:table-cell office:value-type="float" office:value="62.556" calcext:value-type="float">
            <text:p>62.5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78.729" calcext:value-type="float">
            <text:p>78.729</text:p>
          </table:table-cell>
          <table:table-cell office:value-type="float" office:value="62.664" calcext:value-type="float">
            <text:p>62.6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78.723" calcext:value-type="float">
            <text:p>78.723</text:p>
          </table:table-cell>
          <table:table-cell office:value-type="float" office:value="62.771" calcext:value-type="float">
            <text:p>62.77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78.717" calcext:value-type="float">
            <text:p>78.717</text:p>
          </table:table-cell>
          <table:table-cell office:value-type="float" office:value="62.877" calcext:value-type="float">
            <text:p>62.8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78.711" calcext:value-type="float">
            <text:p>78.711</text:p>
          </table:table-cell>
          <table:table-cell office:value-type="float" office:value="62.983" calcext:value-type="float">
            <text:p>62.98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78.705" calcext:value-type="float">
            <text:p>78.705</text:p>
          </table:table-cell>
          <table:table-cell office:value-type="float" office:value="63.088" calcext:value-type="float">
            <text:p>63.08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78.699" calcext:value-type="float">
            <text:p>78.699</text:p>
          </table:table-cell>
          <table:table-cell office:value-type="float" office:value="63.192" calcext:value-type="float">
            <text:p>63.19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78.694" calcext:value-type="float">
            <text:p>78.694</text:p>
          </table:table-cell>
          <table:table-cell office:value-type="float" office:value="63.295" calcext:value-type="float">
            <text:p>63.29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78.688" calcext:value-type="float">
            <text:p>78.688</text:p>
          </table:table-cell>
          <table:table-cell office:value-type="float" office:value="63.398" calcext:value-type="float">
            <text:p>63.39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78.682" calcext:value-type="float">
            <text:p>78.682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78.676" calcext:value-type="float">
            <text:p>78.676</text:p>
          </table:table-cell>
          <table:table-cell office:value-type="float" office:value="63.601" calcext:value-type="float">
            <text:p>63.6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78.67" calcext:value-type="float">
            <text:p>78.67</text:p>
          </table:table-cell>
          <table:table-cell office:value-type="float" office:value="63.701" calcext:value-type="float">
            <text:p>63.7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78.664" calcext:value-type="float">
            <text:p>78.664</text:p>
          </table:table-cell>
          <table:table-cell office:value-type="float" office:value="63.801" calcext:value-type="float">
            <text:p>63.8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78.658" calcext:value-type="float">
            <text:p>78.658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78.653" calcext:value-type="float">
            <text:p>78.653</text:p>
          </table:table-cell>
          <table:table-cell office:value-type="float" office:value="63.998" calcext:value-type="float">
            <text:p>63.9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78.647" calcext:value-type="float">
            <text:p>78.647</text:p>
          </table:table-cell>
          <table:table-cell office:value-type="float" office:value="64.096" calcext:value-type="float">
            <text:p>64.09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78.641" calcext:value-type="float">
            <text:p>78.641</text:p>
          </table:table-cell>
          <table:table-cell office:value-type="float" office:value="64.193" calcext:value-type="float">
            <text:p>64.19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78.635" calcext:value-type="float">
            <text:p>78.635</text:p>
          </table:table-cell>
          <table:table-cell office:value-type="float" office:value="64.289" calcext:value-type="float">
            <text:p>64.28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78.629" calcext:value-type="float">
            <text:p>78.629</text:p>
          </table:table-cell>
          <table:table-cell office:value-type="float" office:value="64.385" calcext:value-type="float">
            <text:p>64.38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78.623" calcext:value-type="float">
            <text:p>78.623</text:p>
          </table:table-cell>
          <table:table-cell office:value-type="float" office:value="64.48" calcext:value-type="float">
            <text:p>64.4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78.617" calcext:value-type="float">
            <text:p>78.617</text:p>
          </table:table-cell>
          <table:table-cell office:value-type="float" office:value="64.574" calcext:value-type="float">
            <text:p>64.57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78.611" calcext:value-type="float">
            <text:p>78.611</text:p>
          </table:table-cell>
          <table:table-cell office:value-type="float" office:value="64.668" calcext:value-type="float">
            <text:p>64.66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78.606" calcext:value-type="float">
            <text:p>78.606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78.6" calcext:value-type="float">
            <text:p>78.6</text:p>
          </table:table-cell>
          <table:table-cell office:value-type="float" office:value="64.853" calcext:value-type="float">
            <text:p>64.85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78.594" calcext:value-type="float">
            <text:p>78.594</text:p>
          </table:table-cell>
          <table:table-cell office:value-type="float" office:value="64.944" calcext:value-type="float">
            <text:p>64.9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78.588" calcext:value-type="float">
            <text:p>78.588</text:p>
          </table:table-cell>
          <table:table-cell office:value-type="float" office:value="65.035" calcext:value-type="float">
            <text:p>65.0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582" calcext:value-type="float">
            <text:p>78.582</text:p>
          </table:table-cell>
          <table:table-cell office:value-type="float" office:value="65.126" calcext:value-type="float">
            <text:p>65.12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78.576" calcext:value-type="float">
            <text:p>78.576</text:p>
          </table:table-cell>
          <table:table-cell office:value-type="float" office:value="65.215" calcext:value-type="float">
            <text:p>65.2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78.57" calcext:value-type="float">
            <text:p>78.57</text:p>
          </table:table-cell>
          <table:table-cell office:value-type="float" office:value="65.304" calcext:value-type="float">
            <text:p>65.3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78.565" calcext:value-type="float">
            <text:p>78.565</text:p>
          </table:table-cell>
          <table:table-cell office:value-type="float" office:value="65.393" calcext:value-type="float">
            <text:p>65.39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78.559" calcext:value-type="float">
            <text:p>78.559</text:p>
          </table:table-cell>
          <table:table-cell office:value-type="float" office:value="65.48" calcext:value-type="float">
            <text:p>65.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78.553" calcext:value-type="float">
            <text:p>78.553</text:p>
          </table:table-cell>
          <table:table-cell office:value-type="float" office:value="65.568" calcext:value-type="float">
            <text:p>65.56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78.547" calcext:value-type="float">
            <text:p>78.547</text:p>
          </table:table-cell>
          <table:table-cell office:value-type="float" office:value="65.654" calcext:value-type="float">
            <text:p>65.65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78.541" calcext:value-type="float">
            <text:p>78.541</text:p>
          </table:table-cell>
          <table:table-cell office:value-type="float" office:value="65.74" calcext:value-type="float">
            <text:p>65.7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78.535" calcext:value-type="float">
            <text:p>78.535</text:p>
          </table:table-cell>
          <table:table-cell office:value-type="float" office:value="65.825" calcext:value-type="float">
            <text:p>65.8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78.529" calcext:value-type="float">
            <text:p>78.529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78.524" calcext:value-type="float">
            <text:p>78.524</text:p>
          </table:table-cell>
          <table:table-cell office:value-type="float" office:value="65.994" calcext:value-type="float">
            <text:p>65.99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78.518" calcext:value-type="float">
            <text:p>78.518</text:p>
          </table:table-cell>
          <table:table-cell office:value-type="float" office:value="66.078" calcext:value-type="float">
            <text:p>66.07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8.512" calcext:value-type="float">
            <text:p>78.512</text:p>
          </table:table-cell>
          <table:table-cell office:value-type="float" office:value="66.161" calcext:value-type="float">
            <text:p>66.1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78.506" calcext:value-type="float">
            <text:p>78.506</text:p>
          </table:table-cell>
          <table:table-cell office:value-type="float" office:value="66.243" calcext:value-type="float">
            <text:p>66.24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66.325" calcext:value-type="float">
            <text:p>66.3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78.494" calcext:value-type="float">
            <text:p>78.494</text:p>
          </table:table-cell>
          <table:table-cell office:value-type="float" office:value="66.406" calcext:value-type="float">
            <text:p>66.4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78.489" calcext:value-type="float">
            <text:p>78.489</text:p>
          </table:table-cell>
          <table:table-cell office:value-type="float" office:value="66.486" calcext:value-type="float">
            <text:p>66.48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78.483" calcext:value-type="float">
            <text:p>78.483</text:p>
          </table:table-cell>
          <table:table-cell office:value-type="float" office:value="66.566" calcext:value-type="float">
            <text:p>66.56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78.477" calcext:value-type="float">
            <text:p>78.477</text:p>
          </table:table-cell>
          <table:table-cell office:value-type="float" office:value="66.646" calcext:value-type="float">
            <text:p>66.64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78.471" calcext:value-type="float">
            <text:p>78.471</text:p>
          </table:table-cell>
          <table:table-cell office:value-type="float" office:value="66.724" calcext:value-type="float">
            <text:p>66.7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78.465" calcext:value-type="float">
            <text:p>78.465</text:p>
          </table:table-cell>
          <table:table-cell office:value-type="float" office:value="66.803" calcext:value-type="float">
            <text:p>66.8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78.459" calcext:value-type="float">
            <text:p>78.459</text:p>
          </table:table-cell>
          <table:table-cell office:value-type="float" office:value="66.88" calcext:value-type="float">
            <text:p>66.8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78.453" calcext:value-type="float">
            <text:p>78.453</text:p>
          </table:table-cell>
          <table:table-cell office:value-type="float" office:value="66.958" calcext:value-type="float">
            <text:p>66.9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78.448" calcext:value-type="float">
            <text:p>78.448</text:p>
          </table:table-cell>
          <table:table-cell office:value-type="float" office:value="67.034" calcext:value-type="float">
            <text:p>67.03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78.442" calcext:value-type="float">
            <text:p>78.442</text:p>
          </table:table-cell>
          <table:table-cell office:value-type="float" office:value="67.11" calcext:value-type="float">
            <text:p>67.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78.436" calcext:value-type="float">
            <text:p>78.436</text:p>
          </table:table-cell>
          <table:table-cell office:value-type="float" office:value="67.186" calcext:value-type="float">
            <text:p>67.18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78.43" calcext:value-type="float">
            <text:p>78.43</text:p>
          </table:table-cell>
          <table:table-cell office:value-type="float" office:value="67.261" calcext:value-type="float">
            <text:p>67.26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78.424" calcext:value-type="float">
            <text:p>78.424</text:p>
          </table:table-cell>
          <table:table-cell office:value-type="float" office:value="67.335" calcext:value-type="float">
            <text:p>67.33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78.418" calcext:value-type="float">
            <text:p>78.418</text:p>
          </table:table-cell>
          <table:table-cell office:value-type="float" office:value="67.409" calcext:value-type="float">
            <text:p>67.40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78.413" calcext:value-type="float">
            <text:p>78.413</text:p>
          </table:table-cell>
          <table:table-cell office:value-type="float" office:value="67.482" calcext:value-type="float">
            <text:p>67.4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78.407" calcext:value-type="float">
            <text:p>78.407</text:p>
          </table:table-cell>
          <table:table-cell office:value-type="float" office:value="67.555" calcext:value-type="float">
            <text:p>67.55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78.401" calcext:value-type="float">
            <text:p>78.401</text:p>
          </table:table-cell>
          <table:table-cell office:value-type="float" office:value="67.628" calcext:value-type="float">
            <text:p>67.62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78.395" calcext:value-type="float">
            <text:p>78.395</text:p>
          </table:table-cell>
          <table:table-cell office:value-type="float" office:value="67.699" calcext:value-type="float">
            <text:p>67.69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78.389" calcext:value-type="float">
            <text:p>78.389</text:p>
          </table:table-cell>
          <table:table-cell office:value-type="float" office:value="67.771" calcext:value-type="float">
            <text:p>67.77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78.383" calcext:value-type="float">
            <text:p>78.383</text:p>
          </table:table-cell>
          <table:table-cell office:value-type="float" office:value="67.841" calcext:value-type="float">
            <text:p>67.84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78.378" calcext:value-type="float">
            <text:p>78.378</text:p>
          </table:table-cell>
          <table:table-cell office:value-type="float" office:value="67.912" calcext:value-type="float">
            <text:p>67.9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78.372" calcext:value-type="float">
            <text:p>78.372</text:p>
          </table:table-cell>
          <table:table-cell office:value-type="float" office:value="67.981" calcext:value-type="float">
            <text:p>67.98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78.366" calcext:value-type="float">
            <text:p>78.366</text:p>
          </table:table-cell>
          <table:table-cell office:value-type="float" office:value="68.051" calcext:value-type="float">
            <text:p>68.0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78.36" calcext:value-type="float">
            <text:p>78.36</text:p>
          </table:table-cell>
          <table:table-cell office:value-type="float" office:value="68.119" calcext:value-type="float">
            <text:p>68.11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78.354" calcext:value-type="float">
            <text:p>78.354</text:p>
          </table:table-cell>
          <table:table-cell office:value-type="float" office:value="68.188" calcext:value-type="float">
            <text:p>68.18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78.348" calcext:value-type="float">
            <text:p>78.348</text:p>
          </table:table-cell>
          <table:table-cell office:value-type="float" office:value="68.255" calcext:value-type="float">
            <text:p>68.2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78.342" calcext:value-type="float">
            <text:p>78.342</text:p>
          </table:table-cell>
          <table:table-cell office:value-type="float" office:value="68.323" calcext:value-type="float">
            <text:p>68.32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78.337" calcext:value-type="float">
            <text:p>78.337</text:p>
          </table:table-cell>
          <table:table-cell office:value-type="float" office:value="68.389" calcext:value-type="float">
            <text:p>68.38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78.331" calcext:value-type="float">
            <text:p>78.331</text:p>
          </table:table-cell>
          <table:table-cell office:value-type="float" office:value="68.456" calcext:value-type="float">
            <text:p>68.4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78.325" calcext:value-type="float">
            <text:p>78.325</text:p>
          </table:table-cell>
          <table:table-cell office:value-type="float" office:value="68.521" calcext:value-type="float">
            <text:p>68.5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78.319" calcext:value-type="float">
            <text:p>78.319</text:p>
          </table:table-cell>
          <table:table-cell office:value-type="float" office:value="68.587" calcext:value-type="float">
            <text:p>68.58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78.313" calcext:value-type="float">
            <text:p>78.313</text:p>
          </table:table-cell>
          <table:table-cell office:value-type="float" office:value="68.651" calcext:value-type="float">
            <text:p>68.6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78.307" calcext:value-type="float">
            <text:p>78.307</text:p>
          </table:table-cell>
          <table:table-cell office:value-type="float" office:value="68.716" calcext:value-type="float">
            <text:p>68.7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78.302" calcext:value-type="float">
            <text:p>78.302</text:p>
          </table:table-cell>
          <table:table-cell office:value-type="float" office:value="68.78" calcext:value-type="float">
            <text:p>68.7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78.296" calcext:value-type="float">
            <text:p>78.296</text:p>
          </table:table-cell>
          <table:table-cell office:value-type="float" office:value="68.843" calcext:value-type="float">
            <text:p>68.8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78.29" calcext:value-type="float">
            <text:p>78.29</text:p>
          </table:table-cell>
          <table:table-cell office:value-type="float" office:value="68.906" calcext:value-type="float">
            <text:p>68.90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78.284" calcext:value-type="float">
            <text:p>78.284</text:p>
          </table:table-cell>
          <table:table-cell office:value-type="float" office:value="68.969" calcext:value-type="float">
            <text:p>68.96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78.278" calcext:value-type="float">
            <text:p>78.278</text:p>
          </table:table-cell>
          <table:table-cell office:value-type="float" office:value="69.031" calcext:value-type="float">
            <text:p>69.03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78.273" calcext:value-type="float">
            <text:p>78.273</text:p>
          </table:table-cell>
          <table:table-cell office:value-type="float" office:value="69.092" calcext:value-type="float">
            <text:p>69.09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78.267" calcext:value-type="float">
            <text:p>78.267</text:p>
          </table:table-cell>
          <table:table-cell office:value-type="float" office:value="69.154" calcext:value-type="float">
            <text:p>69.1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78.261" calcext:value-type="float">
            <text:p>78.261</text:p>
          </table:table-cell>
          <table:table-cell office:value-type="float" office:value="69.214" calcext:value-type="float">
            <text:p>69.21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78.255" calcext:value-type="float">
            <text:p>78.255</text:p>
          </table:table-cell>
          <table:table-cell office:value-type="float" office:value="69.275" calcext:value-type="float">
            <text:p>69.2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78.249" calcext:value-type="float">
            <text:p>78.249</text:p>
          </table:table-cell>
          <table:table-cell office:value-type="float" office:value="69.334" calcext:value-type="float">
            <text:p>69.33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78.243" calcext:value-type="float">
            <text:p>78.243</text:p>
          </table:table-cell>
          <table:table-cell office:value-type="float" office:value="69.394" calcext:value-type="float">
            <text:p>69.39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78.238" calcext:value-type="float">
            <text:p>78.238</text:p>
          </table:table-cell>
          <table:table-cell office:value-type="float" office:value="69.453" calcext:value-type="float">
            <text:p>69.45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78.232" calcext:value-type="float">
            <text:p>78.232</text:p>
          </table:table-cell>
          <table:table-cell office:value-type="float" office:value="69.511" calcext:value-type="float">
            <text:p>69.5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78.226" calcext:value-type="float">
            <text:p>78.226</text:p>
          </table:table-cell>
          <table:table-cell office:value-type="float" office:value="69.569" calcext:value-type="float">
            <text:p>69.56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78.22" calcext:value-type="float">
            <text:p>78.22</text:p>
          </table:table-cell>
          <table:table-cell office:value-type="float" office:value="69.627" calcext:value-type="float">
            <text:p>69.6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78.214" calcext:value-type="float">
            <text:p>78.214</text:p>
          </table:table-cell>
          <table:table-cell office:value-type="float" office:value="69.684" calcext:value-type="float">
            <text:p>69.68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78.208" calcext:value-type="float">
            <text:p>78.208</text:p>
          </table:table-cell>
          <table:table-cell office:value-type="float" office:value="69.741" calcext:value-type="float">
            <text:p>69.74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78.203" calcext:value-type="float">
            <text:p>78.203</text:p>
          </table:table-cell>
          <table:table-cell office:value-type="float" office:value="69.798" calcext:value-type="float">
            <text:p>69.79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78.197" calcext:value-type="float">
            <text:p>78.197</text:p>
          </table:table-cell>
          <table:table-cell office:value-type="float" office:value="69.854" calcext:value-type="float">
            <text:p>69.85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78.191" calcext:value-type="float">
            <text:p>78.191</text:p>
          </table:table-cell>
          <table:table-cell office:value-type="float" office:value="69.909" calcext:value-type="float">
            <text:p>69.90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78.185" calcext:value-type="float">
            <text:p>78.185</text:p>
          </table:table-cell>
          <table:table-cell office:value-type="float" office:value="69.964" calcext:value-type="float">
            <text:p>69.9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78.179" calcext:value-type="float">
            <text:p>78.179</text:p>
          </table:table-cell>
          <table:table-cell office:value-type="float" office:value="70.019" calcext:value-type="float">
            <text:p>70.0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78.174" calcext:value-type="float">
            <text:p>78.174</text:p>
          </table:table-cell>
          <table:table-cell office:value-type="float" office:value="70.073" calcext:value-type="float">
            <text:p>70.07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78.168" calcext:value-type="float">
            <text:p>78.168</text:p>
          </table:table-cell>
          <table:table-cell office:value-type="float" office:value="70.127" calcext:value-type="float">
            <text:p>70.1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78.162" calcext:value-type="float">
            <text:p>78.162</text:p>
          </table:table-cell>
          <table:table-cell office:value-type="float" office:value="70.181" calcext:value-type="float">
            <text:p>70.18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78.156" calcext:value-type="float">
            <text:p>78.156</text:p>
          </table:table-cell>
          <table:table-cell office:value-type="float" office:value="70.234" calcext:value-type="float">
            <text:p>70.23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78.15" calcext:value-type="float">
            <text:p>78.15</text:p>
          </table:table-cell>
          <table:table-cell office:value-type="float" office:value="70.287" calcext:value-type="float">
            <text:p>70.28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78.144" calcext:value-type="float">
            <text:p>78.144</text:p>
          </table:table-cell>
          <table:table-cell office:value-type="float" office:value="70.339" calcext:value-type="float">
            <text:p>70.33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78.139" calcext:value-type="float">
            <text:p>78.139</text:p>
          </table:table-cell>
          <table:table-cell office:value-type="float" office:value="70.391" calcext:value-type="float">
            <text:p>70.39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78.133" calcext:value-type="float">
            <text:p>78.133</text:p>
          </table:table-cell>
          <table:table-cell office:value-type="float" office:value="70.443" calcext:value-type="float">
            <text:p>70.44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78.127" calcext:value-type="float">
            <text:p>78.127</text:p>
          </table:table-cell>
          <table:table-cell office:value-type="float" office:value="70.494" calcext:value-type="float">
            <text:p>70.49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78.121" calcext:value-type="float">
            <text:p>78.121</text:p>
          </table:table-cell>
          <table:table-cell office:value-type="float" office:value="70.545" calcext:value-type="float">
            <text:p>70.5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78.115" calcext:value-type="float">
            <text:p>78.115</text:p>
          </table:table-cell>
          <table:table-cell office:value-type="float" office:value="70.595" calcext:value-type="float">
            <text:p>70.59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78.11" calcext:value-type="float">
            <text:p>78.11</text:p>
          </table:table-cell>
          <table:table-cell office:value-type="float" office:value="70.646" calcext:value-type="float">
            <text:p>70.64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78.104" calcext:value-type="float">
            <text:p>78.104</text:p>
          </table:table-cell>
          <table:table-cell office:value-type="float" office:value="70.695" calcext:value-type="float">
            <text:p>70.69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78.098" calcext:value-type="float">
            <text:p>78.098</text:p>
          </table:table-cell>
          <table:table-cell office:value-type="float" office:value="70.745" calcext:value-type="float">
            <text:p>70.74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78.092" calcext:value-type="float">
            <text:p>78.092</text:p>
          </table:table-cell>
          <table:table-cell office:value-type="float" office:value="70.794" calcext:value-type="float">
            <text:p>70.79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78.086" calcext:value-type="float">
            <text:p>78.086</text:p>
          </table:table-cell>
          <table:table-cell office:value-type="float" office:value="70.842" calcext:value-type="float">
            <text:p>70.84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78.081" calcext:value-type="float">
            <text:p>78.081</text:p>
          </table:table-cell>
          <table:table-cell office:value-type="float" office:value="70.89" calcext:value-type="float">
            <text:p>70.8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78.075" calcext:value-type="float">
            <text:p>78.075</text:p>
          </table:table-cell>
          <table:table-cell office:value-type="float" office:value="70.938" calcext:value-type="float">
            <text:p>70.93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78.069" calcext:value-type="float">
            <text:p>78.069</text:p>
          </table:table-cell>
          <table:table-cell office:value-type="float" office:value="70.986" calcext:value-type="float">
            <text:p>70.98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78.063" calcext:value-type="float">
            <text:p>78.063</text:p>
          </table:table-cell>
          <table:table-cell office:value-type="float" office:value="71.033" calcext:value-type="float">
            <text:p>71.03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78.057" calcext:value-type="float">
            <text:p>78.057</text:p>
          </table:table-cell>
          <table:table-cell office:value-type="float" office:value="71.08" calcext:value-type="float">
            <text:p>71.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78.051" calcext:value-type="float">
            <text:p>78.051</text:p>
          </table:table-cell>
          <table:table-cell office:value-type="float" office:value="71.126" calcext:value-type="float">
            <text:p>71.12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78.046" calcext:value-type="float">
            <text:p>78.046</text:p>
          </table:table-cell>
          <table:table-cell office:value-type="float" office:value="71.172" calcext:value-type="float">
            <text:p>71.17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78.04" calcext:value-type="float">
            <text:p>78.04</text:p>
          </table:table-cell>
          <table:table-cell office:value-type="float" office:value="71.218" calcext:value-type="float">
            <text:p>71.2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78.034" calcext:value-type="float">
            <text:p>78.034</text:p>
          </table:table-cell>
          <table:table-cell office:value-type="float" office:value="71.264" calcext:value-type="float">
            <text:p>71.2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78.028" calcext:value-type="float">
            <text:p>78.028</text:p>
          </table:table-cell>
          <table:table-cell office:value-type="float" office:value="71.309" calcext:value-type="float">
            <text:p>71.30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78.022" calcext:value-type="float">
            <text:p>78.022</text:p>
          </table:table-cell>
          <table:table-cell office:value-type="float" office:value="71.354" calcext:value-type="float">
            <text:p>71.35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78.017" calcext:value-type="float">
            <text:p>78.017</text:p>
          </table:table-cell>
          <table:table-cell office:value-type="float" office:value="71.398" calcext:value-type="float">
            <text:p>71.3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78.011" calcext:value-type="float">
            <text:p>78.011</text:p>
          </table:table-cell>
          <table:table-cell office:value-type="float" office:value="71.442" calcext:value-type="float">
            <text:p>71.44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78.005" calcext:value-type="float">
            <text:p>78.005</text:p>
          </table:table-cell>
          <table:table-cell office:value-type="float" office:value="71.486" calcext:value-type="float">
            <text:p>71.4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77.999" calcext:value-type="float">
            <text:p>77.999</text:p>
          </table:table-cell>
          <table:table-cell office:value-type="float" office:value="71.529" calcext:value-type="float">
            <text:p>71.52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77.993" calcext:value-type="float">
            <text:p>77.993</text:p>
          </table:table-cell>
          <table:table-cell office:value-type="float" office:value="71.572" calcext:value-type="float">
            <text:p>71.57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77.988" calcext:value-type="float">
            <text:p>77.988</text:p>
          </table:table-cell>
          <table:table-cell office:value-type="float" office:value="71.615" calcext:value-type="float">
            <text:p>71.6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77.982" calcext:value-type="float">
            <text:p>77.982</text:p>
          </table:table-cell>
          <table:table-cell office:value-type="float" office:value="71.658" calcext:value-type="float">
            <text:p>71.65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77.976" calcext:value-type="float">
            <text:p>77.976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77.97" calcext:value-type="float">
            <text:p>77.97</text:p>
          </table:table-cell>
          <table:table-cell office:value-type="float" office:value="71.741" calcext:value-type="float">
            <text:p>71.74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77.964" calcext:value-type="float">
            <text:p>77.964</text:p>
          </table:table-cell>
          <table:table-cell office:value-type="float" office:value="71.783" calcext:value-type="float">
            <text:p>71.78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77.959" calcext:value-type="float">
            <text:p>77.959</text:p>
          </table:table-cell>
          <table:table-cell office:value-type="float" office:value="71.824" calcext:value-type="float">
            <text:p>71.82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77.953" calcext:value-type="float">
            <text:p>77.953</text:p>
          </table:table-cell>
          <table:table-cell office:value-type="float" office:value="71.865" calcext:value-type="float">
            <text:p>71.86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77.947" calcext:value-type="float">
            <text:p>77.947</text:p>
          </table:table-cell>
          <table:table-cell office:value-type="float" office:value="71.906" calcext:value-type="float">
            <text:p>71.90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77.941" calcext:value-type="float">
            <text:p>77.941</text:p>
          </table:table-cell>
          <table:table-cell office:value-type="float" office:value="71.946" calcext:value-type="float">
            <text:p>71.94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77.935" calcext:value-type="float">
            <text:p>77.935</text:p>
          </table:table-cell>
          <table:table-cell office:value-type="float" office:value="71.986" calcext:value-type="float">
            <text:p>71.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77.93" calcext:value-type="float">
            <text:p>77.93</text:p>
          </table:table-cell>
          <table:table-cell office:value-type="float" office:value="72.025" calcext:value-type="float">
            <text:p>72.0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77.924" calcext:value-type="float">
            <text:p>77.924</text:p>
          </table:table-cell>
          <table:table-cell office:value-type="float" office:value="72.065" calcext:value-type="float">
            <text:p>72.06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77.918" calcext:value-type="float">
            <text:p>77.918</text:p>
          </table:table-cell>
          <table:table-cell office:value-type="float" office:value="72.104" calcext:value-type="float">
            <text:p>72.1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77.912" calcext:value-type="float">
            <text:p>77.912</text:p>
          </table:table-cell>
          <table:table-cell office:value-type="float" office:value="72.142" calcext:value-type="float">
            <text:p>72.14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77.907" calcext:value-type="float">
            <text:p>77.907</text:p>
          </table:table-cell>
          <table:table-cell office:value-type="float" office:value="72.181" calcext:value-type="float">
            <text:p>72.18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77.901" calcext:value-type="float">
            <text:p>77.901</text:p>
          </table:table-cell>
          <table:table-cell office:value-type="float" office:value="72.219" calcext:value-type="float">
            <text:p>72.2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77.895" calcext:value-type="float">
            <text:p>77.895</text:p>
          </table:table-cell>
          <table:table-cell office:value-type="float" office:value="72.257" calcext:value-type="float">
            <text:p>72.25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77.889" calcext:value-type="float">
            <text:p>77.889</text:p>
          </table:table-cell>
          <table:table-cell office:value-type="float" office:value="72.294" calcext:value-type="float">
            <text:p>72.29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77.883" calcext:value-type="float">
            <text:p>77.883</text:p>
          </table:table-cell>
          <table:table-cell office:value-type="float" office:value="72.332" calcext:value-type="float">
            <text:p>72.3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77.878" calcext:value-type="float">
            <text:p>77.878</text:p>
          </table:table-cell>
          <table:table-cell office:value-type="float" office:value="72.369" calcext:value-type="float">
            <text:p>72.36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77.872" calcext:value-type="float">
            <text:p>77.872</text:p>
          </table:table-cell>
          <table:table-cell office:value-type="float" office:value="72.405" calcext:value-type="float">
            <text:p>72.40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77.866" calcext:value-type="float">
            <text:p>77.866</text:p>
          </table:table-cell>
          <table:table-cell office:value-type="float" office:value="72.442" calcext:value-type="float">
            <text:p>72.44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77.86" calcext:value-type="float">
            <text:p>77.86</text:p>
          </table:table-cell>
          <table:table-cell office:value-type="float" office:value="72.478" calcext:value-type="float">
            <text:p>72.47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77.854" calcext:value-type="float">
            <text:p>77.854</text:p>
          </table:table-cell>
          <table:table-cell office:value-type="float" office:value="72.514" calcext:value-type="float">
            <text:p>72.51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77.849" calcext:value-type="float">
            <text:p>77.849</text:p>
          </table:table-cell>
          <table:table-cell office:value-type="float" office:value="72.549" calcext:value-type="float">
            <text:p>72.54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77.843" calcext:value-type="float">
            <text:p>77.843</text:p>
          </table:table-cell>
          <table:table-cell office:value-type="float" office:value="72.585" calcext:value-type="float">
            <text:p>72.58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77.837" calcext:value-type="float">
            <text:p>77.837</text:p>
          </table:table-cell>
          <table:table-cell office:value-type="float" office:value="72.62" calcext:value-type="float">
            <text:p>72.6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77.831" calcext:value-type="float">
            <text:p>77.831</text:p>
          </table:table-cell>
          <table:table-cell office:value-type="float" office:value="72.654" calcext:value-type="float">
            <text:p>72.65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77.826" calcext:value-type="float">
            <text:p>77.826</text:p>
          </table:table-cell>
          <table:table-cell office:value-type="float" office:value="72.689" calcext:value-type="float">
            <text:p>72.68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77.82" calcext:value-type="float">
            <text:p>77.82</text:p>
          </table:table-cell>
          <table:table-cell office:value-type="float" office:value="72.723" calcext:value-type="float">
            <text:p>72.72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77.814" calcext:value-type="float">
            <text:p>77.814</text:p>
          </table:table-cell>
          <table:table-cell office:value-type="float" office:value="72.757" calcext:value-type="float">
            <text:p>72.75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77.808" calcext:value-type="float">
            <text:p>77.808</text:p>
          </table:table-cell>
          <table:table-cell office:value-type="float" office:value="72.791" calcext:value-type="float">
            <text:p>72.79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77.802" calcext:value-type="float">
            <text:p>77.802</text:p>
          </table:table-cell>
          <table:table-cell office:value-type="float" office:value="72.824" calcext:value-type="float">
            <text:p>72.8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77.797" calcext:value-type="float">
            <text:p>77.797</text:p>
          </table:table-cell>
          <table:table-cell office:value-type="float" office:value="72.857" calcext:value-type="float">
            <text:p>72.85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77.791" calcext:value-type="float">
            <text:p>77.791</text:p>
          </table:table-cell>
          <table:table-cell office:value-type="float" office:value="72.89" calcext:value-type="float">
            <text:p>72.8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77.785" calcext:value-type="float">
            <text:p>77.785</text:p>
          </table:table-cell>
          <table:table-cell office:value-type="float" office:value="72.923" calcext:value-type="float">
            <text:p>72.92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77.779" calcext:value-type="float">
            <text:p>77.779</text:p>
          </table:table-cell>
          <table:table-cell office:value-type="float" office:value="72.955" calcext:value-type="float">
            <text:p>72.95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77.773" calcext:value-type="float">
            <text:p>77.773</text:p>
          </table:table-cell>
          <table:table-cell office:value-type="float" office:value="72.987" calcext:value-type="float">
            <text:p>72.98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77.768" calcext:value-type="float">
            <text:p>77.768</text:p>
          </table:table-cell>
          <table:table-cell office:value-type="float" office:value="73.019" calcext:value-type="float">
            <text:p>73.01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77.762" calcext:value-type="float">
            <text:p>77.762</text:p>
          </table:table-cell>
          <table:table-cell office:value-type="float" office:value="73.051" calcext:value-type="float">
            <text:p>73.05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7.756" calcext:value-type="float">
            <text:p>77.756</text:p>
          </table:table-cell>
          <table:table-cell office:value-type="float" office:value="73.082" calcext:value-type="float">
            <text:p>73.08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77.75" calcext:value-type="float">
            <text:p>77.75</text:p>
          </table:table-cell>
          <table:table-cell office:value-type="float" office:value="73.113" calcext:value-type="float">
            <text:p>73.1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77.745" calcext:value-type="float">
            <text:p>77.745</text:p>
          </table:table-cell>
          <table:table-cell office:value-type="float" office:value="73.144" calcext:value-type="float">
            <text:p>73.14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77.739" calcext:value-type="float">
            <text:p>77.739</text:p>
          </table:table-cell>
          <table:table-cell office:value-type="float" office:value="73.175" calcext:value-type="float">
            <text:p>73.17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77.733" calcext:value-type="float">
            <text:p>77.733</text:p>
          </table:table-cell>
          <table:table-cell office:value-type="float" office:value="73.205" calcext:value-type="float">
            <text:p>73.20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77.727" calcext:value-type="float">
            <text:p>77.727</text:p>
          </table:table-cell>
          <table:table-cell office:value-type="float" office:value="73.235" calcext:value-type="float">
            <text:p>73.23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77.722" calcext:value-type="float">
            <text:p>77.722</text:p>
          </table:table-cell>
          <table:table-cell office:value-type="float" office:value="73.265" calcext:value-type="float">
            <text:p>73.26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7.716" calcext:value-type="float">
            <text:p>77.716</text:p>
          </table:table-cell>
          <table:table-cell office:value-type="float" office:value="73.295" calcext:value-type="float">
            <text:p>73.29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77.71" calcext:value-type="float">
            <text:p>77.71</text:p>
          </table:table-cell>
          <table:table-cell office:value-type="float" office:value="73.324" calcext:value-type="float">
            <text:p>73.32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77.704" calcext:value-type="float">
            <text:p>77.704</text:p>
          </table:table-cell>
          <table:table-cell office:value-type="float" office:value="73.353" calcext:value-type="float">
            <text:p>73.3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77.698" calcext:value-type="float">
            <text:p>77.698</text:p>
          </table:table-cell>
          <table:table-cell office:value-type="float" office:value="73.382" calcext:value-type="float">
            <text:p>73.38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77.693" calcext:value-type="float">
            <text:p>77.693</text:p>
          </table:table-cell>
          <table:table-cell office:value-type="float" office:value="73.411" calcext:value-type="float">
            <text:p>73.4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77.687" calcext:value-type="float">
            <text:p>77.687</text:p>
          </table:table-cell>
          <table:table-cell office:value-type="float" office:value="73.44" calcext:value-type="float">
            <text:p>73.4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77.681" calcext:value-type="float">
            <text:p>77.681</text:p>
          </table:table-cell>
          <table:table-cell office:value-type="float" office:value="73.468" calcext:value-type="float">
            <text:p>73.4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77.675" calcext:value-type="float">
            <text:p>77.675</text:p>
          </table:table-cell>
          <table:table-cell office:value-type="float" office:value="73.496" calcext:value-type="float">
            <text:p>73.49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77.67" calcext:value-type="float">
            <text:p>77.67</text:p>
          </table:table-cell>
          <table:table-cell office:value-type="float" office:value="73.524" calcext:value-type="float">
            <text:p>73.52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77.664" calcext:value-type="float">
            <text:p>77.664</text:p>
          </table:table-cell>
          <table:table-cell office:value-type="float" office:value="73.551" calcext:value-type="float">
            <text:p>73.55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77.658" calcext:value-type="float">
            <text:p>77.658</text:p>
          </table:table-cell>
          <table:table-cell office:value-type="float" office:value="73.579" calcext:value-type="float">
            <text:p>73.57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77.652" calcext:value-type="float">
            <text:p>77.652</text:p>
          </table:table-cell>
          <table:table-cell office:value-type="float" office:value="73.606" calcext:value-type="float">
            <text:p>73.6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77.647" calcext:value-type="float">
            <text:p>77.647</text:p>
          </table:table-cell>
          <table:table-cell office:value-type="float" office:value="73.633" calcext:value-type="float">
            <text:p>73.63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77.641" calcext:value-type="float">
            <text:p>77.641</text:p>
          </table:table-cell>
          <table:table-cell office:value-type="float" office:value="73.66" calcext:value-type="float">
            <text:p>73.6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77.635" calcext:value-type="float">
            <text:p>77.635</text:p>
          </table:table-cell>
          <table:table-cell office:value-type="float" office:value="73.686" calcext:value-type="float">
            <text:p>73.68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77.629" calcext:value-type="float">
            <text:p>77.629</text:p>
          </table:table-cell>
          <table:table-cell office:value-type="float" office:value="73.712" calcext:value-type="float">
            <text:p>73.71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77.623" calcext:value-type="float">
            <text:p>77.623</text:p>
          </table:table-cell>
          <table:table-cell office:value-type="float" office:value="73.738" calcext:value-type="float">
            <text:p>73.73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77.618" calcext:value-type="float">
            <text:p>77.618</text:p>
          </table:table-cell>
          <table:table-cell office:value-type="float" office:value="73.764" calcext:value-type="float">
            <text:p>73.76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77.612" calcext:value-type="float">
            <text:p>77.612</text:p>
          </table:table-cell>
          <table:table-cell office:value-type="float" office:value="73.79" calcext:value-type="float">
            <text:p>73.7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77.606" calcext:value-type="float">
            <text:p>77.606</text:p>
          </table:table-cell>
          <table:table-cell office:value-type="float" office:value="73.815" calcext:value-type="float">
            <text:p>73.8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73.841" calcext:value-type="float">
            <text:p>73.84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77.595" calcext:value-type="float">
            <text:p>77.595</text:p>
          </table:table-cell>
          <table:table-cell office:value-type="float" office:value="73.866" calcext:value-type="float">
            <text:p>73.86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77.589" calcext:value-type="float">
            <text:p>77.589</text:p>
          </table:table-cell>
          <table:table-cell office:value-type="float" office:value="73.89" calcext:value-type="float">
            <text:p>73.8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77.583" calcext:value-type="float">
            <text:p>77.583</text:p>
          </table:table-cell>
          <table:table-cell office:value-type="float" office:value="73.915" calcext:value-type="float">
            <text:p>73.9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77.577" calcext:value-type="float">
            <text:p>77.577</text:p>
          </table:table-cell>
          <table:table-cell office:value-type="float" office:value="73.939" calcext:value-type="float">
            <text:p>73.93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77.572" calcext:value-type="float">
            <text:p>77.572</text:p>
          </table:table-cell>
          <table:table-cell office:value-type="float" office:value="73.964" calcext:value-type="float">
            <text:p>73.96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77.566" calcext:value-type="float">
            <text:p>77.566</text:p>
          </table:table-cell>
          <table:table-cell office:value-type="float" office:value="73.988" calcext:value-type="float">
            <text:p>73.98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77.56" calcext:value-type="float">
            <text:p>77.56</text:p>
          </table:table-cell>
          <table:table-cell office:value-type="float" office:value="74.012" calcext:value-type="float">
            <text:p>74.01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77.554" calcext:value-type="float">
            <text:p>77.554</text:p>
          </table:table-cell>
          <table:table-cell office:value-type="float" office:value="74.035" calcext:value-type="float">
            <text:p>74.0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77.549" calcext:value-type="float">
            <text:p>77.549</text:p>
          </table:table-cell>
          <table:table-cell office:value-type="float" office:value="74.059" calcext:value-type="float">
            <text:p>74.05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77.543" calcext:value-type="float">
            <text:p>77.543</text:p>
          </table:table-cell>
          <table:table-cell office:value-type="float" office:value="74.082" calcext:value-type="float">
            <text:p>74.08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77.537" calcext:value-type="float">
            <text:p>77.537</text:p>
          </table:table-cell>
          <table:table-cell office:value-type="float" office:value="74.105" calcext:value-type="float">
            <text:p>74.10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77.531" calcext:value-type="float">
            <text:p>77.531</text:p>
          </table:table-cell>
          <table:table-cell office:value-type="float" office:value="74.128" calcext:value-type="float">
            <text:p>74.12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77.526" calcext:value-type="float">
            <text:p>77.526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77.52" calcext:value-type="float">
            <text:p>77.52</text:p>
          </table:table-cell>
          <table:table-cell office:value-type="float" office:value="74.173" calcext:value-type="float">
            <text:p>74.17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77.514" calcext:value-type="float">
            <text:p>77.514</text:p>
          </table:table-cell>
          <table:table-cell office:value-type="float" office:value="74.195" calcext:value-type="float">
            <text:p>74.19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77.508" calcext:value-type="float">
            <text:p>77.508</text:p>
          </table:table-cell>
          <table:table-cell office:value-type="float" office:value="74.217" calcext:value-type="float">
            <text:p>74.2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77.503" calcext:value-type="float">
            <text:p>77.503</text:p>
          </table:table-cell>
          <table:table-cell office:value-type="float" office:value="74.239" calcext:value-type="float">
            <text:p>74.23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77.497" calcext:value-type="float">
            <text:p>77.497</text:p>
          </table:table-cell>
          <table:table-cell office:value-type="float" office:value="74.261" calcext:value-type="float">
            <text:p>74.26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77.491" calcext:value-type="float">
            <text:p>77.491</text:p>
          </table:table-cell>
          <table:table-cell office:value-type="float" office:value="74.282" calcext:value-type="float">
            <text:p>74.28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77.485" calcext:value-type="float">
            <text:p>77.485</text:p>
          </table:table-cell>
          <table:table-cell office:value-type="float" office:value="74.304" calcext:value-type="float">
            <text:p>74.30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77.48" calcext:value-type="float">
            <text:p>77.48</text:p>
          </table:table-cell>
          <table:table-cell office:value-type="float" office:value="74.325" calcext:value-type="float">
            <text:p>74.3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77.474" calcext:value-type="float">
            <text:p>77.474</text:p>
          </table:table-cell>
          <table:table-cell office:value-type="float" office:value="74.346" calcext:value-type="float">
            <text:p>74.34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77.468" calcext:value-type="float">
            <text:p>77.468</text:p>
          </table:table-cell>
          <table:table-cell office:value-type="float" office:value="74.367" calcext:value-type="float">
            <text:p>74.36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77.462" calcext:value-type="float">
            <text:p>77.462</text:p>
          </table:table-cell>
          <table:table-cell office:value-type="float" office:value="74.387" calcext:value-type="float">
            <text:p>74.38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77.457" calcext:value-type="float">
            <text:p>77.457</text:p>
          </table:table-cell>
          <table:table-cell office:value-type="float" office:value="74.408" calcext:value-type="float">
            <text:p>74.4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77.451" calcext:value-type="float">
            <text:p>77.451</text:p>
          </table:table-cell>
          <table:table-cell office:value-type="float" office:value="74.428" calcext:value-type="float">
            <text:p>74.42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77.445" calcext:value-type="float">
            <text:p>77.445</text:p>
          </table:table-cell>
          <table:table-cell office:value-type="float" office:value="74.448" calcext:value-type="float">
            <text:p>74.44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77.439" calcext:value-type="float">
            <text:p>77.439</text:p>
          </table:table-cell>
          <table:table-cell office:value-type="float" office:value="74.468" calcext:value-type="float">
            <text:p>74.46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77.434" calcext:value-type="float">
            <text:p>77.434</text:p>
          </table:table-cell>
          <table:table-cell office:value-type="float" office:value="74.488" calcext:value-type="float">
            <text:p>74.48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77.428" calcext:value-type="float">
            <text:p>77.428</text:p>
          </table:table-cell>
          <table:table-cell office:value-type="float" office:value="74.507" calcext:value-type="float">
            <text:p>74.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1T08:38:08.219196667</dc:date>
    <dc:creator>Sergey</dc:creator>
    <meta:editing-duration>PT56S</meta:editing-duration>
    <meta:editing-cycles>1</meta:editing-cycles>
    <meta:document-statistic meta:table-count="1" meta:cell-count="2404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3.703cm" style:legend-expansion="high" chart:style-name="ch2"/>
        <chart:plot-area chart:style-name="ch3" table:cell-range-address="tempFilter1.B1:tempFilter1.D601" chart:data-source-has-labels="row" svg:x="0.32cm" svg:y="0.18cm" svg:width="11.926cm" svg:height="8.64cm">
          <chart:coordinate-region svg:x="0.941cm" svg:y="0.379cm" svg:width="11.3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Filter1.B2:tempFilter1.B601" chart:label-cell-address="tempFilter1.B1:tempFilter1.B1" chart:class="chart:line">
            <chart:data-point chart:repeated="600"/>
          </chart:series>
          <chart:series chart:style-name="ch7" chart:values-cell-range-address="tempFilter1.C2:tempFilter1.C601" chart:label-cell-address="tempFilter1.C1:tempFilter1.C1" chart:class="chart:line">
            <chart:data-point chart:repeated="600"/>
          </chart:series>
          <chart:series chart:style-name="ch8" chart:values-cell-range-address="tempFilter1.D2:tempFilter1.D601" chart:label-cell-address="tempFilter1.D1:tempFilter1.D1" chart:class="chart:line">
            <chart:data-point chart:repeated="6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ter_power</text:p>
                <draw:g>
                  <svg:desc>tempFilter1.B1:tempFilter1.B1</svg:desc>
                </draw:g>
              </table:table-cell>
              <table:table-cell office:value-type="string">
                <text:p>T_room</text:p>
                <draw:g>
                  <svg:desc>tempFilter1.C1:tempFilter1.C1</svg:desc>
                </draw:g>
              </table:table-cell>
              <table:table-cell office:value-type="string">
                <text:p>T_sensor</text:p>
                <draw:g>
                  <svg:desc>tempFilter1.D1:tempFilter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mpFilter1.B2:tempFilter1.B601</svg:desc>
                </draw:g>
              </table:table-cell>
              <table:table-cell office:value-type="float" office:value="20">
                <text:p>20</text:p>
                <draw:g>
                  <svg:desc>tempFilter1.C2:tempFilter1.C601</svg:desc>
                </draw:g>
              </table:table-cell>
              <table:table-cell office:value-type="float" office:value="20">
                <text:p>20</text:p>
                <draw:g>
                  <svg:desc>tempFilter1.D2:tempFilter1.D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0.2">
                <text:p>20.2</text:p>
              </table:table-cell>
              <table:table-cell office:value-type="float" office:value="20.001">
                <text:p>20.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0.4">
                <text:p>20.4</text:p>
              </table:table-cell>
              <table:table-cell office:value-type="float" office:value="20.004">
                <text:p>20.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0.6">
                <text:p>20.6</text:p>
              </table:table-cell>
              <table:table-cell office:value-type="float" office:value="20.008">
                <text:p>20.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0.8">
                <text:p>20.8</text:p>
              </table:table-cell>
              <table:table-cell office:value-type="float" office:value="20.013">
                <text:p>20.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1.2">
                <text:p>21.2</text:p>
              </table:table-cell>
              <table:table-cell office:value-type="float" office:value="20.028">
                <text:p>20.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20.037">
                <text:p>20.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1.599">
                <text:p>21.599</text:p>
              </table:table-cell>
              <table:table-cell office:value-type="float" office:value="20.047">
                <text:p>20.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1.799">
                <text:p>21.799</text:p>
              </table:table-cell>
              <table:table-cell office:value-type="float" office:value="20.059">
                <text:p>20.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999">
                <text:p>21.999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2.199">
                <text:p>22.199</text:p>
              </table:table-cell>
              <table:table-cell office:value-type="float" office:value="20.086">
                <text:p>20.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2.399">
                <text:p>22.399</text:p>
              </table:table-cell>
              <table:table-cell office:value-type="float" office:value="20.101">
                <text:p>20.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2.598">
                <text:p>22.598</text:p>
              </table:table-cell>
              <table:table-cell office:value-type="float" office:value="20.118">
                <text:p>20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2.798">
                <text:p>22.798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2.998">
                <text:p>22.998</text:p>
              </table:table-cell>
              <table:table-cell office:value-type="float" office:value="20.155">
                <text:p>20.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3.198">
                <text:p>23.198</text:p>
              </table:table-cell>
              <table:table-cell office:value-type="float" office:value="20.175">
                <text:p>20.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.397">
                <text:p>23.397</text:p>
              </table:table-cell>
              <table:table-cell office:value-type="float" office:value="20.197">
                <text:p>20.1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3.597">
                <text:p>23.597</text:p>
              </table:table-cell>
              <table:table-cell office:value-type="float" office:value="20.219">
                <text:p>20.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3.797">
                <text:p>23.797</text:p>
              </table:table-cell>
              <table:table-cell office:value-type="float" office:value="20.243">
                <text:p>20.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3.996">
                <text:p>23.996</text:p>
              </table:table-cell>
              <table:table-cell office:value-type="float" office:value="20.268">
                <text:p>20.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4.196">
                <text:p>24.196</text:p>
              </table:table-cell>
              <table:table-cell office:value-type="float" office:value="20.295">
                <text:p>20.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4.395">
                <text:p>24.395</text:p>
              </table:table-cell>
              <table:table-cell office:value-type="float" office:value="20.322">
                <text:p>20.3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4.595">
                <text:p>24.595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4.794">
                <text:p>24.794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4.994">
                <text:p>24.994</text:p>
              </table:table-cell>
              <table:table-cell office:value-type="float" office:value="20.411">
                <text:p>20.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5.194">
                <text:p>25.194</text:p>
              </table:table-cell>
              <table:table-cell office:value-type="float" office:value="20.443">
                <text:p>20.4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5.393">
                <text:p>25.393</text:p>
              </table:table-cell>
              <table:table-cell office:value-type="float" office:value="20.476">
                <text:p>20.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5.592">
                <text:p>25.592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5.792">
                <text:p>25.792</text:p>
              </table:table-cell>
              <table:table-cell office:value-type="float" office:value="20.545">
                <text:p>20.5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5.991">
                <text:p>25.991</text:p>
              </table:table-cell>
              <table:table-cell office:value-type="float" office:value="20.581">
                <text:p>20.5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6.191">
                <text:p>26.191</text:p>
              </table:table-cell>
              <table:table-cell office:value-type="float" office:value="20.619">
                <text:p>20.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6.39">
                <text:p>26.39</text:p>
              </table:table-cell>
              <table:table-cell office:value-type="float" office:value="20.657">
                <text:p>20.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6.589">
                <text:p>26.589</text:p>
              </table:table-cell>
              <table:table-cell office:value-type="float" office:value="20.697">
                <text:p>20.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6.789">
                <text:p>26.789</text:p>
              </table:table-cell>
              <table:table-cell office:value-type="float" office:value="20.737">
                <text:p>20.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6.988">
                <text:p>26.988</text:p>
              </table:table-cell>
              <table:table-cell office:value-type="float" office:value="20.779">
                <text:p>20.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7.187">
                <text:p>27.187</text:p>
              </table:table-cell>
              <table:table-cell office:value-type="float" office:value="20.822">
                <text:p>20.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7.387">
                <text:p>27.387</text:p>
              </table:table-cell>
              <table:table-cell office:value-type="float" office:value="20.865">
                <text:p>20.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7.586">
                <text:p>27.586</text:p>
              </table:table-cell>
              <table:table-cell office:value-type="float" office:value="20.91">
                <text:p>20.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7.785">
                <text:p>27.785</text:p>
              </table:table-cell>
              <table:table-cell office:value-type="float" office:value="20.956">
                <text:p>20.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7.984">
                <text:p>27.984</text:p>
              </table:table-cell>
              <table:table-cell office:value-type="float" office:value="21.003">
                <text:p>21.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8.184">
                <text:p>28.184</text:p>
              </table:table-cell>
              <table:table-cell office:value-type="float" office:value="21.051">
                <text:p>21.0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8.383">
                <text:p>28.383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8.582">
                <text:p>28.582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8.781">
                <text:p>28.78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8.98">
                <text:p>28.98</text:p>
              </table:table-cell>
              <table:table-cell office:value-type="float" office:value="21.252">
                <text:p>21.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9.179">
                <text:p>29.179</text:p>
              </table:table-cell>
              <table:table-cell office:value-type="float" office:value="21.305">
                <text:p>21.3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9.378">
                <text:p>29.378</text:p>
              </table:table-cell>
              <table:table-cell office:value-type="float" office:value="21.359">
                <text:p>21.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9.577">
                <text:p>29.577</text:p>
              </table:table-cell>
              <table:table-cell office:value-type="float" office:value="21.414">
                <text:p>21.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9.777">
                <text:p>29.777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9.976">
                <text:p>29.976</text:p>
              </table:table-cell>
              <table:table-cell office:value-type="float" office:value="21.526">
                <text:p>21.5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30.175">
                <text:p>30.175</text:p>
              </table:table-cell>
              <table:table-cell office:value-type="float" office:value="21.584">
                <text:p>21.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30.374">
                <text:p>30.374</text:p>
              </table:table-cell>
              <table:table-cell office:value-type="float" office:value="21.643">
                <text:p>21.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30.572">
                <text:p>30.572</text:p>
              </table:table-cell>
              <table:table-cell office:value-type="float" office:value="21.702">
                <text:p>21.7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30.771">
                <text:p>30.771</text:p>
              </table:table-cell>
              <table:table-cell office:value-type="float" office:value="21.762">
                <text:p>21.7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30.97">
                <text:p>30.97</text:p>
              </table:table-cell>
              <table:table-cell office:value-type="float" office:value="21.824">
                <text:p>21.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31.169">
                <text:p>31.169</text:p>
              </table:table-cell>
              <table:table-cell office:value-type="float" office:value="21.886">
                <text:p>21.8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31.368">
                <text:p>31.368</text:p>
              </table:table-cell>
              <table:table-cell office:value-type="float" office:value="21.949">
                <text:p>21.9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31.567">
                <text:p>31.567</text:p>
              </table:table-cell>
              <table:table-cell office:value-type="float" office:value="22.014">
                <text:p>22.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31.766">
                <text:p>31.766</text:p>
              </table:table-cell>
              <table:table-cell office:value-type="float" office:value="22.079">
                <text:p>22.0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31.965">
                <text:p>31.965</text:p>
              </table:table-cell>
              <table:table-cell office:value-type="float" office:value="22.144">
                <text:p>22.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32.163">
                <text:p>32.163</text:p>
              </table:table-cell>
              <table:table-cell office:value-type="float" office:value="22.211">
                <text:p>22.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32.362">
                <text:p>32.362</text:p>
              </table:table-cell>
              <table:table-cell office:value-type="float" office:value="22.279">
                <text:p>22.2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32.561">
                <text:p>32.561</text:p>
              </table:table-cell>
              <table:table-cell office:value-type="float" office:value="22.347">
                <text:p>22.3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32.76">
                <text:p>32.76</text:p>
              </table:table-cell>
              <table:table-cell office:value-type="float" office:value="22.417">
                <text:p>22.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32.958">
                <text:p>32.958</text:p>
              </table:table-cell>
              <table:table-cell office:value-type="float" office:value="22.487">
                <text:p>22.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33.157">
                <text:p>33.157</text:p>
              </table:table-cell>
              <table:table-cell office:value-type="float" office:value="22.558">
                <text:p>22.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33.356">
                <text:p>33.356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33.555">
                <text:p>33.555</text:p>
              </table:table-cell>
              <table:table-cell office:value-type="float" office:value="22.703">
                <text:p>22.7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33.753">
                <text:p>33.753</text:p>
              </table:table-cell>
              <table:table-cell office:value-type="float" office:value="22.777">
                <text:p>22.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33.952">
                <text:p>33.952</text:p>
              </table:table-cell>
              <table:table-cell office:value-type="float" office:value="22.851">
                <text:p>22.8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34.15">
                <text:p>34.15</text:p>
              </table:table-cell>
              <table:table-cell office:value-type="float" office:value="22.927">
                <text:p>22.9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34.349">
                <text:p>34.349</text:p>
              </table:table-cell>
              <table:table-cell office:value-type="float" office:value="23.003">
                <text:p>23.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34.548">
                <text:p>34.548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34.746">
                <text:p>34.746</text:p>
              </table:table-cell>
              <table:table-cell office:value-type="float" office:value="23.157">
                <text:p>23.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34.945">
                <text:p>34.945</text:p>
              </table:table-cell>
              <table:table-cell office:value-type="float" office:value="23.236">
                <text:p>23.2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35.143">
                <text:p>35.143</text:p>
              </table:table-cell>
              <table:table-cell office:value-type="float" office:value="23.315">
                <text:p>23.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35.342">
                <text:p>35.342</text:p>
              </table:table-cell>
              <table:table-cell office:value-type="float" office:value="23.396">
                <text:p>23.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35.54">
                <text:p>35.54</text:p>
              </table:table-cell>
              <table:table-cell office:value-type="float" office:value="23.477">
                <text:p>23.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35.739">
                <text:p>35.739</text:p>
              </table:table-cell>
              <table:table-cell office:value-type="float" office:value="23.558">
                <text:p>23.5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35.937">
                <text:p>35.937</text:p>
              </table:table-cell>
              <table:table-cell office:value-type="float" office:value="23.641">
                <text:p>23.6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36.135">
                <text:p>36.135</text:p>
              </table:table-cell>
              <table:table-cell office:value-type="float" office:value="23.724">
                <text:p>23.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36.334">
                <text:p>36.334</text:p>
              </table:table-cell>
              <table:table-cell office:value-type="float" office:value="23.808">
                <text:p>23.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36.532">
                <text:p>36.532</text:p>
              </table:table-cell>
              <table:table-cell office:value-type="float" office:value="23.893">
                <text:p>23.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36.73">
                <text:p>36.73</text:p>
              </table:table-cell>
              <table:table-cell office:value-type="float" office:value="23.979">
                <text:p>23.9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36.929">
                <text:p>36.929</text:p>
              </table:table-cell>
              <table:table-cell office:value-type="float" office:value="24.065">
                <text:p>24.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37.127">
                <text:p>37.127</text:p>
              </table:table-cell>
              <table:table-cell office:value-type="float" office:value="24.152">
                <text:p>24.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37.325">
                <text:p>37.325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37.524">
                <text:p>37.524</text:p>
              </table:table-cell>
              <table:table-cell office:value-type="float" office:value="24.328">
                <text:p>24.3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37.722">
                <text:p>37.722</text:p>
              </table:table-cell>
              <table:table-cell office:value-type="float" office:value="24.418">
                <text:p>24.4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37.92">
                <text:p>37.92</text:p>
              </table:table-cell>
              <table:table-cell office:value-type="float" office:value="24.508">
                <text:p>24.5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38.118">
                <text:p>38.118</text:p>
              </table:table-cell>
              <table:table-cell office:value-type="float" office:value="24.598">
                <text:p>24.5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38.317">
                <text:p>38.317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38.515">
                <text:p>38.515</text:p>
              </table:table-cell>
              <table:table-cell office:value-type="float" office:value="24.782">
                <text:p>24.7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38.713">
                <text:p>38.713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38.911">
                <text:p>38.911</text:p>
              </table:table-cell>
              <table:table-cell office:value-type="float" office:value="24.969">
                <text:p>24.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39.109">
                <text:p>39.109</text:p>
              </table:table-cell>
              <table:table-cell office:value-type="float" office:value="25.063">
                <text:p>25.0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39.307">
                <text:p>39.307</text:p>
              </table:table-cell>
              <table:table-cell office:value-type="float" office:value="25.158">
                <text:p>25.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39.505">
                <text:p>39.505</text:p>
              </table:table-cell>
              <table:table-cell office:value-type="float" office:value="25.253">
                <text:p>25.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39.703">
                <text:p>39.703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39.901">
                <text:p>39.901</text:p>
              </table:table-cell>
              <table:table-cell office:value-type="float" office:value="25.447">
                <text:p>25.4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40.099">
                <text:p>40.099</text:p>
              </table:table-cell>
              <table:table-cell office:value-type="float" office:value="25.544">
                <text:p>25.5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40.297">
                <text:p>40.297</text:p>
              </table:table-cell>
              <table:table-cell office:value-type="float" office:value="25.643">
                <text:p>25.6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40.495">
                <text:p>40.495</text:p>
              </table:table-cell>
              <table:table-cell office:value-type="float" office:value="25.742">
                <text:p>25.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40.693">
                <text:p>40.693</text:p>
              </table:table-cell>
              <table:table-cell office:value-type="float" office:value="25.841">
                <text:p>25.8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40.891">
                <text:p>40.891</text:p>
              </table:table-cell>
              <table:table-cell office:value-type="float" office:value="25.942">
                <text:p>25.9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41.089">
                <text:p>41.089</text:p>
              </table:table-cell>
              <table:table-cell office:value-type="float" office:value="26.043">
                <text:p>26.0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41.287">
                <text:p>41.287</text:p>
              </table:table-cell>
              <table:table-cell office:value-type="float" office:value="26.144">
                <text:p>26.1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41.485">
                <text:p>41.485</text:p>
              </table:table-cell>
              <table:table-cell office:value-type="float" office:value="26.247">
                <text:p>26.2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41.683">
                <text:p>41.683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41.881">
                <text:p>41.881</text:p>
              </table:table-cell>
              <table:table-cell office:value-type="float" office:value="26.453">
                <text:p>26.4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42.078">
                <text:p>42.078</text:p>
              </table:table-cell>
              <table:table-cell office:value-type="float" office:value="26.557">
                <text:p>26.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42.276">
                <text:p>42.276</text:p>
              </table:table-cell>
              <table:table-cell office:value-type="float" office:value="26.662">
                <text:p>26.6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42.474">
                <text:p>42.474</text:p>
              </table:table-cell>
              <table:table-cell office:value-type="float" office:value="26.768">
                <text:p>26.7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42.672">
                <text:p>42.672</text:p>
              </table:table-cell>
              <table:table-cell office:value-type="float" office:value="26.874">
                <text:p>26.8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42.869">
                <text:p>42.869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43.067">
                <text:p>43.067</text:p>
              </table:table-cell>
              <table:table-cell office:value-type="float" office:value="27.087">
                <text:p>27.0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43.265">
                <text:p>43.265</text:p>
              </table:table-cell>
              <table:table-cell office:value-type="float" office:value="27.195">
                <text:p>27.1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43.462">
                <text:p>43.462</text:p>
              </table:table-cell>
              <table:table-cell office:value-type="float" office:value="27.304">
                <text:p>27.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3.66">
                <text:p>43.66</text:p>
              </table:table-cell>
              <table:table-cell office:value-type="float" office:value="27.413">
                <text:p>27.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43.858">
                <text:p>43.858</text:p>
              </table:table-cell>
              <table:table-cell office:value-type="float" office:value="27.522">
                <text:p>27.5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44.055">
                <text:p>44.055</text:p>
              </table:table-cell>
              <table:table-cell office:value-type="float" office:value="27.633">
                <text:p>27.6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44.253">
                <text:p>44.253</text:p>
              </table:table-cell>
              <table:table-cell office:value-type="float" office:value="27.743">
                <text:p>27.7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44.451">
                <text:p>44.451</text:p>
              </table:table-cell>
              <table:table-cell office:value-type="float" office:value="27.855">
                <text:p>27.8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44.648">
                <text:p>44.648</text:p>
              </table:table-cell>
              <table:table-cell office:value-type="float" office:value="27.967">
                <text:p>27.9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44.846">
                <text:p>44.846</text:p>
              </table:table-cell>
              <table:table-cell office:value-type="float" office:value="28.079">
                <text:p>28.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45.043">
                <text:p>45.043</text:p>
              </table:table-cell>
              <table:table-cell office:value-type="float" office:value="28.192">
                <text:p>28.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45.241">
                <text:p>45.241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45.438">
                <text:p>45.438</text:p>
              </table:table-cell>
              <table:table-cell office:value-type="float" office:value="28.42">
                <text:p>28.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45.636">
                <text:p>45.636</text:p>
              </table:table-cell>
              <table:table-cell office:value-type="float" office:value="28.535">
                <text:p>28.5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45.833">
                <text:p>45.833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46.03">
                <text:p>46.03</text:p>
              </table:table-cell>
              <table:table-cell office:value-type="float" office:value="28.766">
                <text:p>28.7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46.228">
                <text:p>46.228</text:p>
              </table:table-cell>
              <table:table-cell office:value-type="float" office:value="28.883">
                <text:p>28.8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46.425">
                <text:p>46.4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46.623">
                <text:p>46.623</text:p>
              </table:table-cell>
              <table:table-cell office:value-type="float" office:value="29.117">
                <text:p>29.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46.82">
                <text:p>46.82</text:p>
              </table:table-cell>
              <table:table-cell office:value-type="float" office:value="29.235">
                <text:p>29.2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47.017">
                <text:p>47.017</text:p>
              </table:table-cell>
              <table:table-cell office:value-type="float" office:value="29.354">
                <text:p>29.3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47.215">
                <text:p>47.215</text:p>
              </table:table-cell>
              <table:table-cell office:value-type="float" office:value="29.473">
                <text:p>29.4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47.412">
                <text:p>47.412</text:p>
              </table:table-cell>
              <table:table-cell office:value-type="float" office:value="29.592">
                <text:p>29.5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47.609">
                <text:p>47.609</text:p>
              </table:table-cell>
              <table:table-cell office:value-type="float" office:value="29.712">
                <text:p>29.7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47.806">
                <text:p>47.806</text:p>
              </table:table-cell>
              <table:table-cell office:value-type="float" office:value="29.833">
                <text:p>29.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48.004">
                <text:p>48.004</text:p>
              </table:table-cell>
              <table:table-cell office:value-type="float" office:value="29.954">
                <text:p>29.9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48.201">
                <text:p>48.201</text:p>
              </table:table-cell>
              <table:table-cell office:value-type="float" office:value="30.076">
                <text:p>30.0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48.398">
                <text:p>48.398</text:p>
              </table:table-cell>
              <table:table-cell office:value-type="float" office:value="30.198">
                <text:p>30.1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48.595">
                <text:p>48.595</text:p>
              </table:table-cell>
              <table:table-cell office:value-type="float" office:value="30.321">
                <text:p>30.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48.792">
                <text:p>48.792</text:p>
              </table:table-cell>
              <table:table-cell office:value-type="float" office:value="30.444">
                <text:p>30.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48.989">
                <text:p>48.989</text:p>
              </table:table-cell>
              <table:table-cell office:value-type="float" office:value="30.567">
                <text:p>30.5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49.186">
                <text:p>49.186</text:p>
              </table:table-cell>
              <table:table-cell office:value-type="float" office:value="30.691">
                <text:p>30.6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49.383">
                <text:p>49.383</text:p>
              </table:table-cell>
              <table:table-cell office:value-type="float" office:value="30.816">
                <text:p>30.8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49.581">
                <text:p>49.581</text:p>
              </table:table-cell>
              <table:table-cell office:value-type="float" office:value="30.941">
                <text:p>30.9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49.778">
                <text:p>49.778</text:p>
              </table:table-cell>
              <table:table-cell office:value-type="float" office:value="31.067">
                <text:p>31.0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49.975">
                <text:p>49.975</text:p>
              </table:table-cell>
              <table:table-cell office:value-type="float" office:value="31.193">
                <text:p>31.1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50.172">
                <text:p>50.172</text:p>
              </table:table-cell>
              <table:table-cell office:value-type="float" office:value="31.319">
                <text:p>31.3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50.369">
                <text:p>50.369</text:p>
              </table:table-cell>
              <table:table-cell office:value-type="float" office:value="31.446">
                <text:p>31.4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50.566">
                <text:p>50.566</text:p>
              </table:table-cell>
              <table:table-cell office:value-type="float" office:value="31.574">
                <text:p>31.5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50.763">
                <text:p>50.763</text:p>
              </table:table-cell>
              <table:table-cell office:value-type="float" office:value="31.702">
                <text:p>31.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50.959">
                <text:p>50.959</text:p>
              </table:table-cell>
              <table:table-cell office:value-type="float" office:value="31.83">
                <text:p>31.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51.156">
                <text:p>51.156</text:p>
              </table:table-cell>
              <table:table-cell office:value-type="float" office:value="31.959">
                <text:p>31.9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51.353">
                <text:p>51.353</text:p>
              </table:table-cell>
              <table:table-cell office:value-type="float" office:value="32.088">
                <text:p>32.0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51.55">
                <text:p>51.55</text:p>
              </table:table-cell>
              <table:table-cell office:value-type="float" office:value="32.218">
                <text:p>32.2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51.747">
                <text:p>51.747</text:p>
              </table:table-cell>
              <table:table-cell office:value-type="float" office:value="32.348">
                <text:p>32.3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51.944">
                <text:p>51.944</text:p>
              </table:table-cell>
              <table:table-cell office:value-type="float" office:value="32.479">
                <text:p>32.4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52.141">
                <text:p>52.141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52.337">
                <text:p>52.337</text:p>
              </table:table-cell>
              <table:table-cell office:value-type="float" office:value="32.741">
                <text:p>32.7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52.534">
                <text:p>52.534</text:p>
              </table:table-cell>
              <table:table-cell office:value-type="float" office:value="32.873">
                <text:p>32.8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52.731">
                <text:p>52.731</text:p>
              </table:table-cell>
              <table:table-cell office:value-type="float" office:value="33.006">
                <text:p>33.0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52.928">
                <text:p>52.928</text:p>
              </table:table-cell>
              <table:table-cell office:value-type="float" office:value="33.139">
                <text:p>33.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53.124">
                <text:p>53.124</text:p>
              </table:table-cell>
              <table:table-cell office:value-type="float" office:value="33.272">
                <text:p>33.2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53.321">
                <text:p>53.321</text:p>
              </table:table-cell>
              <table:table-cell office:value-type="float" office:value="33.405">
                <text:p>33.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53.518">
                <text:p>53.518</text:p>
              </table:table-cell>
              <table:table-cell office:value-type="float" office:value="33.54">
                <text:p>33.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53.714">
                <text:p>53.714</text:p>
              </table:table-cell>
              <table:table-cell office:value-type="float" office:value="33.674">
                <text:p>33.6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53.911">
                <text:p>53.911</text:p>
              </table:table-cell>
              <table:table-cell office:value-type="float" office:value="33.809">
                <text:p>33.8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54.108">
                <text:p>54.108</text:p>
              </table:table-cell>
              <table:table-cell office:value-type="float" office:value="33.944">
                <text:p>33.9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54.304">
                <text:p>54.304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54.501">
                <text:p>54.501</text:p>
              </table:table-cell>
              <table:table-cell office:value-type="float" office:value="34.216">
                <text:p>34.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54.697">
                <text:p>54.697</text:p>
              </table:table-cell>
              <table:table-cell office:value-type="float" office:value="34.353">
                <text:p>34.3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54.894">
                <text:p>54.894</text:p>
              </table:table-cell>
              <table:table-cell office:value-type="float" office:value="34.49">
                <text:p>34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55.09">
                <text:p>55.09</text:p>
              </table:table-cell>
              <table:table-cell office:value-type="float" office:value="34.627">
                <text:p>34.6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55.287">
                <text:p>55.287</text:p>
              </table:table-cell>
              <table:table-cell office:value-type="float" office:value="34.765">
                <text:p>34.7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55.483">
                <text:p>55.483</text:p>
              </table:table-cell>
              <table:table-cell office:value-type="float" office:value="34.903">
                <text:p>34.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55.68">
                <text:p>55.68</text:p>
              </table:table-cell>
              <table:table-cell office:value-type="float" office:value="35.041">
                <text:p>35.0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55.876">
                <text:p>55.876</text:p>
              </table:table-cell>
              <table:table-cell office:value-type="float" office:value="35.18">
                <text:p>35.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56.073">
                <text:p>56.073</text:p>
              </table:table-cell>
              <table:table-cell office:value-type="float" office:value="35.32">
                <text:p>35.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56.269">
                <text:p>56.269</text:p>
              </table:table-cell>
              <table:table-cell office:value-type="float" office:value="35.459">
                <text:p>35.4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56.465">
                <text:p>56.465</text:p>
              </table:table-cell>
              <table:table-cell office:value-type="float" office:value="35.599">
                <text:p>35.5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56.662">
                <text:p>56.662</text:p>
              </table:table-cell>
              <table:table-cell office:value-type="float" office:value="35.74">
                <text:p>35.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56.858">
                <text:p>56.858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57.054">
                <text:p>57.054</text:p>
              </table:table-cell>
              <table:table-cell office:value-type="float" office:value="36.022">
                <text:p>36.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57.251">
                <text:p>57.251</text:p>
              </table:table-cell>
              <table:table-cell office:value-type="float" office:value="36.163">
                <text:p>36.1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57.447">
                <text:p>57.447</text:p>
              </table:table-cell>
              <table:table-cell office:value-type="float" office:value="36.305">
                <text:p>36.3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57.643">
                <text:p>57.643</text:p>
              </table:table-cell>
              <table:table-cell office:value-type="float" office:value="36.447">
                <text:p>36.4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57.839">
                <text:p>57.839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58.036">
                <text:p>58.036</text:p>
              </table:table-cell>
              <table:table-cell office:value-type="float" office:value="36.733">
                <text:p>36.7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58.232">
                <text:p>58.232</text:p>
              </table:table-cell>
              <table:table-cell office:value-type="float" office:value="36.876">
                <text:p>36.8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58.428">
                <text:p>58.428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58.624">
                <text:p>58.624</text:p>
              </table:table-cell>
              <table:table-cell office:value-type="float" office:value="37.164">
                <text:p>37.1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58.82">
                <text:p>58.82</text:p>
              </table:table-cell>
              <table:table-cell office:value-type="float" office:value="37.308">
                <text:p>37.3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59.016">
                <text:p>59.016</text:p>
              </table:table-cell>
              <table:table-cell office:value-type="float" office:value="37.453">
                <text:p>37.4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59.212">
                <text:p>59.212</text:p>
              </table:table-cell>
              <table:table-cell office:value-type="float" office:value="37.598">
                <text:p>37.5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59.409">
                <text:p>59.409</text:p>
              </table:table-cell>
              <table:table-cell office:value-type="float" office:value="37.743">
                <text:p>37.7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59.605">
                <text:p>59.605</text:p>
              </table:table-cell>
              <table:table-cell office:value-type="float" office:value="37.889">
                <text:p>37.8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59.801">
                <text:p>59.801</text:p>
              </table:table-cell>
              <table:table-cell office:value-type="float" office:value="38.035">
                <text:p>38.0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59.997">
                <text:p>59.997</text:p>
              </table:table-cell>
              <table:table-cell office:value-type="float" office:value="38.182">
                <text:p>38.1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60.193">
                <text:p>60.193</text:p>
              </table:table-cell>
              <table:table-cell office:value-type="float" office:value="38.328">
                <text:p>38.3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60.389">
                <text:p>60.389</text:p>
              </table:table-cell>
              <table:table-cell office:value-type="float" office:value="38.475">
                <text:p>38.4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60.585">
                <text:p>60.585</text:p>
              </table:table-cell>
              <table:table-cell office:value-type="float" office:value="38.623">
                <text:p>38.6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60.781">
                <text:p>60.781</text:p>
              </table:table-cell>
              <table:table-cell office:value-type="float" office:value="38.771">
                <text:p>38.7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60.976">
                <text:p>60.976</text:p>
              </table:table-cell>
              <table:table-cell office:value-type="float" office:value="38.919">
                <text:p>38.9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61.172">
                <text:p>61.172</text:p>
              </table:table-cell>
              <table:table-cell office:value-type="float" office:value="39.067">
                <text:p>39.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61.368">
                <text:p>61.368</text:p>
              </table:table-cell>
              <table:table-cell office:value-type="float" office:value="39.216">
                <text:p>39.2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61.564">
                <text:p>61.564</text:p>
              </table:table-cell>
              <table:table-cell office:value-type="float" office:value="39.365">
                <text:p>39.3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61.76">
                <text:p>61.76</text:p>
              </table:table-cell>
              <table:table-cell office:value-type="float" office:value="39.514">
                <text:p>39.5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61.956">
                <text:p>61.956</text:p>
              </table:table-cell>
              <table:table-cell office:value-type="float" office:value="39.664">
                <text:p>39.6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62.152">
                <text:p>62.152</text:p>
              </table:table-cell>
              <table:table-cell office:value-type="float" office:value="39.813">
                <text:p>39.8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62.347">
                <text:p>62.347</text:p>
              </table:table-cell>
              <table:table-cell office:value-type="float" office:value="39.964">
                <text:p>39.9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62.543">
                <text:p>62.543</text:p>
              </table:table-cell>
              <table:table-cell office:value-type="float" office:value="40.114">
                <text:p>40.1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62.739">
                <text:p>62.739</text:p>
              </table:table-cell>
              <table:table-cell office:value-type="float" office:value="40.265">
                <text:p>40.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62.935">
                <text:p>62.935</text:p>
              </table:table-cell>
              <table:table-cell office:value-type="float" office:value="40.416">
                <text:p>40.4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63.13">
                <text:p>63.13</text:p>
              </table:table-cell>
              <table:table-cell office:value-type="float" office:value="40.568">
                <text:p>40.5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63.326">
                <text:p>63.326</text:p>
              </table:table-cell>
              <table:table-cell office:value-type="float" office:value="40.719">
                <text:p>40.7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63.522">
                <text:p>63.522</text:p>
              </table:table-cell>
              <table:table-cell office:value-type="float" office:value="40.871">
                <text:p>40.8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63.717">
                <text:p>63.717</text:p>
              </table:table-cell>
              <table:table-cell office:value-type="float" office:value="41.024">
                <text:p>41.0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63.913">
                <text:p>63.913</text:p>
              </table:table-cell>
              <table:table-cell office:value-type="float" office:value="41.176">
                <text:p>41.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64.109">
                <text:p>64.109</text:p>
              </table:table-cell>
              <table:table-cell office:value-type="float" office:value="41.329">
                <text:p>41.3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64.304">
                <text:p>64.304</text:p>
              </table:table-cell>
              <table:table-cell office:value-type="float" office:value="41.482">
                <text:p>41.4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64.5">
                <text:p>64.5</text:p>
              </table:table-cell>
              <table:table-cell office:value-type="float" office:value="41.636">
                <text:p>41.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64.695">
                <text:p>64.695</text:p>
              </table:table-cell>
              <table:table-cell office:value-type="float" office:value="41.789">
                <text:p>41.7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64.891">
                <text:p>64.891</text:p>
              </table:table-cell>
              <table:table-cell office:value-type="float" office:value="41.944">
                <text:p>41.9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65.086">
                <text:p>65.086</text:p>
              </table:table-cell>
              <table:table-cell office:value-type="float" office:value="42.098">
                <text:p>42.0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65.282">
                <text:p>65.282</text:p>
              </table:table-cell>
              <table:table-cell office:value-type="float" office:value="42.252">
                <text:p>42.2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65.477">
                <text:p>65.477</text:p>
              </table:table-cell>
              <table:table-cell office:value-type="float" office:value="42.407">
                <text:p>42.4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65.673">
                <text:p>65.673</text:p>
              </table:table-cell>
              <table:table-cell office:value-type="float" office:value="42.562">
                <text:p>42.5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65.868">
                <text:p>65.868</text:p>
              </table:table-cell>
              <table:table-cell office:value-type="float" office:value="42.718">
                <text:p>42.7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66.064">
                <text:p>66.064</text:p>
              </table:table-cell>
              <table:table-cell office:value-type="float" office:value="42.873">
                <text:p>42.8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66.259">
                <text:p>66.259</text:p>
              </table:table-cell>
              <table:table-cell office:value-type="float" office:value="43.029">
                <text:p>43.0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66.454">
                <text:p>66.454</text:p>
              </table:table-cell>
              <table:table-cell office:value-type="float" office:value="43.185">
                <text:p>43.1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66.65">
                <text:p>66.65</text:p>
              </table:table-cell>
              <table:table-cell office:value-type="float" office:value="43.342">
                <text:p>43.3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66.845">
                <text:p>66.845</text:p>
              </table:table-cell>
              <table:table-cell office:value-type="float" office:value="43.498">
                <text:p>43.4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67.04">
                <text:p>67.04</text:p>
              </table:table-cell>
              <table:table-cell office:value-type="float" office:value="43.655">
                <text:p>43.6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67.236">
                <text:p>67.236</text:p>
              </table:table-cell>
              <table:table-cell office:value-type="float" office:value="43.813">
                <text:p>43.8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67.431">
                <text:p>67.431</text:p>
              </table:table-cell>
              <table:table-cell office:value-type="float" office:value="43.97">
                <text:p>43.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67.626">
                <text:p>67.626</text:p>
              </table:table-cell>
              <table:table-cell office:value-type="float" office:value="44.128">
                <text:p>44.1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67.821">
                <text:p>67.821</text:p>
              </table:table-cell>
              <table:table-cell office:value-type="float" office:value="44.286">
                <text:p>44.2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68.017">
                <text:p>68.017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68.212">
                <text:p>68.212</text:p>
              </table:table-cell>
              <table:table-cell office:value-type="float" office:value="44.602">
                <text:p>44.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68.407">
                <text:p>68.407</text:p>
              </table:table-cell>
              <table:table-cell office:value-type="float" office:value="44.761">
                <text:p>44.7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68.602">
                <text:p>68.602</text:p>
              </table:table-cell>
              <table:table-cell office:value-type="float" office:value="44.92">
                <text:p>44.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68.797">
                <text:p>68.797</text:p>
              </table:table-cell>
              <table:table-cell office:value-type="float" office:value="45.079">
                <text:p>45.0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68.992">
                <text:p>68.992</text:p>
              </table:table-cell>
              <table:table-cell office:value-type="float" office:value="45.239">
                <text:p>45.2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69.188">
                <text:p>69.188</text:p>
              </table:table-cell>
              <table:table-cell office:value-type="float" office:value="45.398">
                <text:p>45.3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69.383">
                <text:p>69.383</text:p>
              </table:table-cell>
              <table:table-cell office:value-type="float" office:value="45.558">
                <text:p>45.5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69.578">
                <text:p>69.578</text:p>
              </table:table-cell>
              <table:table-cell office:value-type="float" office:value="45.718">
                <text:p>45.7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69.773">
                <text:p>69.773</text:p>
              </table:table-cell>
              <table:table-cell office:value-type="float" office:value="45.879">
                <text:p>45.8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69.968">
                <text:p>69.968</text:p>
              </table:table-cell>
              <table:table-cell office:value-type="float" office:value="46.039">
                <text:p>46.0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70.163">
                <text:p>70.163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70.358">
                <text:p>70.358</text:p>
              </table:table-cell>
              <table:table-cell office:value-type="float" office:value="46.361">
                <text:p>46.3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70.553">
                <text:p>70.553</text:p>
              </table:table-cell>
              <table:table-cell office:value-type="float" office:value="46.522">
                <text:p>46.5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70.748">
                <text:p>70.748</text:p>
              </table:table-cell>
              <table:table-cell office:value-type="float" office:value="46.684">
                <text:p>46.6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70.943">
                <text:p>70.943</text:p>
              </table:table-cell>
              <table:table-cell office:value-type="float" office:value="46.846">
                <text:p>46.8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71.137">
                <text:p>71.137</text:p>
              </table:table-cell>
              <table:table-cell office:value-type="float" office:value="47.008">
                <text:p>47.0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71.332">
                <text:p>71.332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71.527">
                <text:p>71.527</text:p>
              </table:table-cell>
              <table:table-cell office:value-type="float" office:value="47.332">
                <text:p>47.3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71.722">
                <text:p>71.722</text:p>
              </table:table-cell>
              <table:table-cell office:value-type="float" office:value="47.495">
                <text:p>47.4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71.917">
                <text:p>71.917</text:p>
              </table:table-cell>
              <table:table-cell office:value-type="float" office:value="47.658">
                <text:p>47.6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72.112">
                <text:p>72.112</text:p>
              </table:table-cell>
              <table:table-cell office:value-type="float" office:value="47.821">
                <text:p>47.8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72.306">
                <text:p>72.306</text:p>
              </table:table-cell>
              <table:table-cell office:value-type="float" office:value="47.984">
                <text:p>47.9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72.501">
                <text:p>72.501</text:p>
              </table:table-cell>
              <table:table-cell office:value-type="float" office:value="48.147">
                <text:p>48.1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72.696">
                <text:p>72.696</text:p>
              </table:table-cell>
              <table:table-cell office:value-type="float" office:value="48.311">
                <text:p>48.3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72.891">
                <text:p>72.891</text:p>
              </table:table-cell>
              <table:table-cell office:value-type="float" office:value="48.475">
                <text:p>48.4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73.085">
                <text:p>73.085</text:p>
              </table:table-cell>
              <table:table-cell office:value-type="float" office:value="48.639">
                <text:p>48.6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73.28">
                <text:p>73.28</text:p>
              </table:table-cell>
              <table:table-cell office:value-type="float" office:value="48.803">
                <text:p>48.8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73.475">
                <text:p>73.475</text:p>
              </table:table-cell>
              <table:table-cell office:value-type="float" office:value="48.968">
                <text:p>48.9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73.669">
                <text:p>73.669</text:p>
              </table:table-cell>
              <table:table-cell office:value-type="float" office:value="49.132">
                <text:p>49.1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73.864">
                <text:p>73.864</text:p>
              </table:table-cell>
              <table:table-cell office:value-type="float" office:value="49.297">
                <text:p>49.2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74.059">
                <text:p>74.059</text:p>
              </table:table-cell>
              <table:table-cell office:value-type="float" office:value="49.462">
                <text:p>49.4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74.253">
                <text:p>74.253</text:p>
              </table:table-cell>
              <table:table-cell office:value-type="float" office:value="49.628">
                <text:p>49.6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74.448">
                <text:p>74.448</text:p>
              </table:table-cell>
              <table:table-cell office:value-type="float" office:value="49.793">
                <text:p>49.7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74.642">
                <text:p>74.642</text:p>
              </table:table-cell>
              <table:table-cell office:value-type="float" office:value="49.959">
                <text:p>49.9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74.837">
                <text:p>74.83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75.031">
                <text:p>75.031</text:p>
              </table:table-cell>
              <table:table-cell office:value-type="float" office:value="50.291">
                <text:p>50.2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75.226">
                <text:p>75.226</text:p>
              </table:table-cell>
              <table:table-cell office:value-type="float" office:value="50.457">
                <text:p>50.4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75.42">
                <text:p>75.42</text:p>
              </table:table-cell>
              <table:table-cell office:value-type="float" office:value="50.623">
                <text:p>50.6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75.615">
                <text:p>75.615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75.809">
                <text:p>75.809</text:p>
              </table:table-cell>
              <table:table-cell office:value-type="float" office:value="50.957">
                <text:p>50.9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76.004">
                <text:p>76.004</text:p>
              </table:table-cell>
              <table:table-cell office:value-type="float" office:value="51.124">
                <text:p>51.1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76.198">
                <text:p>76.198</text:p>
              </table:table-cell>
              <table:table-cell office:value-type="float" office:value="51.291">
                <text:p>51.2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76.393">
                <text:p>76.393</text:p>
              </table:table-cell>
              <table:table-cell office:value-type="float" office:value="51.458">
                <text:p>51.4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76.587">
                <text:p>76.587</text:p>
              </table:table-cell>
              <table:table-cell office:value-type="float" office:value="51.626">
                <text:p>51.6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76.781">
                <text:p>76.781</text:p>
              </table:table-cell>
              <table:table-cell office:value-type="float" office:value="51.793">
                <text:p>51.7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76.976">
                <text:p>76.976</text:p>
              </table:table-cell>
              <table:table-cell office:value-type="float" office:value="51.961">
                <text:p>51.9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77.17">
                <text:p>77.17</text:p>
              </table:table-cell>
              <table:table-cell office:value-type="float" office:value="52.129">
                <text:p>52.1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77.364">
                <text:p>77.364</text:p>
              </table:table-cell>
              <table:table-cell office:value-type="float" office:value="52.298">
                <text:p>52.2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77.558">
                <text:p>77.558</text:p>
              </table:table-cell>
              <table:table-cell office:value-type="float" office:value="52.466">
                <text:p>52.4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77.753">
                <text:p>77.753</text:p>
              </table:table-cell>
              <table:table-cell office:value-type="float" office:value="52.635">
                <text:p>52.6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77.947">
                <text:p>77.947</text:p>
              </table:table-cell>
              <table:table-cell office:value-type="float" office:value="52.803">
                <text:p>52.8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78.141">
                <text:p>78.141</text:p>
              </table:table-cell>
              <table:table-cell office:value-type="float" office:value="52.972">
                <text:p>52.9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78.335">
                <text:p>78.335</text:p>
              </table:table-cell>
              <table:table-cell office:value-type="float" office:value="53.141">
                <text:p>53.1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78.529">
                <text:p>78.529</text:p>
              </table:table-cell>
              <table:table-cell office:value-type="float" office:value="53.311">
                <text:p>53.3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78.724">
                <text:p>78.724</text:p>
              </table:table-cell>
              <table:table-cell office:value-type="float" office:value="53.48">
                <text:p>53.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78.918">
                <text:p>78.918</text:p>
              </table:table-cell>
              <table:table-cell office:value-type="float" office:value="53.65">
                <text:p>53.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79.112">
                <text:p>79.112</text:p>
              </table:table-cell>
              <table:table-cell office:value-type="float" office:value="53.819">
                <text:p>53.8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79.106">
                <text:p>79.106</text:p>
              </table:table-cell>
              <table:table-cell office:value-type="float" office:value="53.988">
                <text:p>53.9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79.1">
                <text:p>79.1</text:p>
              </table:table-cell>
              <table:table-cell office:value-type="float" office:value="54.155">
                <text:p>54.1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79.094">
                <text:p>79.094</text:p>
              </table:table-cell>
              <table:table-cell office:value-type="float" office:value="54.322">
                <text:p>54.3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79.088">
                <text:p>79.088</text:p>
              </table:table-cell>
              <table:table-cell office:value-type="float" office:value="54.487">
                <text:p>54.4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79.082">
                <text:p>79.082</text:p>
              </table:table-cell>
              <table:table-cell office:value-type="float" office:value="54.651">
                <text:p>54.6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79.076">
                <text:p>79.076</text:p>
              </table:table-cell>
              <table:table-cell office:value-type="float" office:value="54.813">
                <text:p>54.8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79.07">
                <text:p>79.07</text:p>
              </table:table-cell>
              <table:table-cell office:value-type="float" office:value="54.975">
                <text:p>54.9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79.065">
                <text:p>79.065</text:p>
              </table:table-cell>
              <table:table-cell office:value-type="float" office:value="55.136">
                <text:p>55.1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79.059">
                <text:p>79.059</text:p>
              </table:table-cell>
              <table:table-cell office:value-type="float" office:value="55.295">
                <text:p>55.2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79.053">
                <text:p>79.053</text:p>
              </table:table-cell>
              <table:table-cell office:value-type="float" office:value="55.454">
                <text:p>55.4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79.047">
                <text:p>79.047</text:p>
              </table:table-cell>
              <table:table-cell office:value-type="float" office:value="55.611">
                <text:p>55.6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79.041">
                <text:p>79.041</text:p>
              </table:table-cell>
              <table:table-cell office:value-type="float" office:value="55.767">
                <text:p>55.7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79.035">
                <text:p>79.035</text:p>
              </table:table-cell>
              <table:table-cell office:value-type="float" office:value="55.922">
                <text:p>55.9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79.029">
                <text:p>79.029</text:p>
              </table:table-cell>
              <table:table-cell office:value-type="float" office:value="56.076">
                <text:p>56.0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79.023">
                <text:p>79.023</text:p>
              </table:table-cell>
              <table:table-cell office:value-type="float" office:value="56.229">
                <text:p>56.2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79.017">
                <text:p>79.017</text:p>
              </table:table-cell>
              <table:table-cell office:value-type="float" office:value="56.381">
                <text:p>56.3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79.011">
                <text:p>79.011</text:p>
              </table:table-cell>
              <table:table-cell office:value-type="float" office:value="56.532">
                <text:p>56.5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79.006">
                <text:p>79.006</text:p>
              </table:table-cell>
              <table:table-cell office:value-type="float" office:value="56.682">
                <text:p>56.6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56.831">
                <text:p>56.8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78.994">
                <text:p>78.994</text:p>
              </table:table-cell>
              <table:table-cell office:value-type="float" office:value="56.978">
                <text:p>56.9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78.988">
                <text:p>78.988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78.982">
                <text:p>78.982</text:p>
              </table:table-cell>
              <table:table-cell office:value-type="float" office:value="57.271">
                <text:p>57.2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78.976">
                <text:p>78.976</text:p>
              </table:table-cell>
              <table:table-cell office:value-type="float" office:value="57.416">
                <text:p>57.4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78.97">
                <text:p>78.97</text:p>
              </table:table-cell>
              <table:table-cell office:value-type="float" office:value="57.559">
                <text:p>57.5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78.964">
                <text:p>78.964</text:p>
              </table:table-cell>
              <table:table-cell office:value-type="float" office:value="57.702">
                <text:p>57.7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78.958">
                <text:p>78.958</text:p>
              </table:table-cell>
              <table:table-cell office:value-type="float" office:value="57.844">
                <text:p>57.8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78.952">
                <text:p>78.952</text:p>
              </table:table-cell>
              <table:table-cell office:value-type="float" office:value="57.984">
                <text:p>57.9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78.947">
                <text:p>78.947</text:p>
              </table:table-cell>
              <table:table-cell office:value-type="float" office:value="58.124">
                <text:p>58.1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78.941">
                <text:p>78.941</text:p>
              </table:table-cell>
              <table:table-cell office:value-type="float" office:value="58.263">
                <text:p>58.2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78.935">
                <text:p>78.935</text:p>
              </table:table-cell>
              <table:table-cell office:value-type="float" office:value="58.401">
                <text:p>58.4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78.929">
                <text:p>78.929</text:p>
              </table:table-cell>
              <table:table-cell office:value-type="float" office:value="58.538">
                <text:p>58.5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78.923">
                <text:p>78.923</text:p>
              </table:table-cell>
              <table:table-cell office:value-type="float" office:value="58.673">
                <text:p>58.6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78.917">
                <text:p>78.917</text:p>
              </table:table-cell>
              <table:table-cell office:value-type="float" office:value="58.808">
                <text:p>58.8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78.911">
                <text:p>78.911</text:p>
              </table:table-cell>
              <table:table-cell office:value-type="float" office:value="58.942">
                <text:p>58.9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78.905">
                <text:p>78.905</text:p>
              </table:table-cell>
              <table:table-cell office:value-type="float" office:value="59.076">
                <text:p>59.0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78.899">
                <text:p>78.899</text:p>
              </table:table-cell>
              <table:table-cell office:value-type="float" office:value="59.208">
                <text:p>59.2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78.894">
                <text:p>78.894</text:p>
              </table:table-cell>
              <table:table-cell office:value-type="float" office:value="59.339">
                <text:p>59.3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78.888">
                <text:p>78.888</text:p>
              </table:table-cell>
              <table:table-cell office:value-type="float" office:value="59.469">
                <text:p>59.4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78.882">
                <text:p>78.882</text:p>
              </table:table-cell>
              <table:table-cell office:value-type="float" office:value="59.599">
                <text:p>59.5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78.876">
                <text:p>78.876</text:p>
              </table:table-cell>
              <table:table-cell office:value-type="float" office:value="59.727">
                <text:p>59.7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78.87">
                <text:p>78.87</text:p>
              </table:table-cell>
              <table:table-cell office:value-type="float" office:value="59.855">
                <text:p>59.8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78.864">
                <text:p>78.864</text:p>
              </table:table-cell>
              <table:table-cell office:value-type="float" office:value="59.982">
                <text:p>59.9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78.858">
                <text:p>78.858</text:p>
              </table:table-cell>
              <table:table-cell office:value-type="float" office:value="60.107">
                <text:p>60.1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78.852">
                <text:p>78.852</text:p>
              </table:table-cell>
              <table:table-cell office:value-type="float" office:value="60.232">
                <text:p>60.2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78.846">
                <text:p>78.846</text:p>
              </table:table-cell>
              <table:table-cell office:value-type="float" office:value="60.356">
                <text:p>60.3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78.841">
                <text:p>78.841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78.835">
                <text:p>78.835</text:p>
              </table:table-cell>
              <table:table-cell office:value-type="float" office:value="60.602">
                <text:p>60.6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78.829">
                <text:p>78.829</text:p>
              </table:table-cell>
              <table:table-cell office:value-type="float" office:value="60.724">
                <text:p>60.7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78.823">
                <text:p>78.823</text:p>
              </table:table-cell>
              <table:table-cell office:value-type="float" office:value="60.844">
                <text:p>60.8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78.817">
                <text:p>78.817</text:p>
              </table:table-cell>
              <table:table-cell office:value-type="float" office:value="60.964">
                <text:p>60.9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78.811">
                <text:p>78.811</text:p>
              </table:table-cell>
              <table:table-cell office:value-type="float" office:value="61.083">
                <text:p>61.0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78.805">
                <text:p>78.805</text:p>
              </table:table-cell>
              <table:table-cell office:value-type="float" office:value="61.201">
                <text:p>61.2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78.799">
                <text:p>78.799</text:p>
              </table:table-cell>
              <table:table-cell office:value-type="float" office:value="61.318">
                <text:p>61.3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78.793">
                <text:p>78.793</text:p>
              </table:table-cell>
              <table:table-cell office:value-type="float" office:value="61.435">
                <text:p>61.4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78.788">
                <text:p>78.788</text:p>
              </table:table-cell>
              <table:table-cell office:value-type="float" office:value="61.551">
                <text:p>61.5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78.782">
                <text:p>78.782</text:p>
              </table:table-cell>
              <table:table-cell office:value-type="float" office:value="61.666">
                <text:p>61.6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78.776">
                <text:p>78.776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78.77">
                <text:p>78.77</text:p>
              </table:table-cell>
              <table:table-cell office:value-type="float" office:value="61.893">
                <text:p>61.8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78.764">
                <text:p>78.764</text:p>
              </table:table-cell>
              <table:table-cell office:value-type="float" office:value="62.005">
                <text:p>62.0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78.758">
                <text:p>78.758</text:p>
              </table:table-cell>
              <table:table-cell office:value-type="float" office:value="62.117">
                <text:p>62.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78.752">
                <text:p>78.752</text:p>
              </table:table-cell>
              <table:table-cell office:value-type="float" office:value="62.228">
                <text:p>62.2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78.746">
                <text:p>78.746</text:p>
              </table:table-cell>
              <table:table-cell office:value-type="float" office:value="62.338">
                <text:p>62.3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78.741">
                <text:p>78.741</text:p>
              </table:table-cell>
              <table:table-cell office:value-type="float" office:value="62.447">
                <text:p>62.4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78.735">
                <text:p>78.735</text:p>
              </table:table-cell>
              <table:table-cell office:value-type="float" office:value="62.556">
                <text:p>62.5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78.729">
                <text:p>78.729</text:p>
              </table:table-cell>
              <table:table-cell office:value-type="float" office:value="62.664">
                <text:p>62.6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78.723">
                <text:p>78.723</text:p>
              </table:table-cell>
              <table:table-cell office:value-type="float" office:value="62.771">
                <text:p>62.7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78.717">
                <text:p>78.717</text:p>
              </table:table-cell>
              <table:table-cell office:value-type="float" office:value="62.877">
                <text:p>62.8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78.711">
                <text:p>78.711</text:p>
              </table:table-cell>
              <table:table-cell office:value-type="float" office:value="62.983">
                <text:p>62.9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78.705">
                <text:p>78.705</text:p>
              </table:table-cell>
              <table:table-cell office:value-type="float" office:value="63.088">
                <text:p>63.0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78.699">
                <text:p>78.699</text:p>
              </table:table-cell>
              <table:table-cell office:value-type="float" office:value="63.192">
                <text:p>63.1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78.694">
                <text:p>78.694</text:p>
              </table:table-cell>
              <table:table-cell office:value-type="float" office:value="63.295">
                <text:p>63.2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78.688">
                <text:p>78.688</text:p>
              </table:table-cell>
              <table:table-cell office:value-type="float" office:value="63.398">
                <text:p>63.3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78.682">
                <text:p>78.68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78.676">
                <text:p>78.676</text:p>
              </table:table-cell>
              <table:table-cell office:value-type="float" office:value="63.601">
                <text:p>63.6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78.67">
                <text:p>78.67</text:p>
              </table:table-cell>
              <table:table-cell office:value-type="float" office:value="63.701">
                <text:p>63.7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78.664">
                <text:p>78.664</text:p>
              </table:table-cell>
              <table:table-cell office:value-type="float" office:value="63.801">
                <text:p>63.8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78.658">
                <text:p>78.658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78.653">
                <text:p>78.653</text:p>
              </table:table-cell>
              <table:table-cell office:value-type="float" office:value="63.998">
                <text:p>63.9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78.647">
                <text:p>78.647</text:p>
              </table:table-cell>
              <table:table-cell office:value-type="float" office:value="64.096">
                <text:p>64.0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78.641">
                <text:p>78.641</text:p>
              </table:table-cell>
              <table:table-cell office:value-type="float" office:value="64.193">
                <text:p>64.1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78.635">
                <text:p>78.635</text:p>
              </table:table-cell>
              <table:table-cell office:value-type="float" office:value="64.289">
                <text:p>64.2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78.629">
                <text:p>78.629</text:p>
              </table:table-cell>
              <table:table-cell office:value-type="float" office:value="64.385">
                <text:p>64.3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78.623">
                <text:p>78.623</text:p>
              </table:table-cell>
              <table:table-cell office:value-type="float" office:value="64.48">
                <text:p>64.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78.617">
                <text:p>78.617</text:p>
              </table:table-cell>
              <table:table-cell office:value-type="float" office:value="64.574">
                <text:p>64.5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78.611">
                <text:p>78.611</text:p>
              </table:table-cell>
              <table:table-cell office:value-type="float" office:value="64.668">
                <text:p>64.6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78.606">
                <text:p>78.606</text:p>
              </table:table-cell>
              <table:table-cell office:value-type="float" office:value="64.76">
                <text:p>64.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78.6">
                <text:p>78.6</text:p>
              </table:table-cell>
              <table:table-cell office:value-type="float" office:value="64.853">
                <text:p>64.8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78.594">
                <text:p>78.594</text:p>
              </table:table-cell>
              <table:table-cell office:value-type="float" office:value="64.944">
                <text:p>64.9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78.588">
                <text:p>78.588</text:p>
              </table:table-cell>
              <table:table-cell office:value-type="float" office:value="65.035">
                <text:p>65.0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78.582">
                <text:p>78.582</text:p>
              </table:table-cell>
              <table:table-cell office:value-type="float" office:value="65.126">
                <text:p>65.1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78.576">
                <text:p>78.576</text:p>
              </table:table-cell>
              <table:table-cell office:value-type="float" office:value="65.215">
                <text:p>65.2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78.57">
                <text:p>78.57</text:p>
              </table:table-cell>
              <table:table-cell office:value-type="float" office:value="65.304">
                <text:p>65.3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78.565">
                <text:p>78.565</text:p>
              </table:table-cell>
              <table:table-cell office:value-type="float" office:value="65.393">
                <text:p>65.3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78.559">
                <text:p>78.559</text:p>
              </table:table-cell>
              <table:table-cell office:value-type="float" office:value="65.48">
                <text:p>65.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78.553">
                <text:p>78.553</text:p>
              </table:table-cell>
              <table:table-cell office:value-type="float" office:value="65.568">
                <text:p>65.5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78.547">
                <text:p>78.547</text:p>
              </table:table-cell>
              <table:table-cell office:value-type="float" office:value="65.654">
                <text:p>65.6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78.541">
                <text:p>78.541</text:p>
              </table:table-cell>
              <table:table-cell office:value-type="float" office:value="65.74">
                <text:p>65.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78.535">
                <text:p>78.535</text:p>
              </table:table-cell>
              <table:table-cell office:value-type="float" office:value="65.825">
                <text:p>65.8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78.529">
                <text:p>78.529</text:p>
              </table:table-cell>
              <table:table-cell office:value-type="float" office:value="65.91">
                <text:p>65.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78.524">
                <text:p>78.524</text:p>
              </table:table-cell>
              <table:table-cell office:value-type="float" office:value="65.994">
                <text:p>65.9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78.518">
                <text:p>78.518</text:p>
              </table:table-cell>
              <table:table-cell office:value-type="float" office:value="66.078">
                <text:p>66.0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78.512">
                <text:p>78.512</text:p>
              </table:table-cell>
              <table:table-cell office:value-type="float" office:value="66.161">
                <text:p>66.1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78.506">
                <text:p>78.506</text:p>
              </table:table-cell>
              <table:table-cell office:value-type="float" office:value="66.243">
                <text:p>66.2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66.325">
                <text:p>66.3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78.494">
                <text:p>78.494</text:p>
              </table:table-cell>
              <table:table-cell office:value-type="float" office:value="66.406">
                <text:p>66.4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78.489">
                <text:p>78.489</text:p>
              </table:table-cell>
              <table:table-cell office:value-type="float" office:value="66.486">
                <text:p>66.4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78.483">
                <text:p>78.483</text:p>
              </table:table-cell>
              <table:table-cell office:value-type="float" office:value="66.566">
                <text:p>66.5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78.477">
                <text:p>78.477</text:p>
              </table:table-cell>
              <table:table-cell office:value-type="float" office:value="66.646">
                <text:p>66.6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78.471">
                <text:p>78.471</text:p>
              </table:table-cell>
              <table:table-cell office:value-type="float" office:value="66.724">
                <text:p>66.7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78.465">
                <text:p>78.465</text:p>
              </table:table-cell>
              <table:table-cell office:value-type="float" office:value="66.803">
                <text:p>66.8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78.459">
                <text:p>78.459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78.453">
                <text:p>78.453</text:p>
              </table:table-cell>
              <table:table-cell office:value-type="float" office:value="66.958">
                <text:p>66.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78.448">
                <text:p>78.448</text:p>
              </table:table-cell>
              <table:table-cell office:value-type="float" office:value="67.034">
                <text:p>67.0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78.442">
                <text:p>78.442</text:p>
              </table:table-cell>
              <table:table-cell office:value-type="float" office:value="67.11">
                <text:p>67.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78.436">
                <text:p>78.436</text:p>
              </table:table-cell>
              <table:table-cell office:value-type="float" office:value="67.186">
                <text:p>67.1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78.43">
                <text:p>78.43</text:p>
              </table:table-cell>
              <table:table-cell office:value-type="float" office:value="67.261">
                <text:p>67.2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78.424">
                <text:p>78.424</text:p>
              </table:table-cell>
              <table:table-cell office:value-type="float" office:value="67.335">
                <text:p>67.3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78.418">
                <text:p>78.418</text:p>
              </table:table-cell>
              <table:table-cell office:value-type="float" office:value="67.409">
                <text:p>67.4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78.413">
                <text:p>78.413</text:p>
              </table:table-cell>
              <table:table-cell office:value-type="float" office:value="67.482">
                <text:p>67.4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78.407">
                <text:p>78.407</text:p>
              </table:table-cell>
              <table:table-cell office:value-type="float" office:value="67.555">
                <text:p>67.5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78.401">
                <text:p>78.401</text:p>
              </table:table-cell>
              <table:table-cell office:value-type="float" office:value="67.628">
                <text:p>67.6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78.395">
                <text:p>78.395</text:p>
              </table:table-cell>
              <table:table-cell office:value-type="float" office:value="67.699">
                <text:p>67.6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78.389">
                <text:p>78.389</text:p>
              </table:table-cell>
              <table:table-cell office:value-type="float" office:value="67.771">
                <text:p>67.7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78.383">
                <text:p>78.383</text:p>
              </table:table-cell>
              <table:table-cell office:value-type="float" office:value="67.841">
                <text:p>67.8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78.378">
                <text:p>78.378</text:p>
              </table:table-cell>
              <table:table-cell office:value-type="float" office:value="67.912">
                <text:p>67.9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78.372">
                <text:p>78.372</text:p>
              </table:table-cell>
              <table:table-cell office:value-type="float" office:value="67.981">
                <text:p>67.9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78.366">
                <text:p>78.366</text:p>
              </table:table-cell>
              <table:table-cell office:value-type="float" office:value="68.051">
                <text:p>68.0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78.36">
                <text:p>78.36</text:p>
              </table:table-cell>
              <table:table-cell office:value-type="float" office:value="68.119">
                <text:p>68.1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78.354">
                <text:p>78.354</text:p>
              </table:table-cell>
              <table:table-cell office:value-type="float" office:value="68.188">
                <text:p>68.1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78.348">
                <text:p>78.348</text:p>
              </table:table-cell>
              <table:table-cell office:value-type="float" office:value="68.255">
                <text:p>68.2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78.342">
                <text:p>78.342</text:p>
              </table:table-cell>
              <table:table-cell office:value-type="float" office:value="68.323">
                <text:p>68.3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78.337">
                <text:p>78.337</text:p>
              </table:table-cell>
              <table:table-cell office:value-type="float" office:value="68.389">
                <text:p>68.3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78.331">
                <text:p>78.331</text:p>
              </table:table-cell>
              <table:table-cell office:value-type="float" office:value="68.456">
                <text:p>68.4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78.325">
                <text:p>78.325</text:p>
              </table:table-cell>
              <table:table-cell office:value-type="float" office:value="68.521">
                <text:p>68.5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78.319">
                <text:p>78.319</text:p>
              </table:table-cell>
              <table:table-cell office:value-type="float" office:value="68.587">
                <text:p>68.5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78.313">
                <text:p>78.313</text:p>
              </table:table-cell>
              <table:table-cell office:value-type="float" office:value="68.651">
                <text:p>68.6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78.307">
                <text:p>78.307</text:p>
              </table:table-cell>
              <table:table-cell office:value-type="float" office:value="68.716">
                <text:p>68.7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78.302">
                <text:p>78.302</text:p>
              </table:table-cell>
              <table:table-cell office:value-type="float" office:value="68.78">
                <text:p>68.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78.296">
                <text:p>78.296</text:p>
              </table:table-cell>
              <table:table-cell office:value-type="float" office:value="68.843">
                <text:p>68.8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78.29">
                <text:p>78.29</text:p>
              </table:table-cell>
              <table:table-cell office:value-type="float" office:value="68.906">
                <text:p>68.9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78.284">
                <text:p>78.284</text:p>
              </table:table-cell>
              <table:table-cell office:value-type="float" office:value="68.969">
                <text:p>68.9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78.278">
                <text:p>78.278</text:p>
              </table:table-cell>
              <table:table-cell office:value-type="float" office:value="69.031">
                <text:p>69.0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78.273">
                <text:p>78.273</text:p>
              </table:table-cell>
              <table:table-cell office:value-type="float" office:value="69.092">
                <text:p>69.0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78.267">
                <text:p>78.267</text:p>
              </table:table-cell>
              <table:table-cell office:value-type="float" office:value="69.154">
                <text:p>69.1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78.261">
                <text:p>78.261</text:p>
              </table:table-cell>
              <table:table-cell office:value-type="float" office:value="69.214">
                <text:p>69.2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78.255">
                <text:p>78.255</text:p>
              </table:table-cell>
              <table:table-cell office:value-type="float" office:value="69.275">
                <text:p>69.2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78.249">
                <text:p>78.249</text:p>
              </table:table-cell>
              <table:table-cell office:value-type="float" office:value="69.334">
                <text:p>69.3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78.243">
                <text:p>78.243</text:p>
              </table:table-cell>
              <table:table-cell office:value-type="float" office:value="69.394">
                <text:p>69.3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78.238">
                <text:p>78.238</text:p>
              </table:table-cell>
              <table:table-cell office:value-type="float" office:value="69.453">
                <text:p>69.4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78.232">
                <text:p>78.232</text:p>
              </table:table-cell>
              <table:table-cell office:value-type="float" office:value="69.511">
                <text:p>69.5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78.226">
                <text:p>78.226</text:p>
              </table:table-cell>
              <table:table-cell office:value-type="float" office:value="69.569">
                <text:p>69.5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78.22">
                <text:p>78.22</text:p>
              </table:table-cell>
              <table:table-cell office:value-type="float" office:value="69.627">
                <text:p>69.6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78.214">
                <text:p>78.214</text:p>
              </table:table-cell>
              <table:table-cell office:value-type="float" office:value="69.684">
                <text:p>69.6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78.208">
                <text:p>78.208</text:p>
              </table:table-cell>
              <table:table-cell office:value-type="float" office:value="69.741">
                <text:p>69.7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78.203">
                <text:p>78.203</text:p>
              </table:table-cell>
              <table:table-cell office:value-type="float" office:value="69.798">
                <text:p>69.7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78.197">
                <text:p>78.197</text:p>
              </table:table-cell>
              <table:table-cell office:value-type="float" office:value="69.854">
                <text:p>69.8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78.191">
                <text:p>78.191</text:p>
              </table:table-cell>
              <table:table-cell office:value-type="float" office:value="69.909">
                <text:p>69.9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78.185">
                <text:p>78.185</text:p>
              </table:table-cell>
              <table:table-cell office:value-type="float" office:value="69.964">
                <text:p>69.9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78.179">
                <text:p>78.179</text:p>
              </table:table-cell>
              <table:table-cell office:value-type="float" office:value="70.019">
                <text:p>70.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78.174">
                <text:p>78.174</text:p>
              </table:table-cell>
              <table:table-cell office:value-type="float" office:value="70.073">
                <text:p>70.0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78.168">
                <text:p>78.168</text:p>
              </table:table-cell>
              <table:table-cell office:value-type="float" office:value="70.127">
                <text:p>70.1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78.162">
                <text:p>78.162</text:p>
              </table:table-cell>
              <table:table-cell office:value-type="float" office:value="70.181">
                <text:p>70.1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78.156">
                <text:p>78.156</text:p>
              </table:table-cell>
              <table:table-cell office:value-type="float" office:value="70.234">
                <text:p>70.2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78.15">
                <text:p>78.15</text:p>
              </table:table-cell>
              <table:table-cell office:value-type="float" office:value="70.287">
                <text:p>70.2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78.144">
                <text:p>78.144</text:p>
              </table:table-cell>
              <table:table-cell office:value-type="float" office:value="70.339">
                <text:p>70.3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78.139">
                <text:p>78.139</text:p>
              </table:table-cell>
              <table:table-cell office:value-type="float" office:value="70.391">
                <text:p>70.3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78.133">
                <text:p>78.133</text:p>
              </table:table-cell>
              <table:table-cell office:value-type="float" office:value="70.443">
                <text:p>70.4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78.127">
                <text:p>78.127</text:p>
              </table:table-cell>
              <table:table-cell office:value-type="float" office:value="70.494">
                <text:p>70.4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78.121">
                <text:p>78.121</text:p>
              </table:table-cell>
              <table:table-cell office:value-type="float" office:value="70.545">
                <text:p>70.5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78.115">
                <text:p>78.115</text:p>
              </table:table-cell>
              <table:table-cell office:value-type="float" office:value="70.595">
                <text:p>70.5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78.11">
                <text:p>78.11</text:p>
              </table:table-cell>
              <table:table-cell office:value-type="float" office:value="70.646">
                <text:p>70.6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78.104">
                <text:p>78.104</text:p>
              </table:table-cell>
              <table:table-cell office:value-type="float" office:value="70.695">
                <text:p>70.6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78.098">
                <text:p>78.098</text:p>
              </table:table-cell>
              <table:table-cell office:value-type="float" office:value="70.745">
                <text:p>70.7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78.092">
                <text:p>78.092</text:p>
              </table:table-cell>
              <table:table-cell office:value-type="float" office:value="70.794">
                <text:p>70.7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78.086">
                <text:p>78.086</text:p>
              </table:table-cell>
              <table:table-cell office:value-type="float" office:value="70.842">
                <text:p>70.8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78.081">
                <text:p>78.081</text:p>
              </table:table-cell>
              <table:table-cell office:value-type="float" office:value="70.89">
                <text:p>70.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78.075">
                <text:p>78.075</text:p>
              </table:table-cell>
              <table:table-cell office:value-type="float" office:value="70.938">
                <text:p>70.9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78.069">
                <text:p>78.069</text:p>
              </table:table-cell>
              <table:table-cell office:value-type="float" office:value="70.986">
                <text:p>70.9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78.063">
                <text:p>78.063</text:p>
              </table:table-cell>
              <table:table-cell office:value-type="float" office:value="71.033">
                <text:p>71.0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78.057">
                <text:p>78.057</text:p>
              </table:table-cell>
              <table:table-cell office:value-type="float" office:value="71.08">
                <text:p>71.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78.051">
                <text:p>78.051</text:p>
              </table:table-cell>
              <table:table-cell office:value-type="float" office:value="71.126">
                <text:p>71.1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78.046">
                <text:p>78.046</text:p>
              </table:table-cell>
              <table:table-cell office:value-type="float" office:value="71.172">
                <text:p>71.1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78.04">
                <text:p>78.04</text:p>
              </table:table-cell>
              <table:table-cell office:value-type="float" office:value="71.218">
                <text:p>71.2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78.034">
                <text:p>78.034</text:p>
              </table:table-cell>
              <table:table-cell office:value-type="float" office:value="71.264">
                <text:p>71.2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78.028">
                <text:p>78.028</text:p>
              </table:table-cell>
              <table:table-cell office:value-type="float" office:value="71.309">
                <text:p>71.3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78.022">
                <text:p>78.022</text:p>
              </table:table-cell>
              <table:table-cell office:value-type="float" office:value="71.354">
                <text:p>71.3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78.017">
                <text:p>78.017</text:p>
              </table:table-cell>
              <table:table-cell office:value-type="float" office:value="71.398">
                <text:p>71.3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78.011">
                <text:p>78.011</text:p>
              </table:table-cell>
              <table:table-cell office:value-type="float" office:value="71.442">
                <text:p>71.4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78.005">
                <text:p>78.005</text:p>
              </table:table-cell>
              <table:table-cell office:value-type="float" office:value="71.486">
                <text:p>71.4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77.999">
                <text:p>77.999</text:p>
              </table:table-cell>
              <table:table-cell office:value-type="float" office:value="71.529">
                <text:p>71.5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77.993">
                <text:p>77.993</text:p>
              </table:table-cell>
              <table:table-cell office:value-type="float" office:value="71.572">
                <text:p>71.5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77.988">
                <text:p>77.988</text:p>
              </table:table-cell>
              <table:table-cell office:value-type="float" office:value="71.615">
                <text:p>71.6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77.982">
                <text:p>77.982</text:p>
              </table:table-cell>
              <table:table-cell office:value-type="float" office:value="71.658">
                <text:p>71.6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77.976">
                <text:p>77.97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77.97">
                <text:p>77.97</text:p>
              </table:table-cell>
              <table:table-cell office:value-type="float" office:value="71.741">
                <text:p>71.7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77.964">
                <text:p>77.964</text:p>
              </table:table-cell>
              <table:table-cell office:value-type="float" office:value="71.783">
                <text:p>71.7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77.959">
                <text:p>77.959</text:p>
              </table:table-cell>
              <table:table-cell office:value-type="float" office:value="71.824">
                <text:p>71.8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77.953">
                <text:p>77.953</text:p>
              </table:table-cell>
              <table:table-cell office:value-type="float" office:value="71.865">
                <text:p>71.8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77.947">
                <text:p>77.947</text:p>
              </table:table-cell>
              <table:table-cell office:value-type="float" office:value="71.906">
                <text:p>71.9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77.941">
                <text:p>77.941</text:p>
              </table:table-cell>
              <table:table-cell office:value-type="float" office:value="71.946">
                <text:p>71.9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77.935">
                <text:p>77.935</text:p>
              </table:table-cell>
              <table:table-cell office:value-type="float" office:value="71.986">
                <text:p>71.9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77.93">
                <text:p>77.93</text:p>
              </table:table-cell>
              <table:table-cell office:value-type="float" office:value="72.025">
                <text:p>72.0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77.924">
                <text:p>77.924</text:p>
              </table:table-cell>
              <table:table-cell office:value-type="float" office:value="72.065">
                <text:p>72.0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77.918">
                <text:p>77.918</text:p>
              </table:table-cell>
              <table:table-cell office:value-type="float" office:value="72.104">
                <text:p>72.1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77.912">
                <text:p>77.912</text:p>
              </table:table-cell>
              <table:table-cell office:value-type="float" office:value="72.142">
                <text:p>72.1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77.907">
                <text:p>77.907</text:p>
              </table:table-cell>
              <table:table-cell office:value-type="float" office:value="72.181">
                <text:p>72.18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77.901">
                <text:p>77.901</text:p>
              </table:table-cell>
              <table:table-cell office:value-type="float" office:value="72.219">
                <text:p>72.2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77.895">
                <text:p>77.895</text:p>
              </table:table-cell>
              <table:table-cell office:value-type="float" office:value="72.257">
                <text:p>72.2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77.889">
                <text:p>77.889</text:p>
              </table:table-cell>
              <table:table-cell office:value-type="float" office:value="72.294">
                <text:p>72.2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77.883">
                <text:p>77.883</text:p>
              </table:table-cell>
              <table:table-cell office:value-type="float" office:value="72.332">
                <text:p>72.3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77.878">
                <text:p>77.878</text:p>
              </table:table-cell>
              <table:table-cell office:value-type="float" office:value="72.369">
                <text:p>72.3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77.872">
                <text:p>77.872</text:p>
              </table:table-cell>
              <table:table-cell office:value-type="float" office:value="72.405">
                <text:p>72.4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77.866">
                <text:p>77.866</text:p>
              </table:table-cell>
              <table:table-cell office:value-type="float" office:value="72.442">
                <text:p>72.4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77.86">
                <text:p>77.86</text:p>
              </table:table-cell>
              <table:table-cell office:value-type="float" office:value="72.478">
                <text:p>72.4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77.854">
                <text:p>77.854</text:p>
              </table:table-cell>
              <table:table-cell office:value-type="float" office:value="72.514">
                <text:p>72.5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77.849">
                <text:p>77.849</text:p>
              </table:table-cell>
              <table:table-cell office:value-type="float" office:value="72.549">
                <text:p>72.54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77.843">
                <text:p>77.843</text:p>
              </table:table-cell>
              <table:table-cell office:value-type="float" office:value="72.585">
                <text:p>72.5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77.837">
                <text:p>77.837</text:p>
              </table:table-cell>
              <table:table-cell office:value-type="float" office:value="72.62">
                <text:p>72.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77.831">
                <text:p>77.831</text:p>
              </table:table-cell>
              <table:table-cell office:value-type="float" office:value="72.654">
                <text:p>72.6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77.826">
                <text:p>77.826</text:p>
              </table:table-cell>
              <table:table-cell office:value-type="float" office:value="72.689">
                <text:p>72.6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77.82">
                <text:p>77.82</text:p>
              </table:table-cell>
              <table:table-cell office:value-type="float" office:value="72.723">
                <text:p>72.7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77.814">
                <text:p>77.814</text:p>
              </table:table-cell>
              <table:table-cell office:value-type="float" office:value="72.757">
                <text:p>72.7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77.808">
                <text:p>77.808</text:p>
              </table:table-cell>
              <table:table-cell office:value-type="float" office:value="72.791">
                <text:p>72.7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77.802">
                <text:p>77.802</text:p>
              </table:table-cell>
              <table:table-cell office:value-type="float" office:value="72.824">
                <text:p>72.8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77.797">
                <text:p>77.797</text:p>
              </table:table-cell>
              <table:table-cell office:value-type="float" office:value="72.857">
                <text:p>72.8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77.791">
                <text:p>77.791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77.785">
                <text:p>77.785</text:p>
              </table:table-cell>
              <table:table-cell office:value-type="float" office:value="72.923">
                <text:p>72.9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7.779">
                <text:p>77.779</text:p>
              </table:table-cell>
              <table:table-cell office:value-type="float" office:value="72.955">
                <text:p>72.9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77.773">
                <text:p>77.773</text:p>
              </table:table-cell>
              <table:table-cell office:value-type="float" office:value="72.987">
                <text:p>72.9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77.768">
                <text:p>77.768</text:p>
              </table:table-cell>
              <table:table-cell office:value-type="float" office:value="73.019">
                <text:p>73.0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77.762">
                <text:p>77.762</text:p>
              </table:table-cell>
              <table:table-cell office:value-type="float" office:value="73.051">
                <text:p>73.0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77.756">
                <text:p>77.756</text:p>
              </table:table-cell>
              <table:table-cell office:value-type="float" office:value="73.082">
                <text:p>73.08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77.75">
                <text:p>77.75</text:p>
              </table:table-cell>
              <table:table-cell office:value-type="float" office:value="73.113">
                <text:p>73.1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77.745">
                <text:p>77.745</text:p>
              </table:table-cell>
              <table:table-cell office:value-type="float" office:value="73.144">
                <text:p>73.1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77.739">
                <text:p>77.739</text:p>
              </table:table-cell>
              <table:table-cell office:value-type="float" office:value="73.175">
                <text:p>73.1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77.733">
                <text:p>77.733</text:p>
              </table:table-cell>
              <table:table-cell office:value-type="float" office:value="73.205">
                <text:p>73.2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77.727">
                <text:p>77.727</text:p>
              </table:table-cell>
              <table:table-cell office:value-type="float" office:value="73.235">
                <text:p>73.2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77.722">
                <text:p>77.722</text:p>
              </table:table-cell>
              <table:table-cell office:value-type="float" office:value="73.265">
                <text:p>73.2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77.716">
                <text:p>77.716</text:p>
              </table:table-cell>
              <table:table-cell office:value-type="float" office:value="73.295">
                <text:p>73.2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77.71">
                <text:p>77.71</text:p>
              </table:table-cell>
              <table:table-cell office:value-type="float" office:value="73.324">
                <text:p>73.3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77.704">
                <text:p>77.704</text:p>
              </table:table-cell>
              <table:table-cell office:value-type="float" office:value="73.353">
                <text:p>73.3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77.698">
                <text:p>77.698</text:p>
              </table:table-cell>
              <table:table-cell office:value-type="float" office:value="73.382">
                <text:p>73.3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77.693">
                <text:p>77.693</text:p>
              </table:table-cell>
              <table:table-cell office:value-type="float" office:value="73.411">
                <text:p>73.4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77.687">
                <text:p>77.687</text:p>
              </table:table-cell>
              <table:table-cell office:value-type="float" office:value="73.44">
                <text:p>73.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77.681">
                <text:p>77.681</text:p>
              </table:table-cell>
              <table:table-cell office:value-type="float" office:value="73.468">
                <text:p>73.4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77.675">
                <text:p>77.675</text:p>
              </table:table-cell>
              <table:table-cell office:value-type="float" office:value="73.496">
                <text:p>73.4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77.67">
                <text:p>77.67</text:p>
              </table:table-cell>
              <table:table-cell office:value-type="float" office:value="73.524">
                <text:p>73.5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77.664">
                <text:p>77.664</text:p>
              </table:table-cell>
              <table:table-cell office:value-type="float" office:value="73.551">
                <text:p>73.5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77.658">
                <text:p>77.658</text:p>
              </table:table-cell>
              <table:table-cell office:value-type="float" office:value="73.579">
                <text:p>73.5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77.652">
                <text:p>77.652</text:p>
              </table:table-cell>
              <table:table-cell office:value-type="float" office:value="73.606">
                <text:p>73.6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77.647">
                <text:p>77.647</text:p>
              </table:table-cell>
              <table:table-cell office:value-type="float" office:value="73.633">
                <text:p>73.6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77.641">
                <text:p>77.641</text:p>
              </table:table-cell>
              <table:table-cell office:value-type="float" office:value="73.66">
                <text:p>73.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77.635">
                <text:p>77.635</text:p>
              </table:table-cell>
              <table:table-cell office:value-type="float" office:value="73.686">
                <text:p>73.6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77.629">
                <text:p>77.629</text:p>
              </table:table-cell>
              <table:table-cell office:value-type="float" office:value="73.712">
                <text:p>73.7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77.623">
                <text:p>77.623</text:p>
              </table:table-cell>
              <table:table-cell office:value-type="float" office:value="73.738">
                <text:p>73.7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77.618">
                <text:p>77.618</text:p>
              </table:table-cell>
              <table:table-cell office:value-type="float" office:value="73.764">
                <text:p>73.7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77.612">
                <text:p>77.612</text:p>
              </table:table-cell>
              <table:table-cell office:value-type="float" office:value="73.79">
                <text:p>73.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77.606">
                <text:p>77.606</text:p>
              </table:table-cell>
              <table:table-cell office:value-type="float" office:value="73.815">
                <text:p>73.8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77.6">
                <text:p>77.6</text:p>
              </table:table-cell>
              <table:table-cell office:value-type="float" office:value="73.841">
                <text:p>73.8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77.595">
                <text:p>77.595</text:p>
              </table:table-cell>
              <table:table-cell office:value-type="float" office:value="73.866">
                <text:p>73.8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77.589">
                <text:p>77.589</text:p>
              </table:table-cell>
              <table:table-cell office:value-type="float" office:value="73.89">
                <text:p>73.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77.583">
                <text:p>77.583</text:p>
              </table:table-cell>
              <table:table-cell office:value-type="float" office:value="73.915">
                <text:p>73.9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77.577">
                <text:p>77.577</text:p>
              </table:table-cell>
              <table:table-cell office:value-type="float" office:value="73.939">
                <text:p>73.9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77.572">
                <text:p>77.572</text:p>
              </table:table-cell>
              <table:table-cell office:value-type="float" office:value="73.964">
                <text:p>73.9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77.566">
                <text:p>77.566</text:p>
              </table:table-cell>
              <table:table-cell office:value-type="float" office:value="73.988">
                <text:p>73.9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77.56">
                <text:p>77.56</text:p>
              </table:table-cell>
              <table:table-cell office:value-type="float" office:value="74.012">
                <text:p>74.0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77.554">
                <text:p>77.554</text:p>
              </table:table-cell>
              <table:table-cell office:value-type="float" office:value="74.035">
                <text:p>74.03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77.549">
                <text:p>77.549</text:p>
              </table:table-cell>
              <table:table-cell office:value-type="float" office:value="74.059">
                <text:p>74.0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77.543">
                <text:p>77.543</text:p>
              </table:table-cell>
              <table:table-cell office:value-type="float" office:value="74.082">
                <text:p>74.0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77.537">
                <text:p>77.537</text:p>
              </table:table-cell>
              <table:table-cell office:value-type="float" office:value="74.105">
                <text:p>74.1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77.531">
                <text:p>77.531</text:p>
              </table:table-cell>
              <table:table-cell office:value-type="float" office:value="74.128">
                <text:p>74.1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77.526">
                <text:p>77.526</text:p>
              </table:table-cell>
              <table:table-cell office:value-type="float" office:value="74.15">
                <text:p>74.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77.52">
                <text:p>77.52</text:p>
              </table:table-cell>
              <table:table-cell office:value-type="float" office:value="74.173">
                <text:p>74.1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77.514">
                <text:p>77.514</text:p>
              </table:table-cell>
              <table:table-cell office:value-type="float" office:value="74.195">
                <text:p>74.1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77.508">
                <text:p>77.508</text:p>
              </table:table-cell>
              <table:table-cell office:value-type="float" office:value="74.217">
                <text:p>74.2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77.503">
                <text:p>77.503</text:p>
              </table:table-cell>
              <table:table-cell office:value-type="float" office:value="74.239">
                <text:p>74.2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77.497">
                <text:p>77.497</text:p>
              </table:table-cell>
              <table:table-cell office:value-type="float" office:value="74.261">
                <text:p>74.2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77.491">
                <text:p>77.491</text:p>
              </table:table-cell>
              <table:table-cell office:value-type="float" office:value="74.282">
                <text:p>74.2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77.485">
                <text:p>77.485</text:p>
              </table:table-cell>
              <table:table-cell office:value-type="float" office:value="74.304">
                <text:p>74.3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77.48">
                <text:p>77.48</text:p>
              </table:table-cell>
              <table:table-cell office:value-type="float" office:value="74.325">
                <text:p>74.3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77.474">
                <text:p>77.474</text:p>
              </table:table-cell>
              <table:table-cell office:value-type="float" office:value="74.346">
                <text:p>74.3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77.468">
                <text:p>77.468</text:p>
              </table:table-cell>
              <table:table-cell office:value-type="float" office:value="74.367">
                <text:p>74.3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77.462">
                <text:p>77.462</text:p>
              </table:table-cell>
              <table:table-cell office:value-type="float" office:value="74.387">
                <text:p>74.3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77.457">
                <text:p>77.457</text:p>
              </table:table-cell>
              <table:table-cell office:value-type="float" office:value="74.408">
                <text:p>74.4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77.451">
                <text:p>77.451</text:p>
              </table:table-cell>
              <table:table-cell office:value-type="float" office:value="74.428">
                <text:p>74.4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77.445">
                <text:p>77.445</text:p>
              </table:table-cell>
              <table:table-cell office:value-type="float" office:value="74.448">
                <text:p>74.4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77.439">
                <text:p>77.439</text:p>
              </table:table-cell>
              <table:table-cell office:value-type="float" office:value="74.468">
                <text:p>74.4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77.434">
                <text:p>77.434</text:p>
              </table:table-cell>
              <table:table-cell office:value-type="float" office:value="74.488">
                <text:p>74.4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77.428">
                <text:p>77.428</text:p>
              </table:table-cell>
              <table:table-cell office:value-type="float" office:value="74.507">
                <text:p>74.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